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45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6.763cm"/>
    </style:style>
    <style:style style:name="co5" style:family="table-column">
      <style:table-column-properties fo:break-before="auto" style:column-width="6.625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7.761cm"/>
    </style:style>
    <style:style style:name="co8" style:family="table-column">
      <style:table-column-properties fo:break-before="auto" style:column-width="9.327cm"/>
    </style:style>
    <style:style style:name="co9" style:family="table-column">
      <style:table-column-properties fo:break-before="auto" style:column-width="11.437cm"/>
    </style:style>
    <style:style style:name="co10" style:family="table-column">
      <style:table-column-properties fo:break-before="auto" style:column-width="5.56cm"/>
    </style:style>
    <style:style style:name="co11" style:family="table-column">
      <style:table-column-properties fo:break-before="auto" style:column-width="11.255cm"/>
    </style:style>
    <style:style style:name="co12" style:family="table-column">
      <style:table-column-properties fo:break-before="auto" style:column-width="11.3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3deb3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language="en" fo:country="US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calculation-settings table:automatic-find-labels="false" table:use-regular-expressions="false" table:use-wildcards="true"/>
      <table:table table:name="orgDat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AuswahlDlg;</text:p>
          </table:table-cell>
        </table:table-row>
        <table:table-row table:style-name="ro1">
          <table:table-cell/>
          <table:table-cell office:value-type="string" calcext:value-type="string">
            <text:p>Sortierverfahren auswählen</text:p>
          </table:table-cell>
        </table:table-row>
        <table:table-row table:style-name="ro1">
          <table:table-cell/>
          <table:table-cell office:value-type="string" calcext:value-type="string">
            <text:p>alle markieren</text:p>
          </table:table-cell>
        </table:table-row>
        <table:table-row table:style-name="ro1">
          <table:table-cell/>
          <table:table-cell office:value-type="string" calcext:value-type="string">
            <text:p>Markierung löschen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bbrech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Band;</text:p>
          </table:table-cell>
        </table:table-row>
        <table:table-row table:style-name="ro1">
          <table:table-cell/>
          <table:table-cell office:value-type="string" calcext:value-type="string">
            <text:p>Demo zur Sortiernung von Bändern</text:p>
          </table:table-cell>
        </table:table-row>
        <table:table-row table:style-name="ro1">
          <table:table-cell/>
          <table:table-cell office:value-type="string" calcext:value-type="string">
            <text:p>Zahlenfeld erzeugen</text:p>
          </table:table-cell>
        </table:table-row>
        <table:table-row table:style-name="ro1">
          <table:table-cell/>
          <table:table-cell office:value-type="string" calcext:value-type="string">
            <text:p>Splitte Zahlenfeld in 2 Bänder</text:p>
          </table:table-cell>
        </table:table-row>
        <table:table-row table:style-name="ro1">
          <table:table-cell/>
          <table:table-cell office:value-type="string" calcext:value-type="string">
            <text:p>Listenart</text:p>
          </table:table-cell>
        </table:table-row>
        <table:table-row table:style-name="ro1">
          <table:table-cell/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sortiert</text:p>
          </table:table-cell>
        </table:table-row>
        <table:table-row table:style-name="ro1">
          <table:table-cell/>
          <table:table-cell office:value-type="string" calcext:value-type="string">
            <text:p>ohne Doppel</text:p>
          </table:table-cell>
        </table:table-row>
        <table:table-row table:style-name="ro1">
          <table:table-cell/>
          <table:table-cell office:value-type="string" calcext:value-type="string">
            <text:p>umgekehrt</text:p>
          </table:table-cell>
        </table:table-row>
        <table:table-row table:style-name="ro1">
          <table:table-cell/>
          <table:table-cell office:value-type="string" calcext:value-type="string">
            <text:p>max. Bandlänge:</text:p>
          </table:table-cell>
        </table:table-row>
        <table:table-row table:style-name="ro1">
          <table:table-cell/>
          <table:table-cell office:value-type="string" calcext:value-type="string">
            <text:p>Heapgröße:</text:p>
          </table:table-cell>
        </table:table-row>
        <table:table-row table:style-name="ro1">
          <table:table-cell/>
          <table:table-cell office:value-type="string" calcext:value-type="string">
            <text:p>Verzögerung:</text:p>
          </table:table-cell>
        </table:table-row>
        <table:table-row table:style-name="ro1">
          <table:table-cell/>
          <table:table-cell office:value-type="string" calcext:value-type="string">
            <text:p>Animation starten</text:p>
          </table:table-cell>
        </table:table-row>
        <table:table-row table:style-name="ro1">
          <table:table-cell/>
          <table:table-cell office:value-type="string" calcext:value-type="string">
            <text:p>Animation anhalten</text:p>
          </table:table-cell>
        </table:table-row>
        <table:table-row table:style-name="ro1">
          <table:table-cell/>
          <table:table-cell office:value-type="string" calcext:value-type="string">
            <text:p>Animation fortsetzen</text:p>
          </table:table-cell>
        </table:table-row>
        <table:table-row table:style-name="ro1">
          <table:table-cell/>
          <table:table-cell office:value-type="string" calcext:value-type="string">
            <text:p>Animation abbrechen</text:p>
          </table:table-cell>
        </table:table-row>
        <table:table-row table:style-name="ro1">
          <table:table-cell/>
          <table:table-cell office:value-type="string" calcext:value-type="string">
            <text:p>Schliess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Definitionen;</text:p>
          </table:table-cell>
        </table:table-row>
        <table:table-row table:style-name="ro1">
          <table:table-cell/>
          <table:table-cell office:value-type="string" calcext:value-type="string">
            <text:p>inaktiv</text:p>
          </table:table-cell>
        </table:table-row>
        <table:table-row table:style-name="ro1">
          <table:table-cell/>
          <table:table-cell office:value-type="string" calcext:value-type="string">
            <text:p>sortiert</text:p>
          </table:table-cell>
        </table:table-row>
        <table:table-row table:style-name="ro1">
          <table:table-cell/>
          <table:table-cell office:value-type="string" calcext:value-type="string">
            <text:p>vergleichen</text:p>
          </table:table-cell>
        </table:table-row>
        <table:table-row table:style-name="ro1">
          <table:table-cell/>
          <table:table-cell office:value-type="string" calcext:value-type="string">
            <text:p>verschieben</text:p>
          </table:table-cell>
        </table:table-row>
        <table:table-row table:style-name="ro1">
          <table:table-cell/>
          <table:table-cell office:value-type="string" calcext:value-type="string">
            <text:p>merken</text:p>
          </table:table-cell>
        </table:table-row>
        <table:table-row table:style-name="ro1">
          <table:table-cell/>
          <table:table-cell office:value-type="string" calcext:value-type="string">
            <text:p>einfügen</text:p>
          </table:table-cell>
        </table:table-row>
        <table:table-row table:style-name="ro1">
          <table:table-cell/>
          <table:table-cell office:value-type="string" calcext:value-type="string">
            <text:p>merken2</text:p>
          </table:table-cell>
        </table:table-row>
        <table:table-row table:style-name="ro1">
          <table:table-cell/>
          <table:table-cell office:value-type="string" calcext:value-type="string">
            <text:p>vergleiche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Farbwahl_Demo;</text:p>
          </table:table-cell>
        </table:table-row>
        <table:table-row table:style-name="ro1">
          <table:table-cell/>
          <table:table-cell office:value-type="string" calcext:value-type="string">
            <text:p>Farben bestimmen</text:p>
          </table:table-cell>
        </table:table-row>
        <table:table-row table:style-name="ro1">
          <table:table-cell/>
          <table:table-cell office:value-type="string" calcext:value-type="string">
            <text:p>Übernehmen</text:p>
          </table:table-cell>
        </table:table-row>
        <table:table-row table:style-name="ro1">
          <table:table-cell/>
          <table:table-cell office:value-type="string" calcext:value-type="string">
            <text:p>Abbrech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KostenDlg;</text:p>
          </table:table-cell>
        </table:table-row>
        <table:table-row table:style-name="ro1">
          <table:table-cell/>
          <table:table-cell office:value-type="string" calcext:value-type="string">
            <text:p>Kostenfaktor festlegen</text:p>
          </table:table-cell>
        </table:table-row>
        <table:table-row table:style-name="ro1">
          <table:table-cell/>
          <table:table-cell office:value-type="string" calcext:value-type="string">
            <text:p>Vergleiche</text:p>
          </table:table-cell>
        </table:table-row>
        <table:table-row table:style-name="ro1">
          <table:table-cell/>
          <table:table-cell office:value-type="string" calcext:value-type="string">
            <text:p>Verschiebungen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bbrech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LineDemo;</text:p>
          </table:table-cell>
        </table:table-row>
        <table:table-row table:style-name="ro1">
          <table:table-cell/>
          <table:table-cell office:value-type="string" calcext:value-type="string">
            <text:p>Demo der Sortierverfahren mit graphischer Darstellung</text:p>
          </table:table-cell>
        </table:table-row>
        <table:table-row table:style-name="ro1">
          <table:table-cell/>
          <table:table-cell office:value-type="string" calcext:value-type="string">
            <text:p>Farbauswahl</text:p>
          </table:table-cell>
        </table:table-row>
        <table:table-row table:style-name="ro1">
          <table:table-cell/>
          <table:table-cell office:value-type="string" calcext:value-type="string">
            <text:p>neue Liste erstellen</text:p>
          </table:table-cell>
        </table:table-row>
        <table:table-row table:style-name="ro1">
          <table:table-cell/>
          <table:table-cell office:value-type="string" calcext:value-type="string">
            <text:p>max. Listenlänge</text:p>
          </table:table-cell>
        </table:table-row>
        <table:table-row table:style-name="ro1">
          <table:table-cell/>
          <table:table-cell office:value-type="string" calcext:value-type="string">
            <text:p>Auswahl der Listenart</text:p>
          </table:table-cell>
        </table:table-row>
        <table:table-row table:style-name="ro1">
          <table:table-cell/>
          <table:table-cell office:value-type="string" calcext:value-type="string">
            <text:p>Verzögerung:</text:p>
          </table:table-cell>
        </table:table-row>
        <table:table-row table:style-name="ro1">
          <table:table-cell/>
          <table:table-cell office:value-type="string" calcext:value-type="string">
            <text:p>Animation anhalten</text:p>
          </table:table-cell>
        </table:table-row>
        <table:table-row table:style-name="ro1">
          <table:table-cell/>
          <table:table-cell office:value-type="string" calcext:value-type="string">
            <text:p>Animation fortsetzen</text:p>
          </table:table-cell>
        </table:table-row>
        <table:table-row table:style-name="ro1">
          <table:table-cell/>
          <table:table-cell office:value-type="string" calcext:value-type="string">
            <text:p>Animation abbrechen</text:p>
          </table:table-cell>
        </table:table-row>
        <table:table-row table:style-name="ro1">
          <table:table-cell/>
          <table:table-cell office:value-type="string" calcext:value-type="string">
            <text:p>Schliess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ListArtDlg;</text:p>
          </table:table-cell>
        </table:table-row>
        <table:table-row table:style-name="ro1">
          <table:table-cell/>
          <table:table-cell office:value-type="string" calcext:value-type="string">
            <text:p>Auswahl der Listenart</text:p>
          </table:table-cell>
        </table:table-row>
        <table:table-row table:style-name="ro1">
          <table:table-cell/>
          <table:table-cell office:value-type="string" calcext:value-type="string">
            <text:p>normale Zufallsliste</text:p>
          </table:table-cell>
        </table:table-row>
        <table:table-row table:style-name="ro1">
          <table:table-cell/>
          <table:table-cell office:value-type="string" calcext:value-type="string">
            <text:p>Zufallsliste ohne Dopplungen</text:p>
          </table:table-cell>
        </table:table-row>
        <table:table-row table:style-name="ro1">
          <table:table-cell/>
          <table:table-cell office:value-type="string" calcext:value-type="string">
            <text:p>sortierte Liste</text:p>
          </table:table-cell>
        </table:table-row>
        <table:table-row table:style-name="ro1">
          <table:table-cell/>
          <table:table-cell office:value-type="string" calcext:value-type="string">
            <text:p>umgekehrt sortierte Liste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bbrech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Main;</text:p>
          </table:table-cell>
        </table:table-row>
        <table:table-row table:style-name="ro1">
          <table:table-cell/>
          <table:table-cell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Sortier-Demo</text:p>
          </table:table-cell>
        </table:table-row>
        <table:table-row table:style-name="ro1">
          <table:table-cell/>
          <table:table-cell office:value-type="string" calcext:value-type="string">
            <text:p>Sortierung auf linearen Listen</text:p>
          </table:table-cell>
        </table:table-row>
        <table:table-row table:style-name="ro1">
          <table:table-cell/>
          <table:table-cell office:value-type="string" calcext:value-type="string">
            <text:p>Demo von Sortierverfahren</text:p>
          </table:table-cell>
        </table:table-row>
        <table:table-row table:style-name="ro1">
          <table:table-cell/>
          <table:table-cell office:value-type="string" calcext:value-type="string">
            <text:p>Zeitmessungen</text:p>
          </table:table-cell>
        </table:table-row>
        <table:table-row table:style-name="ro1">
          <table:table-cell/>
          <table:table-cell office:value-type="string" calcext:value-type="string">
            <text:p>Anzahl der Vergleiche</text:p>
          </table:table-cell>
        </table:table-row>
        <table:table-row table:style-name="ro1">
          <table:table-cell/>
          <table:table-cell office:value-type="string" calcext:value-type="string">
            <text:p>Anzahl der Verschiebungen</text:p>
          </table:table-cell>
        </table:table-row>
        <table:table-row table:style-name="ro1">
          <table:table-cell/>
          <table:table-cell office:value-type="string" calcext:value-type="string">
            <text:p>Kosten</text:p>
          </table:table-cell>
        </table:table-row>
        <table:table-row table:style-name="ro1">
          <table:table-cell/>
          <table:table-cell office:value-type="string" calcext:value-type="string">
            <text:p>Beenden</text:p>
          </table:table-cell>
        </table:table-row>
        <table:table-row table:style-name="ro1">
          <table:table-cell/>
          <table:table-cell office:value-type="string" calcext:value-type="string">
            <text:p>Sortierung von Stäben</text:p>
          </table:table-cell>
        </table:table-row>
        <table:table-row table:style-name="ro1">
          <table:table-cell/>
          <table:table-cell office:value-type="string" calcext:value-type="string">
            <text:p>Sortierung von Bändern</text:p>
          </table:table-cell>
        </table:table-row>
        <table:table-row table:style-name="ro1">
          <table:table-cell/>
          <table:table-cell office:value-type="string" calcext:value-type="string">
            <text:p>Demo zu einigen Sortieralgorithmen</text:p>
          </table:table-cell>
        </table:table-row>
        <table:table-row table:style-name="ro1">
          <table:table-cell/>
          <table:table-cell office:value-type="string" calcext:value-type="string">
            <text:p>Vergleich der Ausführungszeiten</text:p>
          </table:table-cell>
        </table:table-row>
        <table:table-row table:style-name="ro1">
          <table:table-cell/>
          <table:table-cell office:value-type="string" calcext:value-type="string">
            <text:p>Bestimme Anzahl der Verschiebungen</text:p>
          </table:table-cell>
        </table:table-row>
        <table:table-row table:style-name="ro1">
          <table:table-cell/>
          <table:table-cell office:value-type="string" calcext:value-type="string">
            <text:p>Bestimme Anzahl der Vergleichen</text:p>
          </table:table-cell>
        </table:table-row>
        <table:table-row table:style-name="ro1">
          <table:table-cell/>
          <table:table-cell office:value-type="string" calcext:value-type="string">
            <text:p>Bestimme die "Kosten"</text:p>
          </table:table-cell>
        </table:table-row>
        <table:table-row table:style-name="ro1">
          <table:table-cell/>
          <table:table-cell office:value-type="string" calcext:value-type="string">
            <text:p>Sortierung von Stäben</text:p>
          </table:table-cell>
        </table:table-row>
        <table:table-row table:style-name="ro1">
          <table:table-cell/>
          <table:table-cell office:value-type="string" calcext:value-type="string">
            <text:p>Beispiel einer Bandsortierung</text:p>
          </table:table-cell>
        </table:table-row>
        <table:table-row table:style-name="ro1">
          <table:table-cell/>
          <table:table-cell office:value-type="string" calcext:value-type="string">
            <text:p>Zahlenfeld erzeugen</text:p>
          </table:table-cell>
        </table:table-row>
        <table:table-row table:style-name="ro1">
          <table:table-cell/>
          <table:table-cell office:value-type="string" calcext:value-type="string">
            <text:p>ListenArt</text:p>
          </table:table-cell>
        </table:table-row>
        <table:table-row table:style-name="ro1">
          <table:table-cell/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sortiert</text:p>
          </table:table-cell>
        </table:table-row>
        <table:table-row table:style-name="ro1">
          <table:table-cell/>
          <table:table-cell office:value-type="string" calcext:value-type="string">
            <text:p>ohne Doppel</text:p>
          </table:table-cell>
        </table:table-row>
        <table:table-row table:style-name="ro1">
          <table:table-cell/>
          <table:table-cell office:value-type="string" calcext:value-type="string">
            <text:p>umgekehrt</text:p>
          </table:table-cell>
        </table:table-row>
        <table:table-row table:style-name="ro1">
          <table:table-cell/>
          <table:table-cell office:value-type="string" calcext:value-type="string">
            <text:p>Feldgröße</text:p>
          </table:table-cell>
        </table:table-row>
        <table:table-row table:style-name="ro1">
          <table:table-cell/>
          <table:table-cell office:value-type="string" calcext:value-type="string">
            <text:p>Farbauswahl</text:p>
          </table:table-cell>
        </table:table-row>
        <table:table-row table:style-name="ro1">
          <table:table-cell/>
          <table:table-cell office:value-type="string" calcext:value-type="string">
            <text:p>Verzögerung</text:p>
          </table:table-cell>
        </table:table-row>
        <table:table-row table:style-name="ro1">
          <table:table-cell/>
          <table:table-cell office:value-type="string" calcext:value-type="string">
            <text:p>Animation anhalten</text:p>
          </table:table-cell>
        </table:table-row>
        <table:table-row table:style-name="ro1">
          <table:table-cell/>
          <table:table-cell office:value-type="string" calcext:value-type="string">
            <text:p>Animation abbrechen</text:p>
          </table:table-cell>
        </table:table-row>
        <table:table-row table:style-name="ro1">
          <table:table-cell/>
          <table:table-cell office:value-type="string" calcext:value-type="string">
            <text:p>Animationen schliessen</text:p>
          </table:table-cell>
        </table:table-row>
        <table:table-row table:style-name="ro1">
          <table:table-cell/>
          <table:table-cell office:value-type="string" calcext:value-type="string">
            <text:p>Programm beend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Verschiebungen;</text:p>
          </table:table-cell>
        </table:table-row>
        <table:table-row table:style-name="ro1">
          <table:table-cell/>
          <table:table-cell office:value-type="string" calcext:value-type="string">
            <text:p>Anzahl der Verschiebungen in Abhängigkeit von der Listenlänge (Rechtsklick: Ausgleichsfunktion)</text:p>
          </table:table-cell>
        </table:table-row>
        <table:table-row table:style-name="ro1">
          <table:table-cell/>
          <table:table-cell office:value-type="string" calcext:value-type="string">
            <text:p>Kurve zeichnen?</text:p>
          </table:table-cell>
        </table:table-row>
        <table:table-row table:style-name="ro1">
          <table:table-cell/>
          <table:table-cell office:value-type="string" calcext:value-type="string">
            <text:p>Ausgleichskurve für</text:p>
          </table:table-cell>
        </table:table-row>
        <table:table-row table:style-name="ro1">
          <table:table-cell/>
          <table:table-cell office:value-type="string" calcext:value-type="string">
            <text:p>Keine Kurve gefunden</text:p>
          </table:table-cell>
        </table:table-row>
        <table:table-row table:style-name="ro1">
          <table:table-cell/>
          <table:table-cell office:value-type="string" calcext:value-type="string">
            <text:p>Farbauswahl</text:p>
          </table:table-cell>
        </table:table-row>
        <table:table-row table:style-name="ro1">
          <table:table-cell/>
          <table:table-cell office:value-type="string" calcext:value-type="string">
            <text:p>vergleiche ausgewählte Verfahren</text:p>
          </table:table-cell>
        </table:table-row>
        <table:table-row table:style-name="ro1">
          <table:table-cell/>
          <table:table-cell office:value-type="string" calcext:value-type="string">
            <text:p>Anzahl der Durchläufe</text:p>
          </table:table-cell>
        </table:table-row>
        <table:table-row table:style-name="ro1">
          <table:table-cell/>
          <table:table-cell office:value-type="string" calcext:value-type="string">
            <text:p>jeden anzeigen</text:p>
          </table:table-cell>
        </table:table-row>
        <table:table-row table:style-name="ro1">
          <table:table-cell/>
          <table:table-cell office:value-type="string" calcext:value-type="string">
            <text:p>max. Listenlänge</text:p>
          </table:table-cell>
        </table:table-row>
        <table:table-row table:style-name="ro1">
          <table:table-cell/>
          <table:table-cell office:value-type="string" calcext:value-type="string">
            <text:p>Sortierverfahren</text:p>
          </table:table-cell>
        </table:table-row>
        <table:table-row table:style-name="ro1">
          <table:table-cell/>
          <table:table-cell office:value-type="string" calcext:value-type="string">
            <text:p>Auswahl der Listenart</text:p>
          </table:table-cell>
        </table:table-row>
        <table:table-row table:style-name="ro1">
          <table:table-cell/>
          <table:table-cell office:value-type="string" calcext:value-type="string">
            <text:p>Diagramm löschen</text:p>
          </table:table-cell>
        </table:table-row>
        <table:table-row table:style-name="ro1">
          <table:table-cell/>
          <table:table-cell office:value-type="string" calcext:value-type="string">
            <text:p>Animation anhalten</text:p>
          </table:table-cell>
        </table:table-row>
        <table:table-row table:style-name="ro1">
          <table:table-cell/>
          <table:table-cell office:value-type="string" calcext:value-type="string">
            <text:p>Animation fortsetzen</text:p>
          </table:table-cell>
        </table:table-row>
        <table:table-row table:style-name="ro1">
          <table:table-cell/>
          <table:table-cell office:value-type="string" calcext:value-type="string">
            <text:p>Animation abbrechen</text:p>
          </table:table-cell>
        </table:table-row>
        <table:table-row table:style-name="ro1">
          <table:table-cell/>
          <table:table-cell office:value-type="string" calcext:value-type="string">
            <text:p>Schliess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UnitZeiten;</text:p>
          </table:table-cell>
        </table:table-row>
        <table:table-row table:style-name="ro1">
          <table:table-cell/>
          <table:table-cell office:value-type="string" calcext:value-type="string">
            <text:p>Sortierzeiten (mikroSekunden) in Abhängigkeit von der Listenlänge (Rechtsklick: Ausgleichsfunktion)</text:p>
          </table:table-cell>
        </table:table-row>
        <table:table-row table:style-name="ro1">
          <table:table-cell/>
          <table:table-cell office:value-type="string" calcext:value-type="string">
            <text:p>Kurve zeichnen?</text:p>
          </table:table-cell>
        </table:table-row>
        <table:table-row table:style-name="ro1">
          <table:table-cell/>
          <table:table-cell office:value-type="string" calcext:value-type="string">
            <text:p>Ausgleichskurve für</text:p>
          </table:table-cell>
        </table:table-row>
        <table:table-row table:style-name="ro1">
          <table:table-cell/>
          <table:table-cell office:value-type="string" calcext:value-type="string">
            <text:p>Keine Kurve gefunden</text:p>
          </table:table-cell>
        </table:table-row>
        <table:table-row table:style-name="ro1">
          <table:table-cell/>
          <table:table-cell office:value-type="string" calcext:value-type="string">
            <text:p>Farbauswahl</text:p>
          </table:table-cell>
        </table:table-row>
        <table:table-row table:style-name="ro1">
          <table:table-cell/>
          <table:table-cell office:value-type="string" calcext:value-type="string">
            <text:p>vergleiche ausgewählte Verfahren</text:p>
          </table:table-cell>
        </table:table-row>
        <table:table-row table:style-name="ro1">
          <table:table-cell/>
          <table:table-cell office:value-type="string" calcext:value-type="string">
            <text:p>Anzahl der Durchläufe</text:p>
          </table:table-cell>
        </table:table-row>
        <table:table-row table:style-name="ro1">
          <table:table-cell/>
          <table:table-cell office:value-type="string" calcext:value-type="string">
            <text:p>jeden anzeigen</text:p>
          </table:table-cell>
        </table:table-row>
        <table:table-row table:style-name="ro1">
          <table:table-cell/>
          <table:table-cell office:value-type="string" calcext:value-type="string">
            <text:p>max. Listenlänge</text:p>
          </table:table-cell>
        </table:table-row>
        <table:table-row table:style-name="ro1">
          <table:table-cell/>
          <table:table-cell office:value-type="string" calcext:value-type="string">
            <text:p>Sortierverfahren</text:p>
          </table:table-cell>
        </table:table-row>
        <table:table-row table:style-name="ro1">
          <table:table-cell/>
          <table:table-cell office:value-type="string" calcext:value-type="string">
            <text:p>Auswahl der Listenart</text:p>
          </table:table-cell>
        </table:table-row>
        <table:table-row table:style-name="ro1">
          <table:table-cell/>
          <table:table-cell office:value-type="string" calcext:value-type="string">
            <text:p>Diagramm löschen</text:p>
          </table:table-cell>
        </table:table-row>
        <table:table-row table:style-name="ro1">
          <table:table-cell/>
          <table:table-cell office:value-type="string" calcext:value-type="string">
            <text:p>Pause nach Zeitmessung (damit sich der Prozessor erholen kann)</text:p>
          </table:table-cell>
        </table:table-row>
        <table:table-row table:style-name="ro1">
          <table:table-cell/>
          <table:table-cell office:value-type="string" calcext:value-type="string">
            <text:p>Animation abbrechen</text:p>
          </table:table-cell>
        </table:table-row>
        <table:table-row table:style-name="ro1">
          <table:table-cell/>
          <table:table-cell office:value-type="string" calcext:value-type="string">
            <text:p>Schliess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ortZahlenfeldDlg;</text:p>
          </table:table-cell>
        </table:table-row>
        <table:table-row table:style-name="ro1">
          <table:table-cell/>
          <table:table-cell office:value-type="string" calcext:value-type="string">
            <text:p>Zahlenfeld eingeben</text:p>
          </table:table-cell>
        </table:table-row>
        <table:table-row table:style-name="ro1">
          <table:table-cell/>
          <table:table-cell office:value-type="string" calcext:value-type="string">
            <text:p>Laden</text:p>
          </table:table-cell>
        </table:table-row>
        <table:table-row table:style-name="ro1">
          <table:table-cell/>
          <table:table-cell office:value-type="string" calcext:value-type="string">
            <text:p>Speichern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bbrech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Unit SimpFunktion</text:p>
          </table:table-cell>
        </table:table-row>
        <table:table-row table:style-name="ro1">
          <table:table-cell/>
          <table:table-cell office:value-type="string" calcext:value-type="string">
            <text:p>( erwartet</text:p>
          </table:table-cell>
        </table:table-row>
        <table:table-row table:style-name="ro1">
          <table:table-cell/>
          <table:table-cell office:value-type="string" calcext:value-type="string">
            <text:p>) erwartet</text:p>
          </table:table-cell>
        </table:table-row>
        <table:table-row table:style-name="ro1">
          <table:table-cell/>
          <table:table-cell office:value-type="string" calcext:value-type="string">
            <text:p>Operator erwartet</text:p>
          </table:table-cell>
        </table:table-row>
        <table:table-row table:style-name="ro1">
          <table:table-cell/>
          <table:table-cell office:value-type="string" calcext:value-type="string">
            <text:p>( oder Zahl oder n erwartet</text:p>
          </table:table-cell>
        </table:table-row>
        <table:table-row table:style-name="ro1">
          <table:table-cell/>
          <table:table-cell office:value-type="string" calcext:value-type="string">
            <text:p>unzulässige Eingabe</text:p>
          </table:table-cell>
        </table:table-row>
        <table:table-row table:style-name="ro1">
          <table:table-cell/>
          <table:table-cell office:value-type="string" calcext:value-type="string">
            <text:p>Zahl zu groß</text:p>
          </table:table-cell>
        </table:table-row>
        <table:table-row table:style-name="ro1">
          <table:table-cell/>
          <table:table-cell office:value-type="string" calcext:value-type="string">
            <text:p>keine Formel angegeben</text:p>
          </table:table-cell>
        </table:table-row>
        <table:table-row table:style-name="ro1">
          <table:table-cell/>
          <table:table-cell office:value-type="string" calcext:value-type="string">
            <text:p>Formel nicht interpretiert</text:p>
          </table:table-cell>
        </table:table-row>
        <table:table-row table:style-name="ro1">
          <table:table-cell/>
          <table:table-cell office:value-type="string" calcext:value-type="string">
            <text:p>Funktionseditor</text:p>
          </table:table-cell>
        </table:table-row>
        <table:table-row table:style-name="ro1">
          <table:table-cell/>
          <table:table-cell office:value-type="string" calcext:value-type="string">
            <text:p>Fehler anzeigen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bbrechen</text:p>
          </table:table-cell>
        </table:table-row>
      </table:table>
      <table:table table:name="Date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AuswahlDlg;</text:p>
          </table:table-cell>
          <table:table-cell/>
          <table:table-cell table:style-name="ce16" office:value-type="string" calcext:value-type="string">
            <text:p>Allgemein</text:p>
          </table:table-cell>
        </table:table-row>
        <table:table-row table:style-name="ro1">
          <table:table-cell/>
          <table:table-cell office:value-type="string" calcext:value-type="string">
            <text:p>Sortierverfahren auswählen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alle markieren</text:p>
          </table:table-cell>
          <table:table-cell/>
          <table:table-cell office:value-type="string" calcext:value-type="string">
            <text:p>Abbrechen</text:p>
          </table:table-cell>
        </table:table-row>
        <table:table-row table:style-name="ro1">
          <table:table-cell/>
          <table:table-cell office:value-type="string" calcext:value-type="string">
            <text:p>Markierung löschen</text:p>
          </table:table-cell>
          <table:table-cell/>
          <table:table-cell office:value-type="string" calcext:value-type="string">
            <text:p>Animation starten</text:p>
          </table:table-cell>
        </table:table-row>
        <table:table-row table:style-name="ro1">
          <table:table-cell/>
          <table:table-cell table:style-name="ce17" office:value-type="string" calcext:value-type="string">
            <text:p>OK</text:p>
          </table:table-cell>
          <table:table-cell/>
          <table:table-cell office:value-type="string" calcext:value-type="string">
            <text:p>Animation anhalten</text:p>
          </table:table-cell>
        </table:table-row>
        <table:table-row table:style-name="ro1">
          <table:table-cell/>
          <table:table-cell table:style-name="ce17" office:value-type="string" calcext:value-type="string">
            <text:p>Abbrechen</text:p>
          </table:table-cell>
          <table:table-cell/>
          <table:table-cell office:value-type="string" calcext:value-type="string">
            <text:p>Animation fortsetz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imation abbrechen</text:p>
          </table:table-cell>
        </table:table-row>
        <table:table-row table:style-name="ro1">
          <table:table-cell/>
          <table:table-cell table:style-name="ce16" office:value-type="string" calcext:value-type="string">
            <text:p>unit SortUnitBand;</text:p>
          </table:table-cell>
          <table:table-cell/>
          <table:table-cell office:value-type="string" calcext:value-type="string">
            <text:p>Schliessen</text:p>
          </table:table-cell>
        </table:table-row>
        <table:table-row table:style-name="ro1">
          <table:table-cell/>
          <table:table-cell office:value-type="string" calcext:value-type="string">
            <text:p>Demo zur Sortiernung von Bänd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ahlenfeld erzeu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litte Zahlenfeld in 2 Bän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en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hne Dopp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mgekeh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. Bandlänge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pgröße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zögerung: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start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nhalt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fortsetz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bbrech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Schliess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Definitionen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kti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gleich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chie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k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infü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ken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gleichen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Farbwahl_Demo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rben bestim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Übernehm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bbrech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KostenDlg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stenfaktor festle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gleic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chiebung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bbrech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LineDemo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mo der Sortierverfahren mit graphischer Darstell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rbauswah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ue Liste erstell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. Listenlä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swahl der Listen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zögerung: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nhalt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fortsetz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bbrech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Schliess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ListArtDlg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swahl der Listen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e Zufallslis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ufallsliste ohne Doppl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te Lis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mgekehrt sortierte Liste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bbrech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Main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-De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ung auf linearen Lis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mo von Sortierverfah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eitmess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zahl der Vergleic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zahl der Verschieb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s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en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ung von Stä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ung von Bände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mo zu einigen Sortieralgorith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gleich der Ausführungszei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timme Anzahl der Verschieb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timme Anzahl der Vergleich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timme die "Kosten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ung von Stä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ispiel einer Bandsortier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ahlenfeld erzeu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en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hne Dopp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mgekeh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ldgröß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rbauswah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zögerung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nhalt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bbrech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en schliess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gramm beend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Verschiebungen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zahl der Verschiebungen in Abhängigkeit von der Listenlänge (Rechtsklick: Ausgleichsfunkti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rve zeichn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sgleichskurve fü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ine Kurve gefun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rbauswah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gleiche ausgewählte Verfah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zahl der Durchläuf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den anzei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. Listenlä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verfah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swahl der Listen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gramm lösch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nhalt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fortsetz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bbrech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Schliess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UnitZeiten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zeiten (mikroSekunden) in Abhängigkeit von der Listenlänge (Rechtsklick: Ausgleichsfunkti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rve zeichnen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sgleichskurve fü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ine Kurve gefun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rbauswah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gleiche ausgewählte Verfah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zahl der Durchläuf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den anzei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. Listenlä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rtierverfahr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swahl der Listen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gramm lösch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use nach Zeitmessung (damit sich der Prozessor erholen kann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nimation abbrech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Schliess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ortZahlenfeldDlg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ahlenfeld einge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d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icher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bbrech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Unit SimpFunk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 erwart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) erwart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rator erwart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 oder Zahl oder n erwart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zulässige Eingab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ahl zu groß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ine Formel angegeb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mel nicht interpretie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ktionsedi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hler anzeigen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Abbrechen</text:p>
          </table:table-cell>
          <table:table-cell table:number-columns-repeated="2"/>
        </table:table-row>
      </table:table>
      <table:table table:name="KonstantenList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1"/>
        <table:table-column table:style-name="co10" table:default-cell-style-name="Default"/>
        <table:table-column table:style-name="co1" table:number-columns-repeated="55" table:default-cell-style-name="Default"/>
        <table:table-row table:style-name="ro2">
          <table:table-cell table:style-name="ce18" table:number-columns-repeated="2"/>
          <table:table-cell table:style-name="ce18" office:value-type="string" calcext:value-type="string">
            <text:p>org. Text</text:p>
          </table:table-cell>
          <table:table-cell table:style-name="ce18" office:value-type="string" calcext:value-type="string">
            <text:p>Konstanten_vorschlag</text:p>
          </table:table-cell>
          <table:table-cell table:style-name="ce18" office:value-type="string" calcext:value-type="string">
            <text:p>Konstanten</text:p>
          </table:table-cell>
          <table:table-cell table:style-name="ce18" office:value-type="string" calcext:value-type="string">
            <text:p>Konstanten Zuweisung A</text:p>
          </table:table-cell>
          <table:table-cell table:style-name="ce18" office:value-type="string" calcext:value-type="string">
            <text:p>Konstanten Zuweisung B</text:p>
          </table:table-cell>
          <table:table-cell table:style-name="ce20" office:value-type="string" calcext:value-type="string">
            <text:p>deutsch</text:p>
          </table:table-cell>
          <table:table-cell table:style-name="ce20" office:value-type="string" calcext:value-type="string">
            <text:p>englisch</text:p>
          </table:table-cell>
          <table:table-cell table:style-name="ce18"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Allgemein</text:p>
          </table:table-cell>
          <table:table-cell/>
          <table:table-cell office:value-type="string" calcext:value-type="string">
            <text:p>s_Sprache</text:p>
          </table:table-cell>
          <table:table-cell table:number-columns-repeated="2" office:value-type="string" calcext:value-type="string">
            <text:p>s_Sprache=0;</text:p>
          </table:table-cell>
          <table:table-cell office:value-type="string" calcext:value-type="string">
            <text:p>deutsch</text:p>
          </table:table-cell>
          <table:table-cell table:style-name="Default" office:value-type="string" calcext:value-type="string">
            <text:p>englisch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rsion</text:p>
          </table:table-cell>
          <table:table-cell table:formula="of:=CONCATENATE(&quot;s_&quot;;[.C3])" office:value-type="string" office:string-value="s_Version" calcext:value-type="string">
            <text:p>s_Version</text:p>
          </table:table-cell>
          <table:table-cell office:value-type="string" calcext:value-type="string">
            <text:p>s_Version</text:p>
          </table:table-cell>
          <table:table-cell table:formula="of:=CONCATENATE([.D3];&quot;=&quot;;[.B3];;&quot;;&quot;)" office:value-type="string" office:string-value="s_Version=1;" calcext:value-type="string">
            <text:p>s_Version=1;</text:p>
          </table:table-cell>
          <table:table-cell table:formula="of:=CONCATENATE([.E3];&quot;=&quot;;[.E2];&quot; + 1;&quot;)" office:value-type="string" office:string-value="s_Version=s_Sprache + 1;" calcext:value-type="string">
            <text:p>s_Version=s_Sprache + 1;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Version</text:p>
          </table:table-cell>
          <table:table-cell table:number-columns-repeated="56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formula="of:=CONCATENATE(&quot;s_&quot;;[.C4])" office:value-type="string" office:string-value="s_OK" calcext:value-type="string">
            <text:p>s_OK</text:p>
          </table:table-cell>
          <table:table-cell office:value-type="string" calcext:value-type="string">
            <text:p>s_OK</text:p>
          </table:table-cell>
          <table:table-cell table:formula="of:=CONCATENATE([.D4];&quot;=&quot;;[.B4];;&quot;;&quot;)" office:value-type="string" office:string-value="s_OK=2;" calcext:value-type="string">
            <text:p>s_OK=2;</text:p>
          </table:table-cell>
          <table:table-cell table:formula="of:=CONCATENATE([.E4];&quot;=&quot;;[.E3];&quot; + 1;&quot;)" office:value-type="string" office:string-value="s_OK=s_Version + 1;" calcext:value-type="string">
            <text:p>s_OK=s_Version + 1;</text:p>
          </table:table-cell>
          <table:table-cell office:value-type="string" calcext:value-type="string">
            <text:p>OK</text:p>
          </table:table-cell>
          <table:table-cell table:style-name="Default" office:value-type="string" calcext:value-type="string">
            <text:p>OK</text:p>
          </table:table-cell>
          <table:table-cell table:number-columns-repeated="56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Ja</text:p>
          </table:table-cell>
          <table:table-cell table:formula="of:=CONCATENATE(&quot;s_&quot;;[.C5])" office:value-type="string" office:string-value="s_Ja" calcext:value-type="string">
            <text:p>s_Ja</text:p>
          </table:table-cell>
          <table:table-cell office:value-type="string" calcext:value-type="string">
            <text:p>s_Ja</text:p>
          </table:table-cell>
          <table:table-cell table:formula="of:=CONCATENATE([.D5];&quot;=&quot;;[.B5];;&quot;;&quot;)" office:value-type="string" office:string-value="s_Ja=3;" calcext:value-type="string">
            <text:p>s_Ja=3;</text:p>
          </table:table-cell>
          <table:table-cell table:formula="of:=CONCATENATE([.E5];&quot;=&quot;;[.E4];&quot; + 1;&quot;)" office:value-type="string" office:string-value="s_Ja=s_OK + 1;" calcext:value-type="string">
            <text:p>s_Ja=s_OK + 1;</text:p>
          </table:table-cell>
          <table:table-cell office:value-type="string" calcext:value-type="string">
            <text:p>Ja</text:p>
          </table:table-cell>
          <table:table-cell table:style-name="Default" office:value-type="string" calcext:value-type="string">
            <text:p>Yes</text:p>
          </table:table-cell>
          <table:table-cell table:number-columns-repeated="56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Nein</text:p>
          </table:table-cell>
          <table:table-cell table:formula="of:=CONCATENATE(&quot;s_&quot;;[.C6])" office:value-type="string" office:string-value="s_Nein" calcext:value-type="string">
            <text:p>s_Nein</text:p>
          </table:table-cell>
          <table:table-cell office:value-type="string" calcext:value-type="string">
            <text:p>s_Nein</text:p>
          </table:table-cell>
          <table:table-cell table:formula="of:=CONCATENATE([.D6];&quot;=&quot;;[.B6];;&quot;;&quot;)" office:value-type="string" office:string-value="s_Nein=4;" calcext:value-type="string">
            <text:p>s_Nein=4;</text:p>
          </table:table-cell>
          <table:table-cell table:formula="of:=CONCATENATE([.E6];&quot;=&quot;;[.E5];&quot; + 1;&quot;)" office:value-type="string" office:string-value="s_Nein=s_Ja + 1;" calcext:value-type="string">
            <text:p>s_Nein=s_Ja + 1;</text:p>
          </table:table-cell>
          <table:table-cell office:value-type="string" calcext:value-type="string">
            <text:p>Nein</text:p>
          </table:table-cell>
          <table:table-cell table:style-name="Default" office:value-type="string" calcext:value-type="string">
            <text:p>No</text:p>
          </table:table-cell>
          <table:table-cell table:number-columns-repeated="5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Abbrechen</text:p>
          </table:table-cell>
          <table:table-cell table:formula="of:=CONCATENATE(&quot;s_&quot;;[.C7])" office:value-type="string" office:string-value="s_Abbrechen" calcext:value-type="string">
            <text:p>s_Abbrechen</text:p>
          </table:table-cell>
          <table:table-cell office:value-type="string" calcext:value-type="string">
            <text:p>s_Abbrechen</text:p>
          </table:table-cell>
          <table:table-cell table:formula="of:=CONCATENATE([.D7];&quot;=&quot;;[.B7];;&quot;;&quot;)" office:value-type="string" office:string-value="s_Abbrechen=5;" calcext:value-type="string">
            <text:p>s_Abbrechen=5;</text:p>
          </table:table-cell>
          <table:table-cell table:formula="of:=CONCATENATE([.E7];&quot;=&quot;;[.E6];&quot; + 1;&quot;)" office:value-type="string" office:string-value="s_Abbrechen=s_Nein + 1;" calcext:value-type="string">
            <text:p>s_Abbrechen=s_Nein + 1;</text:p>
          </table:table-cell>
          <table:table-cell office:value-type="string" calcext:value-type="string">
            <text:p>Abbrechen</text:p>
          </table:table-cell>
          <table:table-cell table:style-name="Default" office:value-type="string" calcext:value-type="string">
            <text:p>Cancel</text:p>
          </table:table-cell>
          <table:table-cell table:number-columns-repeated="56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Animation starten</text:p>
          </table:table-cell>
          <table:table-cell table:formula="of:=CONCATENATE(&quot;s_&quot;;[.C8])" office:value-type="string" office:string-value="s_Animation starten" calcext:value-type="string">
            <text:p>s_Animation starten</text:p>
          </table:table-cell>
          <table:table-cell office:value-type="string" calcext:value-type="string">
            <text:p>s_AniStarten</text:p>
          </table:table-cell>
          <table:table-cell table:formula="of:=CONCATENATE([.D8];&quot;=&quot;;[.B8];;&quot;;&quot;)" office:value-type="string" office:string-value="s_Animation starten=6;" calcext:value-type="string">
            <text:p>s_Animation starten=6;</text:p>
          </table:table-cell>
          <table:table-cell table:formula="of:=CONCATENATE([.E8];&quot;=&quot;;[.E7];&quot; + 1;&quot;)" office:value-type="string" office:string-value="s_AniStarten=s_Abbrechen + 1;" calcext:value-type="string">
            <text:p>s_AniStarten=s_Abbrechen + 1;</text:p>
          </table:table-cell>
          <table:table-cell office:value-type="string" calcext:value-type="string">
            <text:p>Animation starten</text:p>
          </table:table-cell>
          <table:table-cell table:style-name="Default" office:value-type="string" calcext:value-type="string">
            <text:p>start animation</text:p>
          </table:table-cell>
          <table:table-cell table:number-columns-repeated="56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Animation anhalten</text:p>
          </table:table-cell>
          <table:table-cell table:formula="of:=CONCATENATE(&quot;s_&quot;;[.C9])" office:value-type="string" office:string-value="s_Animation anhalten" calcext:value-type="string">
            <text:p>s_Animation anhalten</text:p>
          </table:table-cell>
          <table:table-cell office:value-type="string" calcext:value-type="string">
            <text:p>s_AniAnhalten</text:p>
          </table:table-cell>
          <table:table-cell table:formula="of:=CONCATENATE([.D9];&quot;=&quot;;[.B9];;&quot;;&quot;)" office:value-type="string" office:string-value="s_Animation anhalten=7;" calcext:value-type="string">
            <text:p>s_Animation anhalten=7;</text:p>
          </table:table-cell>
          <table:table-cell table:formula="of:=CONCATENATE([.E9];&quot;=&quot;;[.E8];&quot; + 1;&quot;)" office:value-type="string" office:string-value="s_AniAnhalten=s_AniStarten + 1;" calcext:value-type="string">
            <text:p>s_AniAnhalten=s_AniStarten + 1;</text:p>
          </table:table-cell>
          <table:table-cell office:value-type="string" calcext:value-type="string">
            <text:p>anhalten</text:p>
          </table:table-cell>
          <table:table-cell table:style-name="Default" office:value-type="string" calcext:value-type="string">
            <text:p>pause</text:p>
          </table:table-cell>
          <table:table-cell table:number-columns-repeated="56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Animation fortsetzen</text:p>
          </table:table-cell>
          <table:table-cell table:formula="of:=CONCATENATE(&quot;s_&quot;;[.C10])" office:value-type="string" office:string-value="s_Animation fortsetzen" calcext:value-type="string">
            <text:p>s_Animation fortsetzen</text:p>
          </table:table-cell>
          <table:table-cell office:value-type="string" calcext:value-type="string">
            <text:p>s_AniFortsetzen</text:p>
          </table:table-cell>
          <table:table-cell table:formula="of:=CONCATENATE([.D10];&quot;=&quot;;[.B10];;&quot;;&quot;)" office:value-type="string" office:string-value="s_Animation fortsetzen=8;" calcext:value-type="string">
            <text:p>s_Animation fortsetzen=8;</text:p>
          </table:table-cell>
          <table:table-cell table:formula="of:=CONCATENATE([.E10];&quot;=&quot;;[.E9];&quot; + 1;&quot;)" office:value-type="string" office:string-value="s_AniFortsetzen=s_AniAnhalten + 1;" calcext:value-type="string">
            <text:p>s_AniFortsetzen=s_AniAnhalten + 1;</text:p>
          </table:table-cell>
          <table:table-cell office:value-type="string" calcext:value-type="string">
            <text:p>fortsetzen</text:p>
          </table:table-cell>
          <table:table-cell table:style-name="Default" office:value-type="string" calcext:value-type="string">
            <text:p>continue</text:p>
          </table:table-cell>
          <table:table-cell table:number-columns-repeated="56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Animation abbrechen</text:p>
          </table:table-cell>
          <table:table-cell table:formula="of:=CONCATENATE(&quot;s_&quot;;[.C11])" office:value-type="string" office:string-value="s_Animation abbrechen" calcext:value-type="string">
            <text:p>s_Animation abbrechen</text:p>
          </table:table-cell>
          <table:table-cell office:value-type="string" calcext:value-type="string">
            <text:p>s_AniAbbrechen</text:p>
          </table:table-cell>
          <table:table-cell table:formula="of:=CONCATENATE([.D11];&quot;=&quot;;[.B11];;&quot;;&quot;)" office:value-type="string" office:string-value="s_Animation abbrechen=9;" calcext:value-type="string">
            <text:p>s_Animation abbrechen=9;</text:p>
          </table:table-cell>
          <table:table-cell table:formula="of:=CONCATENATE([.E11];&quot;=&quot;;[.E10];&quot; + 1;&quot;)" office:value-type="string" office:string-value="s_AniAbbrechen=s_AniFortsetzen + 1;" calcext:value-type="string">
            <text:p>s_AniAbbrechen=s_AniFortsetzen + 1;</text:p>
          </table:table-cell>
          <table:table-cell office:value-type="string" calcext:value-type="string">
            <text:p>Animation abbrechen</text:p>
          </table:table-cell>
          <table:table-cell table:style-name="Default" office:value-type="string" calcext:value-type="string">
            <text:p>stop animation</text:p>
          </table:table-cell>
          <table:table-cell table:number-columns-repeated="56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Schliessen</text:p>
          </table:table-cell>
          <table:table-cell table:formula="of:=CONCATENATE(&quot;s_&quot;;[.C12])" office:value-type="string" office:string-value="s_Schliessen" calcext:value-type="string">
            <text:p>s_Schliessen</text:p>
          </table:table-cell>
          <table:table-cell office:value-type="string" calcext:value-type="string">
            <text:p>s_Schliessen</text:p>
          </table:table-cell>
          <table:table-cell table:formula="of:=CONCATENATE([.D12];&quot;=&quot;;[.B12];;&quot;;&quot;)" office:value-type="string" office:string-value="s_Schliessen=10;" calcext:value-type="string">
            <text:p>s_Schliessen=10;</text:p>
          </table:table-cell>
          <table:table-cell table:formula="of:=CONCATENATE([.E12];&quot;=&quot;;[.E11];&quot; + 1;&quot;)" office:value-type="string" office:string-value="s_Schliessen=s_AniAbbrechen + 1;" calcext:value-type="string">
            <text:p>s_Schliessen=s_AniAbbrechen + 1;</text:p>
          </table:table-cell>
          <table:table-cell office:value-type="string" calcext:value-type="string">
            <text:p>Schliessen</text:p>
          </table:table-cell>
          <table:table-cell table:style-name="Default" office:value-type="string" calcext:value-type="string">
            <text:p>Close</text:p>
          </table:table-cell>
          <table:table-cell table:number-columns-repeated="56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Sortierverfahren</text:p>
          </table:table-cell>
          <table:table-cell table:formula="of:=CONCATENATE(&quot;s_&quot;;[.C13])" office:value-type="string" office:string-value="s_Sortierverfahren" calcext:value-type="string">
            <text:p>s_Sortierverfahren</text:p>
          </table:table-cell>
          <table:table-cell office:value-type="string" calcext:value-type="string">
            <text:p>s_Sortierverfahren</text:p>
          </table:table-cell>
          <table:table-cell table:formula="of:=CONCATENATE([.D13];&quot;=&quot;;[.B13];;&quot;;&quot;)" office:value-type="string" office:string-value="s_Sortierverfahren=11;" calcext:value-type="string">
            <text:p>s_Sortierverfahren=11;</text:p>
          </table:table-cell>
          <table:table-cell table:formula="of:=CONCATENATE([.E13];&quot;=&quot;;[.E12];&quot; + 1;&quot;)" office:value-type="string" office:string-value="s_Sortierverfahren=s_Schliessen + 1;" calcext:value-type="string">
            <text:p>s_Sortierverfahren=s_Schliessen + 1;</text:p>
          </table:table-cell>
          <table:table-cell office:value-type="string" calcext:value-type="string">
            <text:p>Sortierverfahren</text:p>
          </table:table-cell>
          <table:table-cell table:style-name="Default" office:value-type="string" calcext:value-type="string">
            <text:p>Sort-Method</text:p>
          </table:table-cell>
          <table:table-cell table:number-columns-repeated="56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Auswahl der Listenart</text:p>
          </table:table-cell>
          <table:table-cell table:formula="of:=CONCATENATE(&quot;s_&quot;;[.C14])" office:value-type="string" office:string-value="s_Auswahl der Listenart" calcext:value-type="string">
            <text:p>s_Auswahl der Listenart</text:p>
          </table:table-cell>
          <table:table-cell office:value-type="string" calcext:value-type="string">
            <text:p>s_AuswahListenart</text:p>
          </table:table-cell>
          <table:table-cell table:formula="of:=CONCATENATE([.D14];&quot;=&quot;;[.B14];;&quot;;&quot;)" office:value-type="string" office:string-value="s_Auswahl der Listenart=12;" calcext:value-type="string">
            <text:p>s_Auswahl der Listenart=12;</text:p>
          </table:table-cell>
          <table:table-cell table:formula="of:=CONCATENATE([.E14];&quot;=&quot;;[.E13];&quot; + 1;&quot;)" office:value-type="string" office:string-value="s_AuswahListenart=s_Sortierverfahren + 1;" calcext:value-type="string">
            <text:p>s_AuswahListenart=s_Sortierverfahren + 1;</text:p>
          </table:table-cell>
          <table:table-cell office:value-type="string" calcext:value-type="string">
            <text:p>Auswahl der Listenart</text:p>
          </table:table-cell>
          <table:table-cell table:style-name="Default" office:value-type="string" calcext:value-type="string">
            <text:p>Choose art of list</text:p>
          </table:table-cell>
          <table:table-cell table:number-columns-repeated="56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Neuzeichnen</text:p>
          </table:table-cell>
          <table:table-cell table:formula="of:=CONCATENATE(&quot;s_&quot;;[.C15])" office:value-type="string" office:string-value="s_Neuzeichnen" calcext:value-type="string">
            <text:p>s_Neuzeichnen</text:p>
          </table:table-cell>
          <table:table-cell office:value-type="string" calcext:value-type="string">
            <text:p>s_Neuzeichnen</text:p>
          </table:table-cell>
          <table:table-cell table:formula="of:=CONCATENATE([.D15];&quot;=&quot;;[.B15];;&quot;;&quot;)" office:value-type="string" office:string-value="s_Neuzeichnen=13;" calcext:value-type="string">
            <text:p>s_Neuzeichnen=13;</text:p>
          </table:table-cell>
          <table:table-cell table:formula="of:=CONCATENATE([.E15];&quot;=&quot;;[.E14];&quot; + 1;&quot;)" office:value-type="string" office:string-value="s_Neuzeichnen=s_AuswahListenart + 1;" calcext:value-type="string">
            <text:p>s_Neuzeichnen=s_AuswahListenart + 1;</text:p>
          </table:table-cell>
          <table:table-cell office:value-type="string" calcext:value-type="string">
            <text:p>neu zeichnen</text:p>
          </table:table-cell>
          <table:table-cell office:value-type="string" calcext:value-type="string">
            <text:p>repaint</text:p>
          </table:table-cell>
          <table:table-cell table:number-columns-repeated="56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Diagramm löschen</text:p>
          </table:table-cell>
          <table:table-cell table:formula="of:=CONCATENATE(&quot;s_&quot;;[.C16])" office:value-type="string" office:string-value="s_Diagramm löschen" calcext:value-type="string">
            <text:p>s_Diagramm löschen</text:p>
          </table:table-cell>
          <table:table-cell office:value-type="string" calcext:value-type="string">
            <text:p>s_DiagrammLoeschen</text:p>
          </table:table-cell>
          <table:table-cell table:formula="of:=CONCATENATE([.D16];&quot;=&quot;;[.B16];;&quot;;&quot;)" office:value-type="string" office:string-value="s_Diagramm löschen=14;" calcext:value-type="string">
            <text:p>s_Diagramm löschen=14;</text:p>
          </table:table-cell>
          <table:table-cell table:formula="of:=CONCATENATE([.E16];&quot;=&quot;;[.E15];&quot; + 1;&quot;)" office:value-type="string" office:string-value="s_DiagrammLoeschen=s_Neuzeichnen + 1;" calcext:value-type="string">
            <text:p>s_DiagrammLoeschen=s_Neuzeichnen + 1;</text:p>
          </table:table-cell>
          <table:table-cell office:value-type="string" calcext:value-type="string">
            <text:p>Diagramm löschen</text:p>
          </table:table-cell>
          <table:table-cell table:style-name="Default" office:value-type="string" calcext:value-type="string">
            <text:p>clear graphic</text:p>
          </table:table-cell>
          <table:table-cell table:number-columns-repeated="56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Verzögerung</text:p>
          </table:table-cell>
          <table:table-cell table:formula="of:=CONCATENATE(&quot;s_&quot;;[.C17])" office:value-type="string" office:string-value="s_Verzögerung" calcext:value-type="string">
            <text:p>s_Verzögerung</text:p>
          </table:table-cell>
          <table:table-cell office:value-type="string" calcext:value-type="string">
            <text:p>s_Verzoegerung</text:p>
          </table:table-cell>
          <table:table-cell table:formula="of:=CONCATENATE([.D17];&quot;=&quot;;[.B17];;&quot;;&quot;)" office:value-type="string" office:string-value="s_Verzögerung=15;" calcext:value-type="string">
            <text:p>s_Verzögerung=15;</text:p>
          </table:table-cell>
          <table:table-cell table:formula="of:=CONCATENATE([.E17];&quot;=&quot;;[.E16];&quot; + 1;&quot;)" office:value-type="string" office:string-value="s_Verzoegerung=s_DiagrammLoeschen + 1;" calcext:value-type="string">
            <text:p>s_Verzoegerung=s_DiagrammLoeschen + 1;</text:p>
          </table:table-cell>
          <table:table-cell office:value-type="string" calcext:value-type="string">
            <text:p>Verzögerung</text:p>
          </table:table-cell>
          <table:table-cell table:style-name="Default" office:value-type="string" calcext:value-type="string">
            <text:p>delay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Definitionen</text:p>
          </table:table-cell>
          <table:table-cell table:number-columns-repeated="3"/>
          <table:table-cell table:number-columns-repeated="3" table:style-name="ce16" office:value-type="string" calcext:value-type="string">
            <text:p>// SortUnitDefinitionen</text:p>
          </table:table-cell>
          <table:table-cell table:number-columns-repeated="56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inaktiv</text:p>
          </table:table-cell>
          <table:table-cell table:formula="of:=CONCATENATE(&quot;s_&quot;;[.C19])" office:value-type="string" office:string-value="s_inaktiv" calcext:value-type="string">
            <text:p>s_inaktiv</text:p>
          </table:table-cell>
          <table:table-cell office:value-type="string" calcext:value-type="string">
            <text:p>s_inaktiv</text:p>
          </table:table-cell>
          <table:table-cell table:formula="of:=CONCATENATE([.D19];&quot;=&quot;;[.B19];;&quot;;&quot;)" office:value-type="string" office:string-value="s_inaktiv=16;" calcext:value-type="string">
            <text:p>s_inaktiv=16;</text:p>
          </table:table-cell>
          <table:table-cell table:formula="of:=CONCATENATE([.E19];&quot;=&quot;;[.E17];&quot; + 1;&quot;)" office:value-type="string" office:string-value="s_inaktiv=s_Verzoegerung + 1;" calcext:value-type="string">
            <text:p>s_inaktiv=s_Verzoegerung + 1;</text:p>
          </table:table-cell>
          <table:table-cell office:value-type="string" calcext:value-type="string">
            <text:p>inaktiv</text:p>
          </table:table-cell>
          <table:table-cell office:value-type="string" calcext:value-type="string">
            <text:p>inactive</text:p>
          </table:table-cell>
          <table:table-cell table:number-columns-repeated="56"/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office:value-type="string" calcext:value-type="string">
            <text:p>sortiert</text:p>
          </table:table-cell>
          <table:table-cell table:formula="of:=CONCATENATE(&quot;s_&quot;;[.C20])" office:value-type="string" office:string-value="s_sortiert" calcext:value-type="string">
            <text:p>s_sortiert</text:p>
          </table:table-cell>
          <table:table-cell office:value-type="string" calcext:value-type="string">
            <text:p>s_sortiert</text:p>
          </table:table-cell>
          <table:table-cell table:formula="of:=CONCATENATE([.D20];&quot;=&quot;;[.B20];;&quot;;&quot;)" office:value-type="string" office:string-value="s_sortiert=17;" calcext:value-type="string">
            <text:p>s_sortiert=17;</text:p>
          </table:table-cell>
          <table:table-cell table:formula="of:=CONCATENATE([.E20];&quot;=&quot;;[.E19];&quot; + 1;&quot;)" office:value-type="string" office:string-value="s_sortiert=s_inaktiv + 1;" calcext:value-type="string">
            <text:p>s_sortiert=s_inaktiv + 1;</text:p>
          </table:table-cell>
          <table:table-cell office:value-type="string" calcext:value-type="string">
            <text:p>sortiert</text:p>
          </table:table-cell>
          <table:table-cell office:value-type="string" calcext:value-type="string">
            <text:p>sorted</text:p>
          </table:table-cell>
          <table:table-cell table:number-columns-repeated="56"/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vergleichen</text:p>
          </table:table-cell>
          <table:table-cell table:formula="of:=CONCATENATE(&quot;s_&quot;;[.C21])" office:value-type="string" office:string-value="s_vergleichen" calcext:value-type="string">
            <text:p>s_vergleichen</text:p>
          </table:table-cell>
          <table:table-cell office:value-type="string" calcext:value-type="string">
            <text:p>s_vergleichen</text:p>
          </table:table-cell>
          <table:table-cell table:formula="of:=CONCATENATE([.D21];&quot;=&quot;;[.B21];;&quot;;&quot;)" office:value-type="string" office:string-value="s_vergleichen=18;" calcext:value-type="string">
            <text:p>s_vergleichen=18;</text:p>
          </table:table-cell>
          <table:table-cell table:formula="of:=CONCATENATE([.E21];&quot;=&quot;;[.E20];&quot; + 1;&quot;)" office:value-type="string" office:string-value="s_vergleichen=s_sortiert + 1;" calcext:value-type="string">
            <text:p>s_vergleichen=s_sortiert + 1;</text:p>
          </table:table-cell>
          <table:table-cell office:value-type="string" calcext:value-type="string">
            <text:p>vergleichen</text:p>
          </table:table-cell>
          <table:table-cell office:value-type="string" calcext:value-type="string">
            <text:p>compare</text:p>
          </table:table-cell>
          <table:table-cell table:number-columns-repeated="56"/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office:value-type="string" calcext:value-type="string">
            <text:p>verschieben</text:p>
          </table:table-cell>
          <table:table-cell table:formula="of:=CONCATENATE(&quot;s_&quot;;[.C22])" office:value-type="string" office:string-value="s_verschieben" calcext:value-type="string">
            <text:p>s_verschieben</text:p>
          </table:table-cell>
          <table:table-cell office:value-type="string" calcext:value-type="string">
            <text:p>s_verschieben</text:p>
          </table:table-cell>
          <table:table-cell table:formula="of:=CONCATENATE([.D22];&quot;=&quot;;[.B22];;&quot;;&quot;)" office:value-type="string" office:string-value="s_verschieben=19;" calcext:value-type="string">
            <text:p>s_verschieben=19;</text:p>
          </table:table-cell>
          <table:table-cell table:formula="of:=CONCATENATE([.E22];&quot;=&quot;;[.E21];&quot; + 1;&quot;)" office:value-type="string" office:string-value="s_verschieben=s_vergleichen + 1;" calcext:value-type="string">
            <text:p>s_verschieben=s_vergleichen + 1;</text:p>
          </table:table-cell>
          <table:table-cell office:value-type="string" calcext:value-type="string">
            <text:p>verschieben</text:p>
          </table:table-cell>
          <table:table-cell office:value-type="string" calcext:value-type="string">
            <text:p>move</text:p>
          </table:table-cell>
          <table:table-cell table:number-columns-repeated="56"/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office:value-type="string" calcext:value-type="string">
            <text:p>merken</text:p>
          </table:table-cell>
          <table:table-cell table:formula="of:=CONCATENATE(&quot;s_&quot;;[.C23])" office:value-type="string" office:string-value="s_merken" calcext:value-type="string">
            <text:p>s_merken</text:p>
          </table:table-cell>
          <table:table-cell office:value-type="string" calcext:value-type="string">
            <text:p>s_merken</text:p>
          </table:table-cell>
          <table:table-cell table:formula="of:=CONCATENATE([.D23];&quot;=&quot;;[.B23];;&quot;;&quot;)" office:value-type="string" office:string-value="s_merken=20;" calcext:value-type="string">
            <text:p>s_merken=20;</text:p>
          </table:table-cell>
          <table:table-cell table:formula="of:=CONCATENATE([.E23];&quot;=&quot;;[.E22];&quot; + 1;&quot;)" office:value-type="string" office:string-value="s_merken=s_verschieben + 1;" calcext:value-type="string">
            <text:p>s_merken=s_verschieben + 1;</text:p>
          </table:table-cell>
          <table:table-cell office:value-type="string" calcext:value-type="string">
            <text:p>merken</text:p>
          </table:table-cell>
          <table:table-cell office:value-type="string" calcext:value-type="string">
            <text:p>notice</text:p>
          </table:table-cell>
          <table:table-cell table:number-columns-repeated="56"/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office:value-type="string" calcext:value-type="string">
            <text:p>einfügen</text:p>
          </table:table-cell>
          <table:table-cell table:formula="of:=CONCATENATE(&quot;s_&quot;;[.C24])" office:value-type="string" office:string-value="s_einfügen" calcext:value-type="string">
            <text:p>s_einfügen</text:p>
          </table:table-cell>
          <table:table-cell office:value-type="string" calcext:value-type="string">
            <text:p>s_einfuegen</text:p>
          </table:table-cell>
          <table:table-cell table:formula="of:=CONCATENATE([.D24];&quot;=&quot;;[.B24];;&quot;;&quot;)" office:value-type="string" office:string-value="s_einfügen=21;" calcext:value-type="string">
            <text:p>s_einfügen=21;</text:p>
          </table:table-cell>
          <table:table-cell table:formula="of:=CONCATENATE([.E24];&quot;=&quot;;[.E23];&quot; + 1;&quot;)" office:value-type="string" office:string-value="s_einfuegen=s_merken + 1;" calcext:value-type="string">
            <text:p>s_einfuegen=s_merken + 1;</text:p>
          </table:table-cell>
          <table:table-cell office:value-type="string" calcext:value-type="string">
            <text:p>einfügen</text:p>
          </table:table-cell>
          <table:table-cell office:value-type="string" calcext:value-type="string">
            <text:p>insert 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Main</text:p>
          </table:table-cell>
          <table:table-cell table:number-columns-repeated="3"/>
          <table:table-cell table:number-columns-repeated="3" table:style-name="ce16" office:value-type="string" calcext:value-type="string">
            <text:p>// SortUnitMain</text:p>
          </table:table-cell>
          <table:table-cell table:number-columns-repeated="56"/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office:value-type="string" calcext:value-type="string">
            <text:p>Sortier-Demo</text:p>
          </table:table-cell>
          <table:table-cell table:formula="of:=CONCATENATE(&quot;s_&quot;;[.C26])" office:value-type="string" office:string-value="s_Sortier-Demo" calcext:value-type="string">
            <text:p>s_Sortier-Demo</text:p>
          </table:table-cell>
          <table:table-cell office:value-type="string" calcext:value-type="string">
            <text:p>s_SortierDemo</text:p>
          </table:table-cell>
          <table:table-cell table:formula="of:=CONCATENATE([.D26];&quot;=&quot;;[.B26];;&quot;;&quot;)" office:value-type="string" office:string-value="s_Sortier-Demo=22;" calcext:value-type="string">
            <text:p>s_Sortier-Demo=22;</text:p>
          </table:table-cell>
          <table:table-cell table:formula="of:=CONCATENATE([.E26];&quot;=&quot;;[.E24];&quot; + 1;&quot;)" office:value-type="string" office:string-value="s_SortierDemo=s_einfuegen + 1;" calcext:value-type="string">
            <text:p>s_SortierDemo=s_einfuegen + 1;</text:p>
          </table:table-cell>
          <table:table-cell office:value-type="string" calcext:value-type="string">
            <text:p>Sortier-Demo</text:p>
          </table:table-cell>
          <table:table-cell office:value-type="string" calcext:value-type="string">
            <text:p>Sorting Demo</text:p>
          </table:table-cell>
          <table:table-cell table:number-columns-repeated="56"/>
        </table:table-row>
        <table:table-row table:style-name="ro1">
          <table:table-cell/>
          <table:table-cell table:formula="of:=[.B26]+1" office:value-type="float" office:value="23" calcext:value-type="float">
            <text:p>23</text:p>
          </table:table-cell>
          <table:table-cell office:value-type="string" calcext:value-type="string">
            <text:p>Sortierung auf linearen Listen</text:p>
          </table:table-cell>
          <table:table-cell table:formula="of:=CONCATENATE(&quot;s_&quot;;[.C27])" office:value-type="string" office:string-value="s_Sortierung auf linearen Listen" calcext:value-type="string">
            <text:p>s_Sortierung auf linearen Listen</text:p>
          </table:table-cell>
          <table:table-cell office:value-type="string" calcext:value-type="string">
            <text:p>s_SortierungLinListen</text:p>
          </table:table-cell>
          <table:table-cell table:formula="of:=CONCATENATE([.D27];&quot;=&quot;;[.B27];;&quot;;&quot;)" office:value-type="string" office:string-value="s_Sortierung auf linearen Listen=23;" calcext:value-type="string">
            <text:p>s_Sortierung auf linearen Listen=23;</text:p>
          </table:table-cell>
          <table:table-cell table:formula="of:=CONCATENATE([.E27];&quot;=&quot;;[.E26];&quot; + 1;&quot;)" office:value-type="string" office:string-value="s_SortierungLinListen=s_SortierDemo + 1;" calcext:value-type="string">
            <text:p>s_SortierungLinListen=s_SortierDemo + 1;</text:p>
          </table:table-cell>
          <table:table-cell office:value-type="string" calcext:value-type="string">
            <text:p>Sortierung auf linearen Listen</text:p>
          </table:table-cell>
          <table:table-cell office:value-type="string" calcext:value-type="string">
            <text:p>Sort on linear lists</text:p>
          </table:table-cell>
          <table:table-cell table:number-columns-repeated="56"/>
        </table:table-row>
        <table:table-row table:style-name="ro1">
          <table:table-cell/>
          <table:table-cell table:formula="of:=[.B27]+1" office:value-type="float" office:value="24" calcext:value-type="float">
            <text:p>24</text:p>
          </table:table-cell>
          <table:table-cell office:value-type="string" calcext:value-type="string">
            <text:p>Demo von Sortierverfahren</text:p>
          </table:table-cell>
          <table:table-cell table:formula="of:=CONCATENATE(&quot;s_&quot;;[.C28])" office:value-type="string" office:string-value="s_Demo von Sortierverfahren" calcext:value-type="string">
            <text:p>s_Demo von Sortierverfahren</text:p>
          </table:table-cell>
          <table:table-cell office:value-type="string" calcext:value-type="string">
            <text:p>s_DemoSortierverfahren</text:p>
          </table:table-cell>
          <table:table-cell table:formula="of:=CONCATENATE([.D28];&quot;=&quot;;[.B28];;&quot;;&quot;)" office:value-type="string" office:string-value="s_Demo von Sortierverfahren=24;" calcext:value-type="string">
            <text:p>s_Demo von Sortierverfahren=24;</text:p>
          </table:table-cell>
          <table:table-cell table:formula="of:=CONCATENATE([.E28];&quot;=&quot;;[.E27];&quot; + 1;&quot;)" office:value-type="string" office:string-value="s_DemoSortierverfahren=s_SortierungLinListen + 1;" calcext:value-type="string">
            <text:p>s_DemoSortierverfahren=s_SortierungLinListen + 1;</text:p>
          </table:table-cell>
          <table:table-cell office:value-type="string" calcext:value-type="string">
            <text:p>Demo von Sortierverfahren</text:p>
          </table:table-cell>
          <table:table-cell office:value-type="string" calcext:value-type="string">
            <text:p>Demo of sorting procedures</text:p>
          </table:table-cell>
          <table:table-cell table:number-columns-repeated="56"/>
        </table:table-row>
        <table:table-row table:style-name="ro1">
          <table:table-cell/>
          <table:table-cell table:formula="of:=[.B28]+1" office:value-type="float" office:value="25" calcext:value-type="float">
            <text:p>25</text:p>
          </table:table-cell>
          <table:table-cell office:value-type="string" calcext:value-type="string">
            <text:p>Zeitmessungen</text:p>
          </table:table-cell>
          <table:table-cell table:formula="of:=CONCATENATE(&quot;s_&quot;;[.C29])" office:value-type="string" office:string-value="s_Zeitmessungen" calcext:value-type="string">
            <text:p>s_Zeitmessungen</text:p>
          </table:table-cell>
          <table:table-cell office:value-type="string" calcext:value-type="string">
            <text:p>s_Zeitmessungen</text:p>
          </table:table-cell>
          <table:table-cell table:formula="of:=CONCATENATE([.D29];&quot;=&quot;;[.B29];;&quot;;&quot;)" office:value-type="string" office:string-value="s_Zeitmessungen=25;" calcext:value-type="string">
            <text:p>s_Zeitmessungen=25;</text:p>
          </table:table-cell>
          <table:table-cell table:formula="of:=CONCATENATE([.E29];&quot;=&quot;;[.E28];&quot; + 1;&quot;)" office:value-type="string" office:string-value="s_Zeitmessungen=s_DemoSortierverfahren + 1;" calcext:value-type="string">
            <text:p>s_Zeitmessungen=s_DemoSortierverfahren + 1;</text:p>
          </table:table-cell>
          <table:table-cell office:value-type="string" calcext:value-type="string">
            <text:p>Zeitmessungen</text:p>
          </table:table-cell>
          <table:table-cell office:value-type="string" calcext:value-type="string">
            <text:p>Time measurements</text:p>
          </table:table-cell>
          <table:table-cell table:number-columns-repeated="56"/>
        </table:table-row>
        <table:table-row table:style-name="ro1">
          <table:table-cell/>
          <table:table-cell table:formula="of:=[.B29]+1" office:value-type="float" office:value="26" calcext:value-type="float">
            <text:p>26</text:p>
          </table:table-cell>
          <table:table-cell office:value-type="string" calcext:value-type="string">
            <text:p>Anzahl der Vergleiche</text:p>
          </table:table-cell>
          <table:table-cell table:formula="of:=CONCATENATE(&quot;s_&quot;;[.C30])" office:value-type="string" office:string-value="s_Anzahl der Vergleiche" calcext:value-type="string">
            <text:p>s_Anzahl der Vergleiche</text:p>
          </table:table-cell>
          <table:table-cell office:value-type="string" calcext:value-type="string">
            <text:p>s_AnzahlVergleiche</text:p>
          </table:table-cell>
          <table:table-cell table:formula="of:=CONCATENATE([.D30];&quot;=&quot;;[.B30];;&quot;;&quot;)" office:value-type="string" office:string-value="s_Anzahl der Vergleiche=26;" calcext:value-type="string">
            <text:p>s_Anzahl der Vergleiche=26;</text:p>
          </table:table-cell>
          <table:table-cell table:formula="of:=CONCATENATE([.E30];&quot;=&quot;;[.E29];&quot; + 1;&quot;)" office:value-type="string" office:string-value="s_AnzahlVergleiche=s_Zeitmessungen + 1;" calcext:value-type="string">
            <text:p>s_AnzahlVergleiche=s_Zeitmessungen + 1;</text:p>
          </table:table-cell>
          <table:table-cell office:value-type="string" calcext:value-type="string">
            <text:p>Anzahl der Vergleiche</text:p>
          </table:table-cell>
          <table:table-cell office:value-type="string" calcext:value-type="string">
            <text:p>Number of comparisons</text:p>
          </table:table-cell>
          <table:table-cell table:number-columns-repeated="56"/>
        </table:table-row>
        <table:table-row table:style-name="ro1">
          <table:table-cell/>
          <table:table-cell table:formula="of:=[.B30]+1" office:value-type="float" office:value="27" calcext:value-type="float">
            <text:p>27</text:p>
          </table:table-cell>
          <table:table-cell office:value-type="string" calcext:value-type="string">
            <text:p>Anzahl der Verschiebungen</text:p>
          </table:table-cell>
          <table:table-cell table:formula="of:=CONCATENATE(&quot;s_&quot;;[.C31])" office:value-type="string" office:string-value="s_Anzahl der Verschiebungen" calcext:value-type="string">
            <text:p>s_Anzahl der Verschiebungen</text:p>
          </table:table-cell>
          <table:table-cell office:value-type="string" calcext:value-type="string">
            <text:p>s_AnzahlVerschiebungen</text:p>
          </table:table-cell>
          <table:table-cell table:formula="of:=CONCATENATE([.D31];&quot;=&quot;;[.B31];;&quot;;&quot;)" office:value-type="string" office:string-value="s_Anzahl der Verschiebungen=27;" calcext:value-type="string">
            <text:p>s_Anzahl der Verschiebungen=27;</text:p>
          </table:table-cell>
          <table:table-cell table:formula="of:=CONCATENATE([.E31];&quot;=&quot;;[.E30];&quot; + 1;&quot;)" office:value-type="string" office:string-value="s_AnzahlVerschiebungen=s_AnzahlVergleiche + 1;" calcext:value-type="string">
            <text:p>s_AnzahlVerschiebungen=s_AnzahlVergleiche + 1;</text:p>
          </table:table-cell>
          <table:table-cell office:value-type="string" calcext:value-type="string">
            <text:p>Anzahl der Verschiebungen</text:p>
          </table:table-cell>
          <table:table-cell office:value-type="string" calcext:value-type="string">
            <text:p>Number of shifts</text:p>
          </table:table-cell>
          <table:table-cell table:number-columns-repeated="56"/>
        </table:table-row>
        <table:table-row table:style-name="ro1">
          <table:table-cell/>
          <table:table-cell table:formula="of:=[.B31]+1" office:value-type="float" office:value="28" calcext:value-type="float">
            <text:p>28</text:p>
          </table:table-cell>
          <table:table-cell office:value-type="string" calcext:value-type="string">
            <text:p>Kosten</text:p>
          </table:table-cell>
          <table:table-cell table:formula="of:=CONCATENATE(&quot;s_&quot;;[.C32])" office:value-type="string" office:string-value="s_Kosten" calcext:value-type="string">
            <text:p>s_Kosten</text:p>
          </table:table-cell>
          <table:table-cell office:value-type="string" calcext:value-type="string">
            <text:p>s_Kosten</text:p>
          </table:table-cell>
          <table:table-cell table:formula="of:=CONCATENATE([.D32];&quot;=&quot;;[.B32];;&quot;;&quot;)" office:value-type="string" office:string-value="s_Kosten=28;" calcext:value-type="string">
            <text:p>s_Kosten=28;</text:p>
          </table:table-cell>
          <table:table-cell table:formula="of:=CONCATENATE([.E32];&quot;=&quot;;[.E31];&quot; + 1;&quot;)" office:value-type="string" office:string-value="s_Kosten=s_AnzahlVerschiebungen + 1;" calcext:value-type="string">
            <text:p>s_Kosten=s_AnzahlVerschiebungen + 1;</text:p>
          </table:table-cell>
          <table:table-cell office:value-type="string" calcext:value-type="string">
            <text:p><text:s/>"Kosten" der Vergleiche und Verschiebungen</text:p>
          </table:table-cell>
          <table:table-cell office:value-type="string" calcext:value-type="string">
            <text:p>"Costs“ of comparisons and shifts</text:p>
          </table:table-cell>
          <table:table-cell table:number-columns-repeated="56"/>
        </table:table-row>
        <table:table-row table:style-name="ro1">
          <table:table-cell/>
          <table:table-cell table:formula="of:=[.B32]+1" office:value-type="float" office:value="29" calcext:value-type="float">
            <text:p>29</text:p>
          </table:table-cell>
          <table:table-cell office:value-type="string" calcext:value-type="string">
            <text:p>Sortierung von Stäben</text:p>
          </table:table-cell>
          <table:table-cell table:formula="of:=CONCATENATE(&quot;s_&quot;;[.C33])" office:value-type="string" office:string-value="s_Sortierung von Stäben" calcext:value-type="string">
            <text:p>s_Sortierung von Stäben</text:p>
          </table:table-cell>
          <table:table-cell office:value-type="string" calcext:value-type="string">
            <text:p>s_SortierungStab</text:p>
          </table:table-cell>
          <table:table-cell table:formula="of:=CONCATENATE([.D33];&quot;=&quot;;[.B33];;&quot;;&quot;)" office:value-type="string" office:string-value="s_Sortierung von Stäben=29;" calcext:value-type="string">
            <text:p>s_Sortierung von Stäben=29;</text:p>
          </table:table-cell>
          <table:table-cell table:formula="of:=CONCATENATE([.E33];&quot;=&quot;;[.E32];&quot; + 1;&quot;)" office:value-type="string" office:string-value="s_SortierungStab=s_Kosten + 1;" calcext:value-type="string">
            <text:p>s_SortierungStab=s_Kosten + 1;</text:p>
          </table:table-cell>
          <table:table-cell office:value-type="string" calcext:value-type="string">
            <text:p>Sortierung von Stäben</text:p>
          </table:table-cell>
          <table:table-cell office:value-type="string" calcext:value-type="string">
            <text:p>Sorting of bars</text:p>
          </table:table-cell>
          <table:table-cell table:number-columns-repeated="56"/>
        </table:table-row>
        <table:table-row table:style-name="ro1">
          <table:table-cell/>
          <table:table-cell table:formula="of:=[.B33]+1" office:value-type="float" office:value="30" calcext:value-type="float">
            <text:p>30</text:p>
          </table:table-cell>
          <table:table-cell office:value-type="string" calcext:value-type="string">
            <text:p>Sortierung auf Bändern</text:p>
          </table:table-cell>
          <table:table-cell table:formula="of:=CONCATENATE(&quot;s_&quot;;[.C34])" office:value-type="string" office:string-value="s_Sortierung auf Bändern" calcext:value-type="string">
            <text:p>s_Sortierung auf Bändern</text:p>
          </table:table-cell>
          <table:table-cell office:value-type="string" calcext:value-type="string">
            <text:p>s_SortierungBand</text:p>
          </table:table-cell>
          <table:table-cell table:formula="of:=CONCATENATE([.D34];&quot;=&quot;;[.B34];;&quot;;&quot;)" office:value-type="string" office:string-value="s_Sortierung auf Bändern=30;" calcext:value-type="string">
            <text:p>s_Sortierung auf Bändern=30;</text:p>
          </table:table-cell>
          <table:table-cell table:formula="of:=CONCATENATE([.E34];&quot;=&quot;;[.E33];&quot; + 1;&quot;)" office:value-type="string" office:string-value="s_SortierungBand=s_SortierungStab + 1;" calcext:value-type="string">
            <text:p>s_SortierungBand=s_SortierungStab + 1;</text:p>
          </table:table-cell>
          <table:table-cell office:value-type="string" calcext:value-type="string">
            <text:p>Sortierung auf Bändern</text:p>
          </table:table-cell>
          <table:table-cell office:value-type="string" calcext:value-type="string">
            <text:p>Sorting on tapes</text:p>
          </table:table-cell>
          <table:table-cell table:number-columns-repeated="56"/>
        </table:table-row>
        <table:table-row table:style-name="ro1">
          <table:table-cell/>
          <table:table-cell table:formula="of:=[.B34]+1" office:value-type="float" office:value="31" calcext:value-type="float">
            <text:p>31</text:p>
          </table:table-cell>
          <table:table-cell office:value-type="string" calcext:value-type="string">
            <text:p>Demo zu einigen Sortieralgorithmen</text:p>
          </table:table-cell>
          <table:table-cell table:formula="of:=CONCATENATE(&quot;s_&quot;;[.C35])" office:value-type="string" office:string-value="s_Demo zu einigen Sortieralgorithmen" calcext:value-type="string">
            <text:p>s_Demo zu einigen Sortieralgorithmen</text:p>
          </table:table-cell>
          <table:table-cell office:value-type="string" calcext:value-type="string">
            <text:p>s_DemoSortieralgorithmen</text:p>
          </table:table-cell>
          <table:table-cell table:formula="of:=CONCATENATE([.D35];&quot;=&quot;;[.B35];;&quot;;&quot;)" office:value-type="string" office:string-value="s_Demo zu einigen Sortieralgorithmen=31;" calcext:value-type="string">
            <text:p>s_Demo zu einigen Sortieralgorithmen=31;</text:p>
          </table:table-cell>
          <table:table-cell table:formula="of:=CONCATENATE([.E35];&quot;=&quot;;[.E34];&quot; + 1;&quot;)" office:value-type="string" office:string-value="s_DemoSortieralgorithmen=s_SortierungBand + 1;" calcext:value-type="string">
            <text:p>s_DemoSortieralgorithmen=s_SortierungBand + 1;</text:p>
          </table:table-cell>
          <table:table-cell office:value-type="string" calcext:value-type="string">
            <text:p>Demo zu einigen Sortieralgorithmen</text:p>
          </table:table-cell>
          <table:table-cell office:value-type="string" calcext:value-type="string">
            <text:p>Demo to some sorting algorithms</text:p>
          </table:table-cell>
          <table:table-cell table:number-columns-repeated="56"/>
        </table:table-row>
        <table:table-row table:style-name="ro1">
          <table:table-cell/>
          <table:table-cell table:formula="of:=[.B35]+1" office:value-type="float" office:value="32" calcext:value-type="float">
            <text:p>32</text:p>
          </table:table-cell>
          <table:table-cell office:value-type="string" calcext:value-type="string">
            <text:p>Vergleich der Ausführungszeiten</text:p>
          </table:table-cell>
          <table:table-cell table:formula="of:=CONCATENATE(&quot;s_&quot;;[.C36])" office:value-type="string" office:string-value="s_Vergleich der Ausführungszeiten" calcext:value-type="string">
            <text:p>s_Vergleich der Ausführungszeiten</text:p>
          </table:table-cell>
          <table:table-cell office:value-type="string" calcext:value-type="string">
            <text:p>s_VergleichZeiten</text:p>
          </table:table-cell>
          <table:table-cell table:formula="of:=CONCATENATE([.D36];&quot;=&quot;;[.B36];;&quot;;&quot;)" office:value-type="string" office:string-value="s_Vergleich der Ausführungszeiten=32;" calcext:value-type="string">
            <text:p>s_Vergleich der Ausführungszeiten=32;</text:p>
          </table:table-cell>
          <table:table-cell table:formula="of:=CONCATENATE([.E36];&quot;=&quot;;[.E35];&quot; + 1;&quot;)" office:value-type="string" office:string-value="s_VergleichZeiten=s_DemoSortieralgorithmen + 1;" calcext:value-type="string">
            <text:p>s_VergleichZeiten=s_DemoSortieralgorithmen + 1;</text:p>
          </table:table-cell>
          <table:table-cell office:value-type="string" calcext:value-type="string">
            <text:p>Vergleich der Ausführungszeiten</text:p>
          </table:table-cell>
          <table:table-cell office:value-type="string" calcext:value-type="string">
            <text:p>Comparison of execution times</text:p>
          </table:table-cell>
          <table:table-cell table:number-columns-repeated="56"/>
        </table:table-row>
        <table:table-row table:style-name="ro1">
          <table:table-cell/>
          <table:table-cell table:formula="of:=[.B36]+1" office:value-type="float" office:value="33" calcext:value-type="float">
            <text:p>33</text:p>
          </table:table-cell>
          <table:table-cell office:value-type="string" calcext:value-type="string">
            <text:p>Bestimme Anzahl der Verschiebungen</text:p>
          </table:table-cell>
          <table:table-cell table:formula="of:=CONCATENATE(&quot;s_&quot;;[.C37])" office:value-type="string" office:string-value="s_Bestimme Anzahl der Verschiebungen" calcext:value-type="string">
            <text:p>s_Bestimme Anzahl der Verschiebungen</text:p>
          </table:table-cell>
          <table:table-cell office:value-type="string" calcext:value-type="string">
            <text:p>s_BestimmeVerschiebungen</text:p>
          </table:table-cell>
          <table:table-cell table:formula="of:=CONCATENATE([.D37];&quot;=&quot;;[.B37];;&quot;;&quot;)" office:value-type="string" office:string-value="s_Bestimme Anzahl der Verschiebungen=33;" calcext:value-type="string">
            <text:p>s_Bestimme Anzahl der Verschiebungen=33;</text:p>
          </table:table-cell>
          <table:table-cell table:formula="of:=CONCATENATE([.E37];&quot;=&quot;;[.E36];&quot; + 1;&quot;)" office:value-type="string" office:string-value="s_BestimmeVerschiebungen=s_VergleichZeiten + 1;" calcext:value-type="string">
            <text:p>s_BestimmeVerschiebungen=s_VergleichZeiten + 1;</text:p>
          </table:table-cell>
          <table:table-cell office:value-type="string" calcext:value-type="string">
            <text:p>Bestimme Anzahl der Verschiebungen</text:p>
          </table:table-cell>
          <table:table-cell office:value-type="string" calcext:value-type="string">
            <text:p>Determine the number of shifts</text:p>
          </table:table-cell>
          <table:table-cell table:number-columns-repeated="56"/>
        </table:table-row>
        <table:table-row table:style-name="ro1">
          <table:table-cell/>
          <table:table-cell table:formula="of:=[.B37]+1" office:value-type="float" office:value="34" calcext:value-type="float">
            <text:p>34</text:p>
          </table:table-cell>
          <table:table-cell office:value-type="string" calcext:value-type="string">
            <text:p>Bestimme Anzahl der Vergleichen</text:p>
          </table:table-cell>
          <table:table-cell table:formula="of:=CONCATENATE(&quot;s_&quot;;[.C38])" office:value-type="string" office:string-value="s_Bestimme Anzahl der Vergleichen" calcext:value-type="string">
            <text:p>s_Bestimme Anzahl der Vergleichen</text:p>
          </table:table-cell>
          <table:table-cell office:value-type="string" calcext:value-type="string">
            <text:p>s_BestimmeVergleiche</text:p>
          </table:table-cell>
          <table:table-cell table:formula="of:=CONCATENATE([.D38];&quot;=&quot;;[.B38];;&quot;;&quot;)" office:value-type="string" office:string-value="s_Bestimme Anzahl der Vergleichen=34;" calcext:value-type="string">
            <text:p>s_Bestimme Anzahl der Vergleichen=34;</text:p>
          </table:table-cell>
          <table:table-cell table:formula="of:=CONCATENATE([.E38];&quot;=&quot;;[.E37];&quot; + 1;&quot;)" office:value-type="string" office:string-value="s_BestimmeVergleiche=s_BestimmeVerschiebungen + 1;" calcext:value-type="string">
            <text:p>s_BestimmeVergleiche=s_BestimmeVerschiebungen + 1;</text:p>
          </table:table-cell>
          <table:table-cell office:value-type="string" calcext:value-type="string">
            <text:p>Bestimme Anzahl der Vergleichen</text:p>
          </table:table-cell>
          <table:table-cell office:value-type="string" calcext:value-type="string">
            <text:p>Determine the number of comparisons</text:p>
          </table:table-cell>
          <table:table-cell table:number-columns-repeated="56"/>
        </table:table-row>
        <table:table-row table:style-name="ro1">
          <table:table-cell/>
          <table:table-cell table:formula="of:=[.B38]+1" office:value-type="float" office:value="35" calcext:value-type="float">
            <text:p>35</text:p>
          </table:table-cell>
          <table:table-cell office:value-type="string" calcext:value-type="string">
            <text:p>Bestimme die "Kosten"</text:p>
          </table:table-cell>
          <table:table-cell table:formula="of:=CONCATENATE(&quot;s_&quot;;[.C39])" office:value-type="string" office:string-value="s_Bestimme die &quot;Kosten&quot;" calcext:value-type="string">
            <text:p>s_Bestimme die "Kosten"</text:p>
          </table:table-cell>
          <table:table-cell office:value-type="string" calcext:value-type="string">
            <text:p>s_BestimmeKosten</text:p>
          </table:table-cell>
          <table:table-cell table:formula="of:=CONCATENATE([.D39];&quot;=&quot;;[.B39];;&quot;;&quot;)" office:value-type="string" office:string-value="s_Bestimme die &quot;Kosten&quot;=35;" calcext:value-type="string">
            <text:p>s_Bestimme die "Kosten"=35;</text:p>
          </table:table-cell>
          <table:table-cell table:formula="of:=CONCATENATE([.E39];&quot;=&quot;;[.E38];&quot; + 1;&quot;)" office:value-type="string" office:string-value="s_BestimmeKosten=s_BestimmeVergleiche + 1;" calcext:value-type="string">
            <text:p>s_BestimmeKosten=s_BestimmeVergleiche + 1;</text:p>
          </table:table-cell>
          <table:table-cell office:value-type="string" calcext:value-type="string">
            <text:p>Bestimme die "Kosten"</text:p>
          </table:table-cell>
          <table:table-cell office:value-type="string" calcext:value-type="string">
            <text:p>Determine the "cost"</text:p>
          </table:table-cell>
          <table:table-cell table:number-columns-repeated="56"/>
        </table:table-row>
        <table:table-row table:style-name="ro1">
          <table:table-cell/>
          <table:table-cell table:formula="of:=[.B39]+1" office:value-type="float" office:value="36" calcext:value-type="float">
            <text:p>36</text:p>
          </table:table-cell>
          <table:table-cell office:value-type="string" calcext:value-type="string">
            <text:p>Beispiel einer Bandsortierung</text:p>
          </table:table-cell>
          <table:table-cell table:formula="of:=CONCATENATE(&quot;s_&quot;;[.C40])" office:value-type="string" office:string-value="s_Beispiel einer Bandsortierung" calcext:value-type="string">
            <text:p>s_Beispiel einer Bandsortierung</text:p>
          </table:table-cell>
          <table:table-cell office:value-type="string" calcext:value-type="string">
            <text:p>s_BeispieBandsortierung</text:p>
          </table:table-cell>
          <table:table-cell table:formula="of:=CONCATENATE([.D40];&quot;=&quot;;[.B40];;&quot;;&quot;)" office:value-type="string" office:string-value="s_Beispiel einer Bandsortierung=36;" calcext:value-type="string">
            <text:p>s_Beispiel einer Bandsortierung=36;</text:p>
          </table:table-cell>
          <table:table-cell table:formula="of:=CONCATENATE([.E40];&quot;=&quot;;[.E39];&quot; + 1;&quot;)" office:value-type="string" office:string-value="s_BeispieBandsortierung=s_BestimmeKosten + 1;" calcext:value-type="string">
            <text:p>s_BeispieBandsortierung=s_BestimmeKosten + 1;</text:p>
          </table:table-cell>
          <table:table-cell office:value-type="string" calcext:value-type="string">
            <text:p>Beispiel einer Bandsortierung</text:p>
          </table:table-cell>
          <table:table-cell office:value-type="string" calcext:value-type="string">
            <text:p>Example of a band sorting</text:p>
          </table:table-cell>
          <table:table-cell table:number-columns-repeated="56"/>
        </table:table-row>
        <table:table-row table:style-name="ro1">
          <table:table-cell/>
          <table:table-cell table:formula="of:=[.B40]+1" office:value-type="float" office:value="37" calcext:value-type="float">
            <text:p>37</text:p>
          </table:table-cell>
          <table:table-cell office:value-type="string" calcext:value-type="string">
            <text:p>Zahlenfeld erzeugen</text:p>
          </table:table-cell>
          <table:table-cell table:formula="of:=CONCATENATE(&quot;s_&quot;;[.C41])" office:value-type="string" office:string-value="s_Zahlenfeld erzeugen" calcext:value-type="string">
            <text:p>s_Zahlenfeld erzeugen</text:p>
          </table:table-cell>
          <table:table-cell office:value-type="string" calcext:value-type="string">
            <text:p>s_ZahlenfeldErzeugen</text:p>
          </table:table-cell>
          <table:table-cell table:formula="of:=CONCATENATE([.D41];&quot;=&quot;;[.B41];;&quot;;&quot;)" office:value-type="string" office:string-value="s_Zahlenfeld erzeugen=37;" calcext:value-type="string">
            <text:p>s_Zahlenfeld erzeugen=37;</text:p>
          </table:table-cell>
          <table:table-cell table:formula="of:=CONCATENATE([.E41];&quot;=&quot;;[.E40];&quot; + 1;&quot;)" office:value-type="string" office:string-value="s_ZahlenfeldErzeugen=s_BeispieBandsortierung + 1;" calcext:value-type="string">
            <text:p>s_ZahlenfeldErzeugen=s_BeispieBandsortierung + 1;</text:p>
          </table:table-cell>
          <table:table-cell office:value-type="string" calcext:value-type="string">
            <text:p>Zahlenfeld erzeugen</text:p>
          </table:table-cell>
          <table:table-cell office:value-type="string" calcext:value-type="string">
            <text:p>Create a number field</text:p>
          </table:table-cell>
          <table:table-cell table:number-columns-repeated="56"/>
        </table:table-row>
        <table:table-row table:style-name="ro1">
          <table:table-cell/>
          <table:table-cell table:formula="of:=[.B41]+1" office:value-type="float" office:value="38" calcext:value-type="float">
            <text:p>38</text:p>
          </table:table-cell>
          <table:table-cell office:value-type="string" calcext:value-type="string">
            <text:p>ListenArt</text:p>
          </table:table-cell>
          <table:table-cell table:formula="of:=CONCATENATE(&quot;s_&quot;;[.C42])" office:value-type="string" office:string-value="s_ListenArt" calcext:value-type="string">
            <text:p>s_ListenArt</text:p>
          </table:table-cell>
          <table:table-cell office:value-type="string" calcext:value-type="string">
            <text:p>s_ListenArt</text:p>
          </table:table-cell>
          <table:table-cell table:formula="of:=CONCATENATE([.D42];&quot;=&quot;;[.B42];;&quot;;&quot;)" office:value-type="string" office:string-value="s_ListenArt=38;" calcext:value-type="string">
            <text:p>s_ListenArt=38;</text:p>
          </table:table-cell>
          <table:table-cell table:formula="of:=CONCATENATE([.E42];&quot;=&quot;;[.E41];&quot; + 1;&quot;)" office:value-type="string" office:string-value="s_ListenArt=s_ZahlenfeldErzeugen + 1;" calcext:value-type="string">
            <text:p>s_ListenArt=s_ZahlenfeldErzeugen + 1;</text:p>
          </table:table-cell>
          <table:table-cell office:value-type="string" calcext:value-type="string">
            <text:p>ListenArt</text:p>
          </table:table-cell>
          <table:table-cell office:value-type="string" calcext:value-type="string">
            <text:p>List type</text:p>
          </table:table-cell>
          <table:table-cell table:number-columns-repeated="56"/>
        </table:table-row>
        <table:table-row table:style-name="ro1">
          <table:table-cell/>
          <table:table-cell table:formula="of:=[.B42]+1" office:value-type="float" office:value="39" calcext:value-type="float">
            <text:p>39</text:p>
          </table:table-cell>
          <table:table-cell office:value-type="string" calcext:value-type="string">
            <text:p>normal</text:p>
          </table:table-cell>
          <table:table-cell table:formula="of:=CONCATENATE(&quot;s_&quot;;[.C43])" office:value-type="string" office:string-value="s_normal" calcext:value-type="string">
            <text:p>s_normal</text:p>
          </table:table-cell>
          <table:table-cell office:value-type="string" calcext:value-type="string">
            <text:p>s_normal</text:p>
          </table:table-cell>
          <table:table-cell table:formula="of:=CONCATENATE([.D43];&quot;=&quot;;[.B43];;&quot;;&quot;)" office:value-type="string" office:string-value="s_normal=39;" calcext:value-type="string">
            <text:p>s_normal=39;</text:p>
          </table:table-cell>
          <table:table-cell table:formula="of:=CONCATENATE([.E43];&quot;=&quot;;[.E42];&quot; + 1;&quot;)" office:value-type="string" office:string-value="s_normal=s_ListenArt + 1;" calcext:value-type="string">
            <text:p>s_normal=s_ListenArt + 1;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56"/>
        </table:table-row>
        <table:table-row table:style-name="ro1">
          <table:table-cell/>
          <table:table-cell table:formula="of:=[.B43]+1" office:value-type="float" office:value="40" calcext:value-type="float">
            <text:p>40</text:p>
          </table:table-cell>
          <table:table-cell office:value-type="string" calcext:value-type="string">
            <text:p>ohne Doppel</text:p>
          </table:table-cell>
          <table:table-cell table:formula="of:=CONCATENATE(&quot;s_&quot;;[.C44])" office:value-type="string" office:string-value="s_ohne Doppel" calcext:value-type="string">
            <text:p>s_ohne Doppel</text:p>
          </table:table-cell>
          <table:table-cell office:value-type="string" calcext:value-type="string">
            <text:p>s_ohneDoppel</text:p>
          </table:table-cell>
          <table:table-cell table:formula="of:=CONCATENATE([.D44];&quot;=&quot;;[.B44];;&quot;;&quot;)" office:value-type="string" office:string-value="s_ohne Doppel=40;" calcext:value-type="string">
            <text:p>s_ohne Doppel=40;</text:p>
          </table:table-cell>
          <table:table-cell table:formula="of:=CONCATENATE([.E44];&quot;=&quot;;[.E43];&quot; + 1;&quot;)" office:value-type="string" office:string-value="s_ohneDoppel=s_normal + 1;" calcext:value-type="string">
            <text:p>s_ohneDoppel=s_normal + 1;</text:p>
          </table:table-cell>
          <table:table-cell office:value-type="string" calcext:value-type="string">
            <text:p>ohne Doppel</text:p>
          </table:table-cell>
          <table:table-cell office:value-type="string" calcext:value-type="string">
            <text:p>without double</text:p>
          </table:table-cell>
          <table:table-cell table:number-columns-repeated="56"/>
        </table:table-row>
        <table:table-row table:style-name="ro1">
          <table:table-cell/>
          <table:table-cell table:formula="of:=[.B44]+1" office:value-type="float" office:value="41" calcext:value-type="float">
            <text:p>41</text:p>
          </table:table-cell>
          <table:table-cell office:value-type="string" calcext:value-type="string">
            <text:p>umgekehrt</text:p>
          </table:table-cell>
          <table:table-cell table:formula="of:=CONCATENATE(&quot;s_&quot;;[.C45])" office:value-type="string" office:string-value="s_umgekehrt" calcext:value-type="string">
            <text:p>s_umgekehrt</text:p>
          </table:table-cell>
          <table:table-cell office:value-type="string" calcext:value-type="string">
            <text:p>s_umgekehrt</text:p>
          </table:table-cell>
          <table:table-cell table:formula="of:=CONCATENATE([.D45];&quot;=&quot;;[.B45];;&quot;;&quot;)" office:value-type="string" office:string-value="s_umgekehrt=41;" calcext:value-type="string">
            <text:p>s_umgekehrt=41;</text:p>
          </table:table-cell>
          <table:table-cell table:formula="of:=CONCATENATE([.E45];&quot;=&quot;;[.E44];&quot; + 1;&quot;)" office:value-type="string" office:string-value="s_umgekehrt=s_ohneDoppel + 1;" calcext:value-type="string">
            <text:p>s_umgekehrt=s_ohneDoppel + 1;</text:p>
          </table:table-cell>
          <table:table-cell office:value-type="string" calcext:value-type="string">
            <text:p>umgekehrt</text:p>
          </table:table-cell>
          <table:table-cell office:value-type="string" calcext:value-type="string">
            <text:p>inverse sorted</text:p>
          </table:table-cell>
          <table:table-cell table:number-columns-repeated="56"/>
        </table:table-row>
        <table:table-row table:style-name="ro1">
          <table:table-cell/>
          <table:table-cell table:formula="of:=[.B45]+1" office:value-type="float" office:value="42" calcext:value-type="float">
            <text:p>42</text:p>
          </table:table-cell>
          <table:table-cell office:value-type="string" calcext:value-type="string">
            <text:p>Feldgröße</text:p>
          </table:table-cell>
          <table:table-cell table:formula="of:=CONCATENATE(&quot;s_&quot;;[.C46])" office:value-type="string" office:string-value="s_Feldgröße" calcext:value-type="string">
            <text:p>s_Feldgröße</text:p>
          </table:table-cell>
          <table:table-cell office:value-type="string" calcext:value-type="string">
            <text:p>s_Feldgroesse</text:p>
          </table:table-cell>
          <table:table-cell table:formula="of:=CONCATENATE([.D46];&quot;=&quot;;[.B46];;&quot;;&quot;)" office:value-type="string" office:string-value="s_Feldgröße=42;" calcext:value-type="string">
            <text:p>s_Feldgröße=42;</text:p>
          </table:table-cell>
          <table:table-cell table:formula="of:=CONCATENATE([.E46];&quot;=&quot;;[.E45];&quot; + 1;&quot;)" office:value-type="string" office:string-value="s_Feldgroesse=s_umgekehrt + 1;" calcext:value-type="string">
            <text:p>s_Feldgroesse=s_umgekehrt + 1;</text:p>
          </table:table-cell>
          <table:table-cell office:value-type="string" calcext:value-type="string">
            <text:p>Feldgröße</text:p>
          </table:table-cell>
          <table:table-cell office:value-type="string" calcext:value-type="string">
            <text:p>field size</text:p>
          </table:table-cell>
          <table:table-cell table:number-columns-repeated="56"/>
        </table:table-row>
        <table:table-row table:style-name="ro1">
          <table:table-cell/>
          <table:table-cell table:formula="of:=[.B46]+1" office:value-type="float" office:value="43" calcext:value-type="float">
            <text:p>43</text:p>
          </table:table-cell>
          <table:table-cell office:value-type="string" calcext:value-type="string">
            <text:p>Farbauswahl</text:p>
          </table:table-cell>
          <table:table-cell table:formula="of:=CONCATENATE(&quot;s_&quot;;[.C47])" office:value-type="string" office:string-value="s_Farbauswahl" calcext:value-type="string">
            <text:p>s_Farbauswahl</text:p>
          </table:table-cell>
          <table:table-cell office:value-type="string" calcext:value-type="string">
            <text:p>s_Farbauswahl</text:p>
          </table:table-cell>
          <table:table-cell table:formula="of:=CONCATENATE([.D47];&quot;=&quot;;[.B47];;&quot;;&quot;)" office:value-type="string" office:string-value="s_Farbauswahl=43;" calcext:value-type="string">
            <text:p>s_Farbauswahl=43;</text:p>
          </table:table-cell>
          <table:table-cell table:formula="of:=CONCATENATE([.E47];&quot;=&quot;;[.E46];&quot; + 1;&quot;)" office:value-type="string" office:string-value="s_Farbauswahl=s_Feldgroesse + 1;" calcext:value-type="string">
            <text:p>s_Farbauswahl=s_Feldgroesse + 1;</text:p>
          </table:table-cell>
          <table:table-cell office:value-type="string" calcext:value-type="string">
            <text:p>Farbauswahl</text:p>
          </table:table-cell>
          <table:table-cell office:value-type="string" calcext:value-type="string">
            <text:p>color selection</text:p>
          </table:table-cell>
          <table:table-cell table:number-columns-repeated="56"/>
        </table:table-row>
        <table:table-row table:style-name="ro1">
          <table:table-cell/>
          <table:table-cell table:formula="of:=[.B47]+1" office:value-type="float" office:value="44" calcext:value-type="float">
            <text:p>44</text:p>
          </table:table-cell>
          <table:table-cell office:value-type="string" calcext:value-type="string">
            <text:p>Animationen schliessen</text:p>
          </table:table-cell>
          <table:table-cell table:formula="of:=CONCATENATE(&quot;s_&quot;;[.C48])" office:value-type="string" office:string-value="s_Animationen schliessen" calcext:value-type="string">
            <text:p>s_Animationen schliessen</text:p>
          </table:table-cell>
          <table:table-cell office:value-type="string" calcext:value-type="string">
            <text:p>s_AniSchliessen</text:p>
          </table:table-cell>
          <table:table-cell table:formula="of:=CONCATENATE([.D48];&quot;=&quot;;[.B48];;&quot;;&quot;)" office:value-type="string" office:string-value="s_Animationen schliessen=44;" calcext:value-type="string">
            <text:p>s_Animationen schliessen=44;</text:p>
          </table:table-cell>
          <table:table-cell table:formula="of:=CONCATENATE([.E48];&quot;=&quot;;[.E47];&quot; + 1;&quot;)" office:value-type="string" office:string-value="s_AniSchliessen=s_Farbauswahl + 1;" calcext:value-type="string">
            <text:p>s_AniSchliessen=s_Farbauswahl + 1;</text:p>
          </table:table-cell>
          <table:table-cell office:value-type="string" calcext:value-type="string">
            <text:p>Animationen schliessen</text:p>
          </table:table-cell>
          <table:table-cell office:value-type="string" calcext:value-type="string">
            <text:p>close animations</text:p>
          </table:table-cell>
          <table:table-cell table:number-columns-repeated="56"/>
        </table:table-row>
        <table:table-row table:style-name="ro1">
          <table:table-cell/>
          <table:table-cell table:formula="of:=[.B48]+1" office:value-type="float" office:value="45" calcext:value-type="float">
            <text:p>45</text:p>
          </table:table-cell>
          <table:table-cell office:value-type="string" calcext:value-type="string">
            <text:p>Programm beenden</text:p>
          </table:table-cell>
          <table:table-cell table:formula="of:=CONCATENATE(&quot;s_&quot;;[.C49])" office:value-type="string" office:string-value="s_Programm beenden" calcext:value-type="string">
            <text:p>s_Programm beenden</text:p>
          </table:table-cell>
          <table:table-cell office:value-type="string" calcext:value-type="string">
            <text:p>s_ProgrammBeenden</text:p>
          </table:table-cell>
          <table:table-cell table:formula="of:=CONCATENATE([.D49];&quot;=&quot;;[.B49];;&quot;;&quot;)" office:value-type="string" office:string-value="s_Programm beenden=45;" calcext:value-type="string">
            <text:p>s_Programm beenden=45;</text:p>
          </table:table-cell>
          <table:table-cell table:formula="of:=CONCATENATE([.E49];&quot;=&quot;;[.E48];&quot; + 1;&quot;)" office:value-type="string" office:string-value="s_ProgrammBeenden=s_AniSchliessen + 1;" calcext:value-type="string">
            <text:p>s_ProgrammBeenden=s_AniSchliessen + 1;</text:p>
          </table:table-cell>
          <table:table-cell office:value-type="string" calcext:value-type="string">
            <text:p>Programm beenden</text:p>
          </table:table-cell>
          <table:table-cell office:value-type="string" calcext:value-type="string">
            <text:p>exit program 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Verschiebungen</text:p>
          </table:table-cell>
          <table:table-cell table:number-columns-repeated="3"/>
          <table:table-cell table:number-columns-repeated="3" table:style-name="ce16" office:value-type="string" calcext:value-type="string">
            <text:p>// SortUnitVerschiebungen</text:p>
          </table:table-cell>
          <table:table-cell table:number-columns-repeated="56"/>
        </table:table-row>
        <table:table-row table:style-name="ro1">
          <table:table-cell/>
          <table:table-cell table:formula="of:=[.B49]+1" office:value-type="float" office:value="46" calcext:value-type="float">
            <text:p>46</text:p>
          </table:table-cell>
          <table:table-cell office:value-type="string" calcext:value-type="string">
            <text:p>in Abhängigkeit von der Listenlänge (Rechtsklick: Ausgleichsfunktion)</text:p>
          </table:table-cell>
          <table:table-cell table:formula="of:=CONCATENATE(&quot;s_&quot;;[.C51])" office:value-type="string" office:string-value="s_in Abhängigkeit von der Listenlänge (Rechtsklick: Ausgleichsfunktion)" calcext:value-type="string">
            <text:p>s_in Abhängigkeit von der Listenlänge (Rechtsklick: Ausgleichsfunktion)</text:p>
          </table:table-cell>
          <table:table-cell office:value-type="string" calcext:value-type="string">
            <text:p>s_nachListenLaenge</text:p>
          </table:table-cell>
          <table:table-cell table:formula="of:=CONCATENATE([.D51];&quot;=&quot;;[.B51];;&quot;;&quot;)" office:value-type="string" office:string-value="s_in Abhängigkeit von der Listenlänge (Rechtsklick: Ausgleichsfunktion)=46;" calcext:value-type="string">
            <text:p>s_in Abhängigkeit von der Listenlänge (Rechtsklick: Ausgleichsfunktion)=46;</text:p>
          </table:table-cell>
          <table:table-cell table:formula="of:=CONCATENATE([.E51];&quot;=&quot;;[.E49];&quot; + 1;&quot;)" office:value-type="string" office:string-value="s_nachListenLaenge=s_ProgrammBeenden + 1;" calcext:value-type="string">
            <text:p>s_nachListenLaenge=s_ProgrammBeenden + 1;</text:p>
          </table:table-cell>
          <table:table-cell office:value-type="string" calcext:value-type="string">
            <text:p>in Abhängigkeit von der Listenlänge (Rechtsklick: Ausgleichsfunktion)</text:p>
          </table:table-cell>
          <table:table-cell office:value-type="string" calcext:value-type="string">
            <text:p>depending on the length of the list (right-click: balancing function)</text:p>
          </table:table-cell>
          <table:table-cell table:number-columns-repeated="56"/>
        </table:table-row>
        <table:table-row table:style-name="ro1">
          <table:table-cell/>
          <table:table-cell table:formula="of:=[.B51]+1" office:value-type="float" office:value="47" calcext:value-type="float">
            <text:p>47</text:p>
          </table:table-cell>
          <table:table-cell office:value-type="string" calcext:value-type="string">
            <text:p>Kurve zeichnen?</text:p>
          </table:table-cell>
          <table:table-cell table:formula="of:=CONCATENATE(&quot;s_&quot;;[.C52])" office:value-type="string" office:string-value="s_Kurve zeichnen?" calcext:value-type="string">
            <text:p>s_Kurve zeichnen?</text:p>
          </table:table-cell>
          <table:table-cell office:value-type="string" calcext:value-type="string">
            <text:p>s_KurveZeichnen</text:p>
          </table:table-cell>
          <table:table-cell table:formula="of:=CONCATENATE([.D52];&quot;=&quot;;[.B52];;&quot;;&quot;)" office:value-type="string" office:string-value="s_Kurve zeichnen?=47;" calcext:value-type="string">
            <text:p>s_Kurve zeichnen?=47;</text:p>
          </table:table-cell>
          <table:table-cell table:formula="of:=CONCATENATE([.E52];&quot;=&quot;;[.E51];&quot; + 1;&quot;)" office:value-type="string" office:string-value="s_KurveZeichnen=s_nachListenLaenge + 1;" calcext:value-type="string">
            <text:p>s_KurveZeichnen=s_nachListenLaenge + 1;</text:p>
          </table:table-cell>
          <table:table-cell office:value-type="string" calcext:value-type="string">
            <text:p>Kurve zeichnen?</text:p>
          </table:table-cell>
          <table:table-cell office:value-type="string" calcext:value-type="string">
            <text:p>Draw curve?</text:p>
          </table:table-cell>
          <table:table-cell table:number-columns-repeated="56"/>
        </table:table-row>
        <table:table-row table:style-name="ro1">
          <table:table-cell/>
          <table:table-cell table:formula="of:=[.B52]+1" office:value-type="float" office:value="48" calcext:value-type="float">
            <text:p>48</text:p>
          </table:table-cell>
          <table:table-cell office:value-type="string" calcext:value-type="string">
            <text:p>Ausgleichskurve für</text:p>
          </table:table-cell>
          <table:table-cell table:formula="of:=CONCATENATE(&quot;s_&quot;;[.C53])" office:value-type="string" office:string-value="s_Ausgleichskurve für" calcext:value-type="string">
            <text:p>s_Ausgleichskurve für</text:p>
          </table:table-cell>
          <table:table-cell office:value-type="string" calcext:value-type="string">
            <text:p>s_Ausgleichskurve</text:p>
          </table:table-cell>
          <table:table-cell table:formula="of:=CONCATENATE([.D53];&quot;=&quot;;[.B53];;&quot;;&quot;)" office:value-type="string" office:string-value="s_Ausgleichskurve für=48;" calcext:value-type="string">
            <text:p>s_Ausgleichskurve für=48;</text:p>
          </table:table-cell>
          <table:table-cell table:formula="of:=CONCATENATE([.E53];&quot;=&quot;;[.E52];&quot; + 1;&quot;)" office:value-type="string" office:string-value="s_Ausgleichskurve=s_KurveZeichnen + 1;" calcext:value-type="string">
            <text:p>s_Ausgleichskurve=s_KurveZeichnen + 1;</text:p>
          </table:table-cell>
          <table:table-cell office:value-type="string" calcext:value-type="string">
            <text:p>Ausgleichskurve für</text:p>
          </table:table-cell>
          <table:table-cell office:value-type="string" calcext:value-type="string">
            <text:p>regression curve for</text:p>
          </table:table-cell>
          <table:table-cell table:number-columns-repeated="56"/>
        </table:table-row>
        <table:table-row table:style-name="ro1">
          <table:table-cell/>
          <table:table-cell table:formula="of:=[.B53]+1" office:value-type="float" office:value="49" calcext:value-type="float">
            <text:p>49</text:p>
          </table:table-cell>
          <table:table-cell office:value-type="string" calcext:value-type="string">
            <text:p>TheorieKurve</text:p>
          </table:table-cell>
          <table:table-cell table:formula="of:=CONCATENATE(&quot;s_&quot;;[.C54])" office:value-type="string" office:string-value="s_TheorieKurve" calcext:value-type="string">
            <text:p>s_TheorieKurve</text:p>
          </table:table-cell>
          <table:table-cell office:value-type="string" calcext:value-type="string">
            <text:p>s_TheorieKurve</text:p>
          </table:table-cell>
          <table:table-cell table:formula="of:=CONCATENATE([.D54];&quot;=&quot;;[.B54];;&quot;;&quot;)" office:value-type="string" office:string-value="s_TheorieKurve=49;" calcext:value-type="string">
            <text:p>s_TheorieKurve=49;</text:p>
          </table:table-cell>
          <table:table-cell table:formula="of:=CONCATENATE([.E54];&quot;=&quot;;[.E53];&quot; + 1;&quot;)" office:value-type="string" office:string-value="s_TheorieKurve=s_Ausgleichskurve + 1;" calcext:value-type="string">
            <text:p>s_TheorieKurve=s_Ausgleichskurve + 1;</text:p>
          </table:table-cell>
          <table:table-cell office:value-type="string" calcext:value-type="string">
            <text:p>theoretische Funktion eingeben</text:p>
          </table:table-cell>
          <table:table-cell office:value-type="string" calcext:value-type="string">
            <text:p>insert theoretical function</text:p>
          </table:table-cell>
          <table:table-cell table:number-columns-repeated="56"/>
        </table:table-row>
        <table:table-row table:style-name="ro1">
          <table:table-cell/>
          <table:table-cell table:formula="of:=[.B54]+1" office:value-type="float" office:value="50" calcext:value-type="float">
            <text:p>50</text:p>
          </table:table-cell>
          <table:table-cell office:value-type="string" calcext:value-type="string">
            <text:p>Keine Kurve gefunden</text:p>
          </table:table-cell>
          <table:table-cell table:formula="of:=CONCATENATE(&quot;s_&quot;;[.C55])" office:value-type="string" office:string-value="s_Keine Kurve gefunden" calcext:value-type="string">
            <text:p>s_Keine Kurve gefunden</text:p>
          </table:table-cell>
          <table:table-cell office:value-type="string" calcext:value-type="string">
            <text:p>s_KeineKurve</text:p>
          </table:table-cell>
          <table:table-cell table:formula="of:=CONCATENATE([.D55];&quot;=&quot;;[.B55];;&quot;;&quot;)" office:value-type="string" office:string-value="s_Keine Kurve gefunden=50;" calcext:value-type="string">
            <text:p>s_Keine Kurve gefunden=50;</text:p>
          </table:table-cell>
          <table:table-cell table:formula="of:=CONCATENATE([.E55];&quot;=&quot;;[.E54];&quot; + 1;&quot;)" office:value-type="string" office:string-value="s_KeineKurve=s_TheorieKurve + 1;" calcext:value-type="string">
            <text:p>s_KeineKurve=s_TheorieKurve + 1;</text:p>
          </table:table-cell>
          <table:table-cell office:value-type="string" calcext:value-type="string">
            <text:p>Keine Kurve gefunden</text:p>
          </table:table-cell>
          <table:table-cell office:value-type="string" calcext:value-type="string">
            <text:p>No curve found</text:p>
          </table:table-cell>
          <table:table-cell table:number-columns-repeated="56"/>
        </table:table-row>
        <table:table-row table:style-name="ro1">
          <table:table-cell/>
          <table:table-cell table:formula="of:=[.B55]+1" office:value-type="float" office:value="51" calcext:value-type="float">
            <text:p>51</text:p>
          </table:table-cell>
          <table:table-cell office:value-type="string" calcext:value-type="string">
            <text:p>vergleiche ausgewählte Verfahren</text:p>
          </table:table-cell>
          <table:table-cell table:formula="of:=CONCATENATE(&quot;s_&quot;;[.C56])" office:value-type="string" office:string-value="s_vergleiche ausgewählte Verfahren" calcext:value-type="string">
            <text:p>s_vergleiche ausgewählte Verfahren</text:p>
          </table:table-cell>
          <table:table-cell office:value-type="string" calcext:value-type="string">
            <text:p>s_vergleicheVerfahren</text:p>
          </table:table-cell>
          <table:table-cell table:formula="of:=CONCATENATE([.D56];&quot;=&quot;;[.B56];;&quot;;&quot;)" office:value-type="string" office:string-value="s_vergleiche ausgewählte Verfahren=51;" calcext:value-type="string">
            <text:p>s_vergleiche ausgewählte Verfahren=51;</text:p>
          </table:table-cell>
          <table:table-cell table:formula="of:=CONCATENATE([.E56];&quot;=&quot;;[.E55];&quot; + 1;&quot;)" office:value-type="string" office:string-value="s_vergleicheVerfahren=s_KeineKurve + 1;" calcext:value-type="string">
            <text:p>s_vergleicheVerfahren=s_KeineKurve + 1;</text:p>
          </table:table-cell>
          <table:table-cell office:value-type="string" calcext:value-type="string">
            <text:p>vergleiche ausgewählte Verfahren</text:p>
          </table:table-cell>
          <table:table-cell office:value-type="string" calcext:value-type="string">
            <text:p>Compare selected procedures</text:p>
          </table:table-cell>
          <table:table-cell table:number-columns-repeated="56"/>
        </table:table-row>
        <table:table-row table:style-name="ro1">
          <table:table-cell/>
          <table:table-cell table:formula="of:=[.B56]+1" office:value-type="float" office:value="52" calcext:value-type="float">
            <text:p>52</text:p>
          </table:table-cell>
          <table:table-cell office:value-type="string" calcext:value-type="string">
            <text:p>Anzahl der Durchläufe</text:p>
          </table:table-cell>
          <table:table-cell table:formula="of:=CONCATENATE(&quot;s_&quot;;[.C57])" office:value-type="string" office:string-value="s_Anzahl der Durchläufe" calcext:value-type="string">
            <text:p>s_Anzahl der Durchläufe</text:p>
          </table:table-cell>
          <table:table-cell office:value-type="string" calcext:value-type="string">
            <text:p>s_AnzahlDurchlauf</text:p>
          </table:table-cell>
          <table:table-cell table:formula="of:=CONCATENATE([.D57];&quot;=&quot;;[.B57];;&quot;;&quot;)" office:value-type="string" office:string-value="s_Anzahl der Durchläufe=52;" calcext:value-type="string">
            <text:p>s_Anzahl der Durchläufe=52;</text:p>
          </table:table-cell>
          <table:table-cell table:formula="of:=CONCATENATE([.E57];&quot;=&quot;;[.E56];&quot; + 1;&quot;)" office:value-type="string" office:string-value="s_AnzahlDurchlauf=s_vergleicheVerfahren + 1;" calcext:value-type="string">
            <text:p>s_AnzahlDurchlauf=s_vergleicheVerfahren + 1;</text:p>
          </table:table-cell>
          <table:table-cell office:value-type="string" calcext:value-type="string">
            <text:p>Anzahl der Durchläufe</text:p>
          </table:table-cell>
          <table:table-cell office:value-type="string" calcext:value-type="string">
            <text:p>Number of passages</text:p>
          </table:table-cell>
          <table:table-cell table:number-columns-repeated="56"/>
        </table:table-row>
        <table:table-row table:style-name="ro1">
          <table:table-cell/>
          <table:table-cell table:formula="of:=[.B57]+1" office:value-type="float" office:value="53" calcext:value-type="float">
            <text:p>53</text:p>
          </table:table-cell>
          <table:table-cell office:value-type="string" calcext:value-type="string">
            <text:p>jeden anzeigen</text:p>
          </table:table-cell>
          <table:table-cell table:formula="of:=CONCATENATE(&quot;s_&quot;;[.C58])" office:value-type="string" office:string-value="s_jeden anzeigen" calcext:value-type="string">
            <text:p>s_jeden anzeigen</text:p>
          </table:table-cell>
          <table:table-cell office:value-type="string" calcext:value-type="string">
            <text:p>s_jedenAnzeigen</text:p>
          </table:table-cell>
          <table:table-cell table:formula="of:=CONCATENATE([.D58];&quot;=&quot;;[.B58];;&quot;;&quot;)" office:value-type="string" office:string-value="s_jeden anzeigen=53;" calcext:value-type="string">
            <text:p>s_jeden anzeigen=53;</text:p>
          </table:table-cell>
          <table:table-cell table:formula="of:=CONCATENATE([.E58];&quot;=&quot;;[.E57];&quot; + 1;&quot;)" office:value-type="string" office:string-value="s_jedenAnzeigen=s_AnzahlDurchlauf + 1;" calcext:value-type="string">
            <text:p>s_jedenAnzeigen=s_AnzahlDurchlauf + 1;</text:p>
          </table:table-cell>
          <table:table-cell office:value-type="string" calcext:value-type="string">
            <text:p>jeden anzeigen</text:p>
          </table:table-cell>
          <table:table-cell office:value-type="string" calcext:value-type="string">
            <text:p>view each</text:p>
          </table:table-cell>
          <table:table-cell table:number-columns-repeated="56"/>
        </table:table-row>
        <table:table-row table:style-name="ro1">
          <table:table-cell/>
          <table:table-cell table:formula="of:=[.B58]+1" office:value-type="float" office:value="54" calcext:value-type="float">
            <text:p>54</text:p>
          </table:table-cell>
          <table:table-cell office:value-type="string" calcext:value-type="string">
            <text:p>max. Listenlänge</text:p>
          </table:table-cell>
          <table:table-cell table:formula="of:=CONCATENATE(&quot;s_&quot;;[.C59])" office:value-type="string" office:string-value="s_max. Listenlänge" calcext:value-type="string">
            <text:p>s_max. Listenlänge</text:p>
          </table:table-cell>
          <table:table-cell office:value-type="string" calcext:value-type="string">
            <text:p>s_maxListenlaenge</text:p>
          </table:table-cell>
          <table:table-cell table:formula="of:=CONCATENATE([.D59];&quot;=&quot;;[.B59];;&quot;;&quot;)" office:value-type="string" office:string-value="s_max. Listenlänge=54;" calcext:value-type="string">
            <text:p>s_max. Listenlänge=54;</text:p>
          </table:table-cell>
          <table:table-cell table:formula="of:=CONCATENATE([.E59];&quot;=&quot;;[.E58];&quot; + 1;&quot;)" office:value-type="string" office:string-value="s_maxListenlaenge=s_jedenAnzeigen + 1;" calcext:value-type="string">
            <text:p>s_maxListenlaenge=s_jedenAnzeigen + 1;</text:p>
          </table:table-cell>
          <table:table-cell office:value-type="string" calcext:value-type="string">
            <text:p>max. Listenlänge</text:p>
          </table:table-cell>
          <table:table-cell office:value-type="string" calcext:value-type="string">
            <text:p>max. list length </text:p>
          </table:table-cell>
          <table:table-cell table:number-columns-repeated="56"/>
        </table:table-row>
        <table:table-row table:style-name="ro1">
          <table:table-cell/>
          <table:table-cell table:formula="of:=[.B59]+1" office:value-type="float" office:value="55" calcext:value-type="float">
            <text:p>55</text:p>
          </table:table-cell>
          <table:table-cell office:value-type="string" calcext:value-type="string">
            <text:p>Kostenverteilung</text:p>
          </table:table-cell>
          <table:table-cell table:formula="of:=CONCATENATE(&quot;s_&quot;;[.C60])" office:value-type="string" office:string-value="s_Kostenverteilung" calcext:value-type="string">
            <text:p>s_Kostenverteilung</text:p>
          </table:table-cell>
          <table:table-cell office:value-type="string" calcext:value-type="string">
            <text:p>s_Kostenverteilung</text:p>
          </table:table-cell>
          <table:table-cell table:formula="of:=CONCATENATE([.D60];&quot;=&quot;;[.B60];;&quot;;&quot;)" office:value-type="string" office:string-value="s_Kostenverteilung=55;" calcext:value-type="string">
            <text:p>s_Kostenverteilung=55;</text:p>
          </table:table-cell>
          <table:table-cell table:formula="of:=CONCATENATE([.E60];&quot;=&quot;;[.E59];&quot; + 1;&quot;)" office:value-type="string" office:string-value="s_Kostenverteilung=s_maxListenlaenge + 1;" calcext:value-type="string">
            <text:p>s_Kostenverteilung=s_maxListenlaenge + 1;</text:p>
          </table:table-cell>
          <table:table-cell office:value-type="string" calcext:value-type="string">
            <text:p>Kostenverteilung</text:p>
          </table:table-cell>
          <table:table-cell office:value-type="string" calcext:value-type="string">
            <text:p>Cost Distribution 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Zeiten</text:p>
          </table:table-cell>
          <table:table-cell table:number-columns-repeated="3"/>
          <table:table-cell table:number-columns-repeated="2" table:style-name="ce16" office:value-type="string" calcext:value-type="string">
            <text:p>// SortUnitZeiten</text:p>
          </table:table-cell>
          <table:table-cell table:style-name="ce22" office:value-type="string" calcext:value-type="string">
            <text:p>// SortUnitTimes</text:p>
          </table:table-cell>
          <table:table-cell table:number-columns-repeated="56"/>
        </table:table-row>
        <table:table-row table:style-name="ro3">
          <table:table-cell/>
          <table:table-cell table:formula="of:=[.B60]+1" office:value-type="float" office:value="56" calcext:value-type="float">
            <text:p>56</text:p>
          </table:table-cell>
          <table:table-cell office:value-type="string" calcext:value-type="string">
            <text:p>Sortierzeiten (mikroSekunden) in Abhängigkeit von der Listenlänge (Rechtsklick: Ausgleichsfunktion)</text:p>
          </table:table-cell>
          <table:table-cell table:formula="of:=CONCATENATE(&quot;s_&quot;;[.C62])" office:value-type="string" office:string-value="s_Sortierzeiten (mikroSekunden) in Abhängigkeit von der Listenlänge (Rechtsklick: Ausgleichsfunktion)" calcext:value-type="string">
            <text:p>s_Sortierzeiten (mikroSekunden) in Abhängigkeit von der Listenlänge (Rechtsklick: Ausgleichsfunktion)</text:p>
          </table:table-cell>
          <table:table-cell office:value-type="string" calcext:value-type="string">
            <text:p>s_CaptionSortierzeiten</text:p>
          </table:table-cell>
          <table:table-cell table:formula="of:=CONCATENATE([.D62];&quot;=&quot;;[.B62];;&quot;;&quot;)" office:value-type="string" office:string-value="s_Sortierzeiten (mikroSekunden) in Abhängigkeit von der Listenlänge (Rechtsklick: Ausgleichsfunktion)=56;" calcext:value-type="string">
            <text:p>s_Sortierzeiten (mikroSekunden) in Abhängigkeit von der Listenlänge (Rechtsklick: Ausgleichsfunktion)=56;</text:p>
          </table:table-cell>
          <table:table-cell table:formula="of:=CONCATENATE([.E62];&quot;=&quot;;[.E60];&quot; + 1;&quot;)" office:value-type="string" office:string-value="s_CaptionSortierzeiten=s_Kostenverteilung + 1;" calcext:value-type="string">
            <text:p>s_CaptionSortierzeiten=s_Kostenverteilung + 1;</text:p>
          </table:table-cell>
          <table:table-cell office:value-type="string" calcext:value-type="string">
            <text:p>Sortierzeiten (mikroSekunden) in Abhängigkeit von der Listenlänge (Rechtsklick: Ausgleichsfunktion)</text:p>
          </table:table-cell>
          <table:table-cell office:value-type="string" calcext:value-type="string">
            <text:p>Sorting times (microseconds) as a function of the list length (right-hand click: balancing function)</text:p>
          </table:table-cell>
          <table:table-cell table:number-columns-repeated="56"/>
        </table:table-row>
        <table:table-row table:style-name="ro1">
          <table:table-cell/>
          <table:table-cell table:formula="of:=[.B62]+1" office:value-type="float" office:value="57" calcext:value-type="float">
            <text:p>57</text:p>
          </table:table-cell>
          <table:table-cell office:value-type="string" calcext:value-type="string">
            <text:p>Pause nach Zeitmessung (damit sich der Prozessor erholen kann)</text:p>
          </table:table-cell>
          <table:table-cell table:formula="of:=CONCATENATE(&quot;s_&quot;;[.C63])" office:value-type="string" office:string-value="s_Pause nach Zeitmessung (damit sich der Prozessor erholen kann)" calcext:value-type="string">
            <text:p>s_Pause nach Zeitmessung (damit sich der Prozessor erholen kann)</text:p>
          </table:table-cell>
          <table:table-cell office:value-type="string" calcext:value-type="string">
            <text:p>s_PauseCPU</text:p>
          </table:table-cell>
          <table:table-cell table:formula="of:=CONCATENATE([.D63];&quot;=&quot;;[.B63];;&quot;;&quot;)" office:value-type="string" office:string-value="s_Pause nach Zeitmessung (damit sich der Prozessor erholen kann)=57;" calcext:value-type="string">
            <text:p>s_Pause nach Zeitmessung (damit sich der Prozessor erholen kann)=57;</text:p>
          </table:table-cell>
          <table:table-cell table:formula="of:=CONCATENATE([.E63];&quot;=&quot;;[.E62];&quot; + 1;&quot;)" office:value-type="string" office:string-value="s_PauseCPU=s_CaptionSortierzeiten + 1;" calcext:value-type="string">
            <text:p>s_PauseCPU=s_CaptionSortierzeiten + 1;</text:p>
          </table:table-cell>
          <table:table-cell office:value-type="string" calcext:value-type="string">
            <text:p>Pause nach Zeitmessung (damit sich der Prozessor erholen kann)</text:p>
          </table:table-cell>
          <table:table-cell office:value-type="string" calcext:value-type="string">
            <text:p>Pause after time measurement (to allow the processor to recover)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Band</text:p>
          </table:table-cell>
          <table:table-cell table:number-columns-repeated="3"/>
          <table:table-cell table:number-columns-repeated="2" table:style-name="ce16" office:value-type="string" calcext:value-type="string">
            <text:p>// SortUnitBand</text:p>
          </table:table-cell>
          <table:table-cell table:style-name="ce22" office:value-type="string" calcext:value-type="string">
            <text:p>// SortUnitBand</text:p>
          </table:table-cell>
          <table:table-cell table:number-columns-repeated="56"/>
        </table:table-row>
        <table:table-row table:style-name="ro1">
          <table:table-cell/>
          <table:table-cell table:formula="of:=[.B63]+1" office:value-type="float" office:value="58" calcext:value-type="float">
            <text:p>58</text:p>
          </table:table-cell>
          <table:table-cell office:value-type="string" calcext:value-type="string">
            <text:p>Demo zur Sortierung von Bändern</text:p>
          </table:table-cell>
          <table:table-cell table:formula="of:=CONCATENATE(&quot;s_&quot;;[.C65])" office:value-type="string" office:string-value="s_Demo zur Sortierung von Bändern" calcext:value-type="string">
            <text:p>s_Demo zur Sortierung von Bändern</text:p>
          </table:table-cell>
          <table:table-cell office:value-type="string" calcext:value-type="string">
            <text:p>s_DemoBandSortierung</text:p>
          </table:table-cell>
          <table:table-cell table:formula="of:=CONCATENATE([.D65];&quot;=&quot;;[.B65];;&quot;;&quot;)" office:value-type="string" office:string-value="s_Demo zur Sortierung von Bändern=58;" calcext:value-type="string">
            <text:p>s_Demo zur Sortierung von Bändern=58;</text:p>
          </table:table-cell>
          <table:table-cell table:formula="of:=CONCATENATE([.E65];&quot;=&quot;;[.E63];&quot; + 1;&quot;)" office:value-type="string" office:string-value="s_DemoBandSortierung=s_PauseCPU + 1;" calcext:value-type="string">
            <text:p>s_DemoBandSortierung=s_PauseCPU + 1;</text:p>
          </table:table-cell>
          <table:table-cell office:value-type="string" calcext:value-type="string">
            <text:p>Demo zur Sortierung von Bändern</text:p>
          </table:table-cell>
          <table:table-cell office:value-type="string" calcext:value-type="string">
            <text:p>Demo for the sorting on tapes</text:p>
          </table:table-cell>
          <table:table-cell table:number-columns-repeated="56"/>
        </table:table-row>
        <table:table-row table:style-name="ro1">
          <table:table-cell/>
          <table:table-cell table:formula="of:=[.B65]+1" office:value-type="float" office:value="59" calcext:value-type="float">
            <text:p>59</text:p>
          </table:table-cell>
          <table:table-cell office:value-type="string" calcext:value-type="string">
            <text:p>Splitte Zahlenfeld in 2 Bänder</text:p>
          </table:table-cell>
          <table:table-cell table:formula="of:=CONCATENATE(&quot;s_&quot;;[.C66])" office:value-type="string" office:string-value="s_Splitte Zahlenfeld in 2 Bänder" calcext:value-type="string">
            <text:p>s_Splitte Zahlenfeld in 2 Bänder</text:p>
          </table:table-cell>
          <table:table-cell office:value-type="string" calcext:value-type="string">
            <text:p>s_SplitteZahlenfeld</text:p>
          </table:table-cell>
          <table:table-cell table:formula="of:=CONCATENATE([.D66];&quot;=&quot;;[.B66];;&quot;;&quot;)" office:value-type="string" office:string-value="s_Splitte Zahlenfeld in 2 Bänder=59;" calcext:value-type="string">
            <text:p>s_Splitte Zahlenfeld in 2 Bänder=59;</text:p>
          </table:table-cell>
          <table:table-cell table:formula="of:=CONCATENATE([.E66];&quot;=&quot;;[.E65];&quot; + 1;&quot;)" office:value-type="string" office:string-value="s_SplitteZahlenfeld=s_DemoBandSortierung + 1;" calcext:value-type="string">
            <text:p>s_SplitteZahlenfeld=s_DemoBandSortierung + 1;</text:p>
          </table:table-cell>
          <table:table-cell office:value-type="string" calcext:value-type="string">
            <text:p>Splitte Zahlenfeld in 2 Bänder</text:p>
          </table:table-cell>
          <table:table-cell office:value-type="string" calcext:value-type="string">
            <text:p>Splits the number field in 2 bands</text:p>
          </table:table-cell>
          <table:table-cell table:number-columns-repeated="56"/>
        </table:table-row>
        <table:table-row table:style-name="ro1">
          <table:table-cell/>
          <table:table-cell table:formula="of:=[.B66]+1" office:value-type="float" office:value="60" calcext:value-type="float">
            <text:p>60</text:p>
          </table:table-cell>
          <table:table-cell office:value-type="string" calcext:value-type="string">
            <text:p>max. Bandlänge:</text:p>
          </table:table-cell>
          <table:table-cell table:formula="of:=CONCATENATE(&quot;s_&quot;;[.C67])" office:value-type="string" office:string-value="s_max. Bandlänge:" calcext:value-type="string">
            <text:p>s_max. Bandlänge:</text:p>
          </table:table-cell>
          <table:table-cell office:value-type="string" calcext:value-type="string">
            <text:p>s_maxBandlang</text:p>
          </table:table-cell>
          <table:table-cell table:formula="of:=CONCATENATE([.D67];&quot;=&quot;;[.B67];;&quot;;&quot;)" office:value-type="string" office:string-value="s_max. Bandlänge:=60;" calcext:value-type="string">
            <text:p>s_max. Bandlänge:=60;</text:p>
          </table:table-cell>
          <table:table-cell table:formula="of:=CONCATENATE([.E67];&quot;=&quot;;[.E65];&quot; + 1;&quot;)" office:value-type="string" office:string-value="s_maxBandlang=s_DemoBandSortierung + 1;" calcext:value-type="string">
            <text:p>s_maxBandlang=s_DemoBandSortierung + 1;</text:p>
          </table:table-cell>
          <table:table-cell office:value-type="string" calcext:value-type="string">
            <text:p>max. Bandlänge:</text:p>
          </table:table-cell>
          <table:table-cell office:value-type="string" calcext:value-type="string">
            <text:p>max. Band length:</text:p>
          </table:table-cell>
          <table:table-cell table:number-columns-repeated="56"/>
        </table:table-row>
        <table:table-row table:style-name="ro1">
          <table:table-cell/>
          <table:table-cell table:formula="of:=[.B67]+1" office:value-type="float" office:value="61" calcext:value-type="float">
            <text:p>61</text:p>
          </table:table-cell>
          <table:table-cell office:value-type="string" calcext:value-type="string">
            <text:p>Heapgröße:</text:p>
          </table:table-cell>
          <table:table-cell table:formula="of:=CONCATENATE(&quot;s_&quot;;[.C68])" office:value-type="string" office:string-value="s_Heapgröße:" calcext:value-type="string">
            <text:p>s_Heapgröße:</text:p>
          </table:table-cell>
          <table:table-cell office:value-type="string" calcext:value-type="string">
            <text:p>s_HeapGroesse</text:p>
          </table:table-cell>
          <table:table-cell table:formula="of:=CONCATENATE([.D68];&quot;=&quot;;[.B68];;&quot;;&quot;)" office:value-type="string" office:string-value="s_Heapgröße:=61;" calcext:value-type="string">
            <text:p>s_Heapgröße:=61;</text:p>
          </table:table-cell>
          <table:table-cell table:formula="of:=CONCATENATE([.E68];&quot;=&quot;;[.E67];&quot; + 1;&quot;)" office:value-type="string" office:string-value="s_HeapGroesse=s_maxBandlang + 1;" calcext:value-type="string">
            <text:p>s_HeapGroesse=s_maxBandlang + 1;</text:p>
          </table:table-cell>
          <table:table-cell office:value-type="string" calcext:value-type="string">
            <text:p>Heapgröße:</text:p>
          </table:table-cell>
          <table:table-cell office:value-type="string" calcext:value-type="string">
            <text:p>heap size:</text:p>
          </table:table-cell>
          <table:table-cell table:number-columns-repeated="56"/>
        </table:table-row>
        <table:table-row table:style-name="ro1">
          <table:table-cell/>
          <table:table-cell table:formula="of:=[.B68]+1" office:value-type="float" office:value="62" calcext:value-type="float">
            <text:p>62</text:p>
          </table:table-cell>
          <table:table-cell office:value-type="string" calcext:value-type="string">
            <text:p>Ein</text:p>
          </table:table-cell>
          <table:table-cell table:formula="of:=CONCATENATE(&quot;s_&quot;;[.C69])" office:value-type="string" office:string-value="s_Ein" calcext:value-type="string">
            <text:p>s_Ein</text:p>
          </table:table-cell>
          <table:table-cell office:value-type="string" calcext:value-type="string">
            <text:p>s_Ein</text:p>
          </table:table-cell>
          <table:table-cell table:formula="of:=CONCATENATE([.D69];&quot;=&quot;;[.B69];;&quot;;&quot;)" office:value-type="string" office:string-value="s_Ein=62;" calcext:value-type="string">
            <text:p>s_Ein=62;</text:p>
          </table:table-cell>
          <table:table-cell table:formula="of:=CONCATENATE([.E69];&quot;=&quot;;[.E67];&quot; + 1;&quot;)" office:value-type="string" office:string-value="s_Ein=s_maxBandlang + 1;" calcext:value-type="string">
            <text:p>s_Ein=s_maxBandlang + 1;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input</text:p>
          </table:table-cell>
          <table:table-cell table:number-columns-repeated="56"/>
        </table:table-row>
        <table:table-row table:style-name="ro1">
          <table:table-cell/>
          <table:table-cell table:formula="of:=[.B69]+1" office:value-type="float" office:value="63" calcext:value-type="float">
            <text:p>63</text:p>
          </table:table-cell>
          <table:table-cell office:value-type="string" calcext:value-type="string">
            <text:p>Aus</text:p>
          </table:table-cell>
          <table:table-cell table:formula="of:=CONCATENATE(&quot;s_&quot;;[.C70])" office:value-type="string" office:string-value="s_Aus" calcext:value-type="string">
            <text:p>s_Aus</text:p>
          </table:table-cell>
          <table:table-cell office:value-type="string" calcext:value-type="string">
            <text:p>s_Aus</text:p>
          </table:table-cell>
          <table:table-cell table:formula="of:=CONCATENATE([.D70];&quot;=&quot;;[.B70];;&quot;;&quot;)" office:value-type="string" office:string-value="s_Aus=63;" calcext:value-type="string">
            <text:p>s_Aus=63;</text:p>
          </table:table-cell>
          <table:table-cell table:formula="of:=CONCATENATE([.E70];&quot;=&quot;;[.E69];&quot; + 1;&quot;)" office:value-type="string" office:string-value="s_Aus=s_Ein + 1;" calcext:value-type="string">
            <text:p>s_Aus=s_Ein + 1;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output</text:p>
          </table:table-cell>
          <table:table-cell table:number-columns-repeated="56"/>
        </table:table-row>
        <table:table-row table:style-name="ro1">
          <table:table-cell/>
          <table:table-cell table:formula="of:=[.B70]+1" office:value-type="float" office:value="64" calcext:value-type="float">
            <text:p>64</text:p>
          </table:table-cell>
          <table:table-cell office:value-type="string" calcext:value-type="string">
            <text:p>Lauf</text:p>
          </table:table-cell>
          <table:table-cell table:formula="of:=CONCATENATE(&quot;s_&quot;;[.C71])" office:value-type="string" office:string-value="s_Lauf" calcext:value-type="string">
            <text:p>s_Lauf</text:p>
          </table:table-cell>
          <table:table-cell office:value-type="string" calcext:value-type="string">
            <text:p>s_Lauf</text:p>
          </table:table-cell>
          <table:table-cell table:formula="of:=CONCATENATE([.D71];&quot;=&quot;;[.B71];;&quot;;&quot;)" office:value-type="string" office:string-value="s_Lauf=64;" calcext:value-type="string">
            <text:p>s_Lauf=64;</text:p>
          </table:table-cell>
          <table:table-cell table:formula="of:=CONCATENATE([.E71];&quot;=&quot;;[.E69];&quot; + 1;&quot;)" office:value-type="string" office:string-value="s_Lauf=s_Ein + 1;" calcext:value-type="string">
            <text:p>s_Lauf=s_Ein + 1;</text:p>
          </table:table-cell>
          <table:table-cell office:value-type="string" calcext:value-type="string">
            <text:p>Lauf</text:p>
          </table:table-cell>
          <table:table-cell office:value-type="string" calcext:value-type="string">
            <text:p>Run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LineDemo</text:p>
          </table:table-cell>
          <table:table-cell table:number-columns-repeated="3"/>
          <table:table-cell table:number-columns-repeated="2" table:style-name="ce16" office:value-type="string" calcext:value-type="string">
            <text:p>// SortUnitLineDemo</text:p>
          </table:table-cell>
          <table:table-cell table:style-name="ce22" office:value-type="string" calcext:value-type="string">
            <text:p>// SortUnitLineDemo</text:p>
          </table:table-cell>
          <table:table-cell table:number-columns-repeated="56"/>
        </table:table-row>
        <table:table-row table:style-name="ro1">
          <table:table-cell/>
          <table:table-cell table:formula="of:=[.B71]+1" office:value-type="float" office:value="65" calcext:value-type="float">
            <text:p>65</text:p>
          </table:table-cell>
          <table:table-cell office:value-type="string" calcext:value-type="string">
            <text:p>Demo der Sortierverfahren mit graphischer Darstellung</text:p>
          </table:table-cell>
          <table:table-cell table:formula="of:=CONCATENATE(&quot;s_&quot;;[.C73])" office:value-type="string" office:string-value="s_Demo der Sortierverfahren mit graphischer Darstellung" calcext:value-type="string">
            <text:p>s_Demo der Sortierverfahren mit graphischer Darstellung</text:p>
          </table:table-cell>
          <table:table-cell office:value-type="string" calcext:value-type="string">
            <text:p>s_DemoGraphDarstellung</text:p>
          </table:table-cell>
          <table:table-cell table:formula="of:=CONCATENATE([.D73];&quot;=&quot;;[.B73];;&quot;;&quot;)" office:value-type="string" office:string-value="s_Demo der Sortierverfahren mit graphischer Darstellung=65;" calcext:value-type="string">
            <text:p>s_Demo der Sortierverfahren mit graphischer Darstellung=65;</text:p>
          </table:table-cell>
          <table:table-cell table:formula="of:=CONCATENATE([.E73];&quot;=&quot;;[.E71];&quot; + 1;&quot;)" office:value-type="string" office:string-value="s_DemoGraphDarstellung=s_Lauf + 1;" calcext:value-type="string">
            <text:p>s_DemoGraphDarstellung=s_Lauf + 1;</text:p>
          </table:table-cell>
          <table:table-cell office:value-type="string" calcext:value-type="string">
            <text:p>Demo der Sortierverfahren mit graphischer Darstellung</text:p>
          </table:table-cell>
          <table:table-cell office:value-type="string" calcext:value-type="string">
            <text:p>Demo of the sorting process with graphical representation</text:p>
          </table:table-cell>
          <table:table-cell table:number-columns-repeated="56"/>
        </table:table-row>
        <table:table-row table:style-name="ro1">
          <table:table-cell/>
          <table:table-cell table:formula="of:=[.B73]+1" office:value-type="float" office:value="66" calcext:value-type="float">
            <text:p>66</text:p>
          </table:table-cell>
          <table:table-cell office:value-type="string" calcext:value-type="string">
            <text:p>neue Liste erstellen</text:p>
          </table:table-cell>
          <table:table-cell table:formula="of:=CONCATENATE(&quot;s_&quot;;[.C74])" office:value-type="string" office:string-value="s_neue Liste erstellen" calcext:value-type="string">
            <text:p>s_neue Liste erstellen</text:p>
          </table:table-cell>
          <table:table-cell office:value-type="string" calcext:value-type="string">
            <text:p>s_neueListe</text:p>
          </table:table-cell>
          <table:table-cell table:formula="of:=CONCATENATE([.D74];&quot;=&quot;;[.B74];;&quot;;&quot;)" office:value-type="string" office:string-value="s_neue Liste erstellen=66;" calcext:value-type="string">
            <text:p>s_neue Liste erstellen=66;</text:p>
          </table:table-cell>
          <table:table-cell table:formula="of:=CONCATENATE([.E74];&quot;=&quot;;[.E73];&quot; + 1;&quot;)" office:value-type="string" office:string-value="s_neueListe=s_DemoGraphDarstellung + 1;" calcext:value-type="string">
            <text:p>s_neueListe=s_DemoGraphDarstellung + 1;</text:p>
          </table:table-cell>
          <table:table-cell office:value-type="string" calcext:value-type="string">
            <text:p>neue Liste erstellen</text:p>
          </table:table-cell>
          <table:table-cell office:value-type="string" calcext:value-type="string">
            <text:p>Create a new list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ListArtDlg</text:p>
          </table:table-cell>
          <table:table-cell table:number-columns-repeated="3"/>
          <table:table-cell table:number-columns-repeated="2" table:style-name="ce16" office:value-type="string" calcext:value-type="string">
            <text:p>// SortUnitListArtDlg</text:p>
          </table:table-cell>
          <table:table-cell table:style-name="ce22" office:value-type="string" calcext:value-type="string">
            <text:p>// SortUnitListArtDlg</text:p>
          </table:table-cell>
          <table:table-cell table:number-columns-repeated="56"/>
        </table:table-row>
        <table:table-row table:style-name="ro1">
          <table:table-cell/>
          <table:table-cell table:formula="of:=[.B74]+1" office:value-type="float" office:value="67" calcext:value-type="float">
            <text:p>67</text:p>
          </table:table-cell>
          <table:table-cell office:value-type="string" calcext:value-type="string">
            <text:p>normale Zufallsliste</text:p>
          </table:table-cell>
          <table:table-cell table:formula="of:=CONCATENATE(&quot;s_&quot;;[.C76])" office:value-type="string" office:string-value="s_normale Zufallsliste" calcext:value-type="string">
            <text:p>s_normale Zufallsliste</text:p>
          </table:table-cell>
          <table:table-cell office:value-type="string" calcext:value-type="string">
            <text:p>s_normaleZufallsliste</text:p>
          </table:table-cell>
          <table:table-cell table:formula="of:=CONCATENATE([.D76];&quot;=&quot;;[.B76];;&quot;;&quot;)" office:value-type="string" office:string-value="s_normale Zufallsliste=67;" calcext:value-type="string">
            <text:p>s_normale Zufallsliste=67;</text:p>
          </table:table-cell>
          <table:table-cell table:formula="of:=CONCATENATE([.E76];&quot;=&quot;;[.E74];&quot; + 1;&quot;)" office:value-type="string" office:string-value="s_normaleZufallsliste=s_neueListe + 1;" calcext:value-type="string">
            <text:p>s_normaleZufallsliste=s_neueListe + 1;</text:p>
          </table:table-cell>
          <table:table-cell office:value-type="string" calcext:value-type="string">
            <text:p>normale Zufallsliste</text:p>
          </table:table-cell>
          <table:table-cell office:value-type="string" calcext:value-type="string">
            <text:p>normal random list</text:p>
          </table:table-cell>
          <table:table-cell table:number-columns-repeated="56"/>
        </table:table-row>
        <table:table-row table:style-name="ro1">
          <table:table-cell/>
          <table:table-cell table:formula="of:=[.B76]+1" office:value-type="float" office:value="68" calcext:value-type="float">
            <text:p>68</text:p>
          </table:table-cell>
          <table:table-cell office:value-type="string" calcext:value-type="string">
            <text:p>Zufallsliste ohne Dopplungen</text:p>
          </table:table-cell>
          <table:table-cell table:formula="of:=CONCATENATE(&quot;s_&quot;;[.C77])" office:value-type="string" office:string-value="s_Zufallsliste ohne Dopplungen" calcext:value-type="string">
            <text:p>s_Zufallsliste ohne Dopplungen</text:p>
          </table:table-cell>
          <table:table-cell office:value-type="string" calcext:value-type="string">
            <text:p>s_ZufallslisteOhneDopplungen</text:p>
          </table:table-cell>
          <table:table-cell table:formula="of:=CONCATENATE([.D77];&quot;=&quot;;[.B77];;&quot;;&quot;)" office:value-type="string" office:string-value="s_Zufallsliste ohne Dopplungen=68;" calcext:value-type="string">
            <text:p>s_Zufallsliste ohne Dopplungen=68;</text:p>
          </table:table-cell>
          <table:table-cell table:formula="of:=CONCATENATE([.E77];&quot;=&quot;;[.E76];&quot; + 1;&quot;)" office:value-type="string" office:string-value="s_ZufallslisteOhneDopplungen=s_normaleZufallsliste + 1;" calcext:value-type="string">
            <text:p>s_ZufallslisteOhneDopplungen=s_normaleZufallsliste + 1;</text:p>
          </table:table-cell>
          <table:table-cell office:value-type="string" calcext:value-type="string">
            <text:p>Zufallsliste ohne Dopplungen</text:p>
          </table:table-cell>
          <table:table-cell office:value-type="string" calcext:value-type="string">
            <text:p>random list without duplications</text:p>
          </table:table-cell>
          <table:table-cell table:number-columns-repeated="56"/>
        </table:table-row>
        <table:table-row table:style-name="ro1">
          <table:table-cell/>
          <table:table-cell table:formula="of:=[.B77]+1" office:value-type="float" office:value="69" calcext:value-type="float">
            <text:p>69</text:p>
          </table:table-cell>
          <table:table-cell office:value-type="string" calcext:value-type="string">
            <text:p>sortierte Liste</text:p>
          </table:table-cell>
          <table:table-cell table:formula="of:=CONCATENATE(&quot;s_&quot;;[.C78])" office:value-type="string" office:string-value="s_sortierte Liste" calcext:value-type="string">
            <text:p>s_sortierte Liste</text:p>
          </table:table-cell>
          <table:table-cell office:value-type="string" calcext:value-type="string">
            <text:p>s_sortierteListe</text:p>
          </table:table-cell>
          <table:table-cell table:formula="of:=CONCATENATE([.D78];&quot;=&quot;;[.B78];;&quot;;&quot;)" office:value-type="string" office:string-value="s_sortierte Liste=69;" calcext:value-type="string">
            <text:p>s_sortierte Liste=69;</text:p>
          </table:table-cell>
          <table:table-cell table:formula="of:=CONCATENATE([.E78];&quot;=&quot;;[.E76];&quot; + 1;&quot;)" office:value-type="string" office:string-value="s_sortierteListe=s_normaleZufallsliste + 1;" calcext:value-type="string">
            <text:p>s_sortierteListe=s_normaleZufallsliste + 1;</text:p>
          </table:table-cell>
          <table:table-cell office:value-type="string" calcext:value-type="string">
            <text:p>sortierte Liste</text:p>
          </table:table-cell>
          <table:table-cell office:value-type="string" calcext:value-type="string">
            <text:p>sorted list</text:p>
          </table:table-cell>
          <table:table-cell table:number-columns-repeated="56"/>
        </table:table-row>
        <table:table-row table:style-name="ro1">
          <table:table-cell/>
          <table:table-cell table:formula="of:=[.B78]+1" office:value-type="float" office:value="70" calcext:value-type="float">
            <text:p>70</text:p>
          </table:table-cell>
          <table:table-cell office:value-type="string" calcext:value-type="string">
            <text:p>umgekehrt sortierte Liste</text:p>
          </table:table-cell>
          <table:table-cell table:formula="of:=CONCATENATE(&quot;s_&quot;;[.C79])" office:value-type="string" office:string-value="s_umgekehrt sortierte Liste" calcext:value-type="string">
            <text:p>s_umgekehrt sortierte Liste</text:p>
          </table:table-cell>
          <table:table-cell office:value-type="string" calcext:value-type="string">
            <text:p>s_umgekehrteListe</text:p>
          </table:table-cell>
          <table:table-cell table:formula="of:=CONCATENATE([.D79];&quot;=&quot;;[.B79];;&quot;;&quot;)" office:value-type="string" office:string-value="s_umgekehrt sortierte Liste=70;" calcext:value-type="string">
            <text:p>s_umgekehrt sortierte Liste=70;</text:p>
          </table:table-cell>
          <table:table-cell table:formula="of:=CONCATENATE([.E79];&quot;=&quot;;[.E78];&quot; + 1;&quot;)" office:value-type="string" office:string-value="s_umgekehrteListe=s_sortierteListe + 1;" calcext:value-type="string">
            <text:p>s_umgekehrteListe=s_sortierteListe + 1;</text:p>
          </table:table-cell>
          <table:table-cell office:value-type="string" calcext:value-type="string">
            <text:p>umgekehrt sortierte Liste</text:p>
          </table:table-cell>
          <table:table-cell office:value-type="string" calcext:value-type="string">
            <text:p>inverse sorted list 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ZahlenfeldDlg</text:p>
          </table:table-cell>
          <table:table-cell table:number-columns-repeated="3"/>
          <table:table-cell table:number-columns-repeated="2" table:style-name="ce16" office:value-type="string" calcext:value-type="string">
            <text:p>// SortZahlenfeldDlg</text:p>
          </table:table-cell>
          <table:table-cell table:style-name="ce22" office:value-type="string" calcext:value-type="string">
            <text:p>// Sort number fieldDlg</text:p>
          </table:table-cell>
          <table:table-cell table:number-columns-repeated="56"/>
        </table:table-row>
        <table:table-row table:style-name="ro1">
          <table:table-cell/>
          <table:table-cell table:formula="of:=[.B79]+1" office:value-type="float" office:value="71" calcext:value-type="float">
            <text:p>71</text:p>
          </table:table-cell>
          <table:table-cell office:value-type="string" calcext:value-type="string">
            <text:p>Zahlenfeld eingeben</text:p>
          </table:table-cell>
          <table:table-cell table:formula="of:=CONCATENATE(&quot;s_&quot;;[.C81])" office:value-type="string" office:string-value="s_Zahlenfeld eingeben" calcext:value-type="string">
            <text:p>s_Zahlenfeld eingeben</text:p>
          </table:table-cell>
          <table:table-cell office:value-type="string" calcext:value-type="string">
            <text:p>s_ZahlenfeldEingeben</text:p>
          </table:table-cell>
          <table:table-cell table:formula="of:=CONCATENATE([.D81];&quot;=&quot;;[.B81];;&quot;;&quot;)" office:value-type="string" office:string-value="s_Zahlenfeld eingeben=71;" calcext:value-type="string">
            <text:p>s_Zahlenfeld eingeben=71;</text:p>
          </table:table-cell>
          <table:table-cell table:formula="of:=CONCATENATE([.E81];&quot;=&quot;;[.E79];&quot; + 1;&quot;)" office:value-type="string" office:string-value="s_ZahlenfeldEingeben=s_umgekehrteListe + 1;" calcext:value-type="string">
            <text:p>s_ZahlenfeldEingeben=s_umgekehrteListe + 1;</text:p>
          </table:table-cell>
          <table:table-cell office:value-type="string" calcext:value-type="string">
            <text:p>Zahlenfeld eingeben</text:p>
          </table:table-cell>
          <table:table-cell office:value-type="string" calcext:value-type="string">
            <text:p>define integerr field</text:p>
          </table:table-cell>
          <table:table-cell table:number-columns-repeated="56"/>
        </table:table-row>
        <table:table-row table:style-name="ro1">
          <table:table-cell/>
          <table:table-cell table:formula="of:=[.B81]+1" office:value-type="float" office:value="72" calcext:value-type="float">
            <text:p>72</text:p>
          </table:table-cell>
          <table:table-cell office:value-type="string" calcext:value-type="string">
            <text:p>Laden</text:p>
          </table:table-cell>
          <table:table-cell table:formula="of:=CONCATENATE(&quot;s_&quot;;[.C82])" office:value-type="string" office:string-value="s_Laden" calcext:value-type="string">
            <text:p>s_Laden</text:p>
          </table:table-cell>
          <table:table-cell office:value-type="string" calcext:value-type="string">
            <text:p>s_Laden</text:p>
          </table:table-cell>
          <table:table-cell table:formula="of:=CONCATENATE([.D82];&quot;=&quot;;[.B82];;&quot;;&quot;)" office:value-type="string" office:string-value="s_Laden=72;" calcext:value-type="string">
            <text:p>s_Laden=72;</text:p>
          </table:table-cell>
          <table:table-cell table:formula="of:=CONCATENATE([.E82];&quot;=&quot;;[.E81];&quot; + 1;&quot;)" office:value-type="string" office:string-value="s_Laden=s_ZahlenfeldEingeben + 1;" calcext:value-type="string">
            <text:p>s_Laden=s_ZahlenfeldEingeben + 1;</text:p>
          </table:table-cell>
          <table:table-cell office:value-type="string" calcext:value-type="string">
            <text:p>Liste laden</text:p>
          </table:table-cell>
          <table:table-cell office:value-type="string" calcext:value-type="string">
            <text:p>load list</text:p>
          </table:table-cell>
          <table:table-cell table:number-columns-repeated="56"/>
        </table:table-row>
        <table:table-row table:style-name="ro1">
          <table:table-cell/>
          <table:table-cell table:formula="of:=[.B82]+1" office:value-type="float" office:value="73" calcext:value-type="float">
            <text:p>73</text:p>
          </table:table-cell>
          <table:table-cell office:value-type="string" calcext:value-type="string">
            <text:p>Speichern</text:p>
          </table:table-cell>
          <table:table-cell table:formula="of:=CONCATENATE(&quot;s_&quot;;[.C83])" office:value-type="string" office:string-value="s_Speichern" calcext:value-type="string">
            <text:p>s_Speichern</text:p>
          </table:table-cell>
          <table:table-cell office:value-type="string" calcext:value-type="string">
            <text:p>s_Speichern</text:p>
          </table:table-cell>
          <table:table-cell table:formula="of:=CONCATENATE([.D83];&quot;=&quot;;[.B83];;&quot;;&quot;)" office:value-type="string" office:string-value="s_Speichern=73;" calcext:value-type="string">
            <text:p>s_Speichern=73;</text:p>
          </table:table-cell>
          <table:table-cell table:formula="of:=CONCATENATE([.E83];&quot;=&quot;;[.E81];&quot; + 1;&quot;)" office:value-type="string" office:string-value="s_Speichern=s_ZahlenfeldEingeben + 1;" calcext:value-type="string">
            <text:p>s_Speichern=s_ZahlenfeldEingeben + 1;</text:p>
          </table:table-cell>
          <table:table-cell office:value-type="string" calcext:value-type="string">
            <text:p>Liste speichern</text:p>
          </table:table-cell>
          <table:table-cell office:value-type="string" calcext:value-type="string">
            <text:p>save list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AuswahlDlg</text:p>
          </table:table-cell>
          <table:table-cell table:number-columns-repeated="3"/>
          <table:table-cell table:number-columns-repeated="2" table:style-name="ce16" office:value-type="string" calcext:value-type="string">
            <text:p>// SortUnitAuswahlDlg</text:p>
          </table:table-cell>
          <table:table-cell table:style-name="ce22" office:value-type="string" calcext:value-type="string">
            <text:p>// SortUnitSelectionDlg</text:p>
          </table:table-cell>
          <table:table-cell table:number-columns-repeated="56"/>
        </table:table-row>
        <table:table-row table:style-name="ro1">
          <table:table-cell/>
          <table:table-cell table:formula="of:=[.B83]+1" office:value-type="float" office:value="74" calcext:value-type="float">
            <text:p>74</text:p>
          </table:table-cell>
          <table:table-cell office:value-type="string" calcext:value-type="string">
            <text:p>Sortierverfahren auswählen</text:p>
          </table:table-cell>
          <table:table-cell table:formula="of:=CONCATENATE(&quot;s_&quot;;[.C85])" office:value-type="string" office:string-value="s_Sortierverfahren auswählen" calcext:value-type="string">
            <text:p>s_Sortierverfahren auswählen</text:p>
          </table:table-cell>
          <table:table-cell office:value-type="string" calcext:value-type="string">
            <text:p>s_SortierverfahrenWahl</text:p>
          </table:table-cell>
          <table:table-cell table:formula="of:=CONCATENATE([.D85];&quot;=&quot;;[.B85];;&quot;;&quot;)" office:value-type="string" office:string-value="s_Sortierverfahren auswählen=74;" calcext:value-type="string">
            <text:p>s_Sortierverfahren auswählen=74;</text:p>
          </table:table-cell>
          <table:table-cell table:formula="of:=CONCATENATE([.E85];&quot;=&quot;;[.E83];&quot; + 1;&quot;)" office:value-type="string" office:string-value="s_SortierverfahrenWahl=s_Speichern + 1;" calcext:value-type="string">
            <text:p>s_SortierverfahrenWahl=s_Speichern + 1;</text:p>
          </table:table-cell>
          <table:table-cell office:value-type="string" calcext:value-type="string">
            <text:p>Sortierverfahren auswählen</text:p>
          </table:table-cell>
          <table:table-cell office:value-type="string" calcext:value-type="string">
            <text:p>Select sorting procedure</text:p>
          </table:table-cell>
          <table:table-cell table:number-columns-repeated="56"/>
        </table:table-row>
        <table:table-row table:style-name="ro1">
          <table:table-cell/>
          <table:table-cell table:formula="of:=[.B85]+1" office:value-type="float" office:value="75" calcext:value-type="float">
            <text:p>75</text:p>
          </table:table-cell>
          <table:table-cell office:value-type="string" calcext:value-type="string">
            <text:p>alle markieren</text:p>
          </table:table-cell>
          <table:table-cell table:formula="of:=CONCATENATE(&quot;s_&quot;;[.C86])" office:value-type="string" office:string-value="s_alle markieren" calcext:value-type="string">
            <text:p>s_alle markieren</text:p>
          </table:table-cell>
          <table:table-cell office:value-type="string" calcext:value-type="string">
            <text:p>s_alleMarkieren</text:p>
          </table:table-cell>
          <table:table-cell table:formula="of:=CONCATENATE([.D86];&quot;=&quot;;[.B86];;&quot;;&quot;)" office:value-type="string" office:string-value="s_alle markieren=75;" calcext:value-type="string">
            <text:p>s_alle markieren=75;</text:p>
          </table:table-cell>
          <table:table-cell table:formula="of:=CONCATENATE([.E86];&quot;=&quot;;[.E85];&quot; + 1;&quot;)" office:value-type="string" office:string-value="s_alleMarkieren=s_SortierverfahrenWahl + 1;" calcext:value-type="string">
            <text:p>s_alleMarkieren=s_SortierverfahrenWahl + 1;</text:p>
          </table:table-cell>
          <table:table-cell office:value-type="string" calcext:value-type="string">
            <text:p>alle markieren</text:p>
          </table:table-cell>
          <table:table-cell office:value-type="string" calcext:value-type="string">
            <text:p>Mark all</text:p>
          </table:table-cell>
          <table:table-cell table:number-columns-repeated="56"/>
        </table:table-row>
        <table:table-row table:style-name="ro1">
          <table:table-cell/>
          <table:table-cell table:formula="of:=[.B86]+1" office:value-type="float" office:value="76" calcext:value-type="float">
            <text:p>76</text:p>
          </table:table-cell>
          <table:table-cell office:value-type="string" calcext:value-type="string">
            <text:p>Markierung löschen</text:p>
          </table:table-cell>
          <table:table-cell table:formula="of:=CONCATENATE(&quot;s_&quot;;[.C87])" office:value-type="string" office:string-value="s_Markierung löschen" calcext:value-type="string">
            <text:p>s_Markierung löschen</text:p>
          </table:table-cell>
          <table:table-cell office:value-type="string" calcext:value-type="string">
            <text:p>s_MarkierungLoeschen</text:p>
          </table:table-cell>
          <table:table-cell table:formula="of:=CONCATENATE([.D87];&quot;=&quot;;[.B87];;&quot;;&quot;)" office:value-type="string" office:string-value="s_Markierung löschen=76;" calcext:value-type="string">
            <text:p>s_Markierung löschen=76;</text:p>
          </table:table-cell>
          <table:table-cell table:formula="of:=CONCATENATE([.E87];&quot;=&quot;;[.E85];&quot; + 1;&quot;)" office:value-type="string" office:string-value="s_MarkierungLoeschen=s_SortierverfahrenWahl + 1;" calcext:value-type="string">
            <text:p>s_MarkierungLoeschen=s_SortierverfahrenWahl + 1;</text:p>
          </table:table-cell>
          <table:table-cell office:value-type="string" calcext:value-type="string">
            <text:p>Markierung löschen</text:p>
          </table:table-cell>
          <table:table-cell office:value-type="string" calcext:value-type="string">
            <text:p>Delete the mark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Farbwahl_Demo</text:p>
          </table:table-cell>
          <table:table-cell table:number-columns-repeated="3"/>
          <table:table-cell table:number-columns-repeated="2" table:style-name="ce16" office:value-type="string" calcext:value-type="string">
            <text:p>// SortUnitFarbwahl_Demo</text:p>
          </table:table-cell>
          <table:table-cell table:style-name="ce22" office:value-type="string" calcext:value-type="string">
            <text:p>// SortUnitFarCode_Demo</text:p>
          </table:table-cell>
          <table:table-cell table:number-columns-repeated="56"/>
        </table:table-row>
        <table:table-row table:style-name="ro1">
          <table:table-cell/>
          <table:table-cell table:formula="of:=[.B87]+1" office:value-type="float" office:value="77" calcext:value-type="float">
            <text:p>77</text:p>
          </table:table-cell>
          <table:table-cell office:value-type="string" calcext:value-type="string">
            <text:p>Farben bestimmen</text:p>
          </table:table-cell>
          <table:table-cell table:formula="of:=CONCATENATE(&quot;s_&quot;;[.C89])" office:value-type="string" office:string-value="s_Farben bestimmen" calcext:value-type="string">
            <text:p>s_Farben bestimmen</text:p>
          </table:table-cell>
          <table:table-cell office:value-type="string" calcext:value-type="string">
            <text:p>s_FarbenBestimmen</text:p>
          </table:table-cell>
          <table:table-cell table:formula="of:=CONCATENATE([.D89];&quot;=&quot;;[.B89];;&quot;;&quot;)" office:value-type="string" office:string-value="s_Farben bestimmen=77;" calcext:value-type="string">
            <text:p>s_Farben bestimmen=77;</text:p>
          </table:table-cell>
          <table:table-cell table:formula="of:=CONCATENATE([.E89];&quot;=&quot;;[.E87];&quot; + 1;&quot;)" office:value-type="string" office:string-value="s_FarbenBestimmen=s_MarkierungLoeschen + 1;" calcext:value-type="string">
            <text:p>s_FarbenBestimmen=s_MarkierungLoeschen + 1;</text:p>
          </table:table-cell>
          <table:table-cell office:value-type="string" calcext:value-type="string">
            <text:p>Farben bestimmen</text:p>
          </table:table-cell>
          <table:table-cell office:value-type="string" calcext:value-type="string">
            <text:p>Colors</text:p>
          </table:table-cell>
          <table:table-cell table:number-columns-repeated="56"/>
        </table:table-row>
        <table:table-row table:style-name="ro1">
          <table:table-cell/>
          <table:table-cell table:formula="of:=[.B89]+1" office:value-type="float" office:value="78" calcext:value-type="float">
            <text:p>78</text:p>
          </table:table-cell>
          <table:table-cell office:value-type="string" calcext:value-type="string">
            <text:p>Übernehmen</text:p>
          </table:table-cell>
          <table:table-cell table:formula="of:=CONCATENATE(&quot;s_&quot;;[.C90])" office:value-type="string" office:string-value="s_Übernehmen" calcext:value-type="string">
            <text:p>s_Übernehmen</text:p>
          </table:table-cell>
          <table:table-cell office:value-type="string" calcext:value-type="string">
            <text:p>s_Uebernehmen</text:p>
          </table:table-cell>
          <table:table-cell table:formula="of:=CONCATENATE([.D90];&quot;=&quot;;[.B90];;&quot;;&quot;)" office:value-type="string" office:string-value="s_Übernehmen=78;" calcext:value-type="string">
            <text:p>s_Übernehmen=78;</text:p>
          </table:table-cell>
          <table:table-cell table:formula="of:=CONCATENATE([.E90];&quot;=&quot;;[.E89];&quot; + 1;&quot;)" office:value-type="string" office:string-value="s_Uebernehmen=s_FarbenBestimmen + 1;" calcext:value-type="string">
            <text:p>s_Uebernehmen=s_FarbenBestimmen + 1;</text:p>
          </table:table-cell>
          <table:table-cell office:value-type="string" calcext:value-type="string">
            <text:p>Übernehmen</text:p>
          </table:table-cell>
          <table:table-cell office:value-type="string" calcext:value-type="string">
            <text:p>apply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 SortUnitKostenDlg</text:p>
          </table:table-cell>
          <table:table-cell table:number-columns-repeated="3"/>
          <table:table-cell table:number-columns-repeated="2" table:style-name="ce16" office:value-type="string" calcext:value-type="string">
            <text:p>// SortUnitKostenDlg</text:p>
          </table:table-cell>
          <table:table-cell table:style-name="ce22" office:value-type="string" calcext:value-type="string">
            <text:p>// SortUnitCostDlg</text:p>
          </table:table-cell>
          <table:table-cell table:number-columns-repeated="56"/>
        </table:table-row>
        <table:table-row table:style-name="ro1">
          <table:table-cell/>
          <table:table-cell table:formula="of:=[.B90]+1" office:value-type="float" office:value="79" calcext:value-type="float">
            <text:p>79</text:p>
          </table:table-cell>
          <table:table-cell office:value-type="string" calcext:value-type="string">
            <text:p>Kostenfaktor festlegen</text:p>
          </table:table-cell>
          <table:table-cell table:formula="of:=CONCATENATE(&quot;s_&quot;;[.C92])" office:value-type="string" office:string-value="s_Kostenfaktor festlegen" calcext:value-type="string">
            <text:p>s_Kostenfaktor festlegen</text:p>
          </table:table-cell>
          <table:table-cell office:value-type="string" calcext:value-type="string">
            <text:p>s_KostenfaktorFestlegen</text:p>
          </table:table-cell>
          <table:table-cell table:formula="of:=CONCATENATE([.D92];&quot;=&quot;;[.B92];;&quot;;&quot;)" office:value-type="string" office:string-value="s_Kostenfaktor festlegen=79;" calcext:value-type="string">
            <text:p>s_Kostenfaktor festlegen=79;</text:p>
          </table:table-cell>
          <table:table-cell table:formula="of:=CONCATENATE([.E92];&quot;=&quot;;[.E90];&quot; + 1;&quot;)" office:value-type="string" office:string-value="s_KostenfaktorFestlegen=s_Uebernehmen + 1;" calcext:value-type="string">
            <text:p>s_KostenfaktorFestlegen=s_Uebernehmen + 1;</text:p>
          </table:table-cell>
          <table:table-cell office:value-type="string" calcext:value-type="string">
            <text:p>Kostenfaktor festlegen</text:p>
          </table:table-cell>
          <table:table-cell office:value-type="string" calcext:value-type="string">
            <text:p>Cost factor</text:p>
          </table:table-cell>
          <table:table-cell table:number-columns-repeated="56"/>
        </table:table-row>
        <table:table-row table:style-name="ro1">
          <table:table-cell/>
          <table:table-cell table:formula="of:=[.B92]+1" office:value-type="float" office:value="80" calcext:value-type="float">
            <text:p>80</text:p>
          </table:table-cell>
          <table:table-cell office:value-type="string" calcext:value-type="string">
            <text:p>Vergleiche</text:p>
          </table:table-cell>
          <table:table-cell table:formula="of:=CONCATENATE(&quot;s_&quot;;[.C93])" office:value-type="string" office:string-value="s_Vergleiche" calcext:value-type="string">
            <text:p>s_Vergleiche</text:p>
          </table:table-cell>
          <table:table-cell office:value-type="string" calcext:value-type="string">
            <text:p>s_Vergleiche</text:p>
          </table:table-cell>
          <table:table-cell table:formula="of:=CONCATENATE([.D93];&quot;=&quot;;[.B93];;&quot;;&quot;)" office:value-type="string" office:string-value="s_Vergleiche=80;" calcext:value-type="string">
            <text:p>s_Vergleiche=80;</text:p>
          </table:table-cell>
          <table:table-cell table:formula="of:=CONCATENATE([.E93];&quot;=&quot;;[.E92];&quot; + 1;&quot;)" office:value-type="string" office:string-value="s_Vergleiche=s_KostenfaktorFestlegen + 1;" calcext:value-type="string">
            <text:p>s_Vergleiche=s_KostenfaktorFestlegen + 1;</text:p>
          </table:table-cell>
          <table:table-cell office:value-type="string" calcext:value-type="string">
            <text:p>Vergleiche</text:p>
          </table:table-cell>
          <table:table-cell office:value-type="string" calcext:value-type="string">
            <text:p>comparisons</text:p>
          </table:table-cell>
          <table:table-cell table:number-columns-repeated="56"/>
        </table:table-row>
        <table:table-row table:style-name="ro1">
          <table:table-cell/>
          <table:table-cell table:formula="of:=[.B93]+1" office:value-type="float" office:value="81" calcext:value-type="float">
            <text:p>81</text:p>
          </table:table-cell>
          <table:table-cell office:value-type="string" calcext:value-type="string">
            <text:p>Verschiebungen</text:p>
          </table:table-cell>
          <table:table-cell table:formula="of:=CONCATENATE(&quot;s_&quot;;[.C94])" office:value-type="string" office:string-value="s_Verschiebungen" calcext:value-type="string">
            <text:p>s_Verschiebungen</text:p>
          </table:table-cell>
          <table:table-cell office:value-type="string" calcext:value-type="string">
            <text:p>s_Verschiebungen</text:p>
          </table:table-cell>
          <table:table-cell table:formula="of:=CONCATENATE([.D94];&quot;=&quot;;[.B94];;&quot;;&quot;)" office:value-type="string" office:string-value="s_Verschiebungen=81;" calcext:value-type="string">
            <text:p>s_Verschiebungen=81;</text:p>
          </table:table-cell>
          <table:table-cell table:formula="of:=CONCATENATE([.E94];&quot;=&quot;;[.E92];&quot; + 1;&quot;)" office:value-type="string" office:string-value="s_Verschiebungen=s_KostenfaktorFestlegen + 1;" calcext:value-type="string">
            <text:p>s_Verschiebungen=s_KostenfaktorFestlegen + 1;</text:p>
          </table:table-cell>
          <table:table-cell office:value-type="string" calcext:value-type="string">
            <text:p>Verschiebungen</text:p>
          </table:table-cell>
          <table:table-cell office:value-type="string" calcext:value-type="string">
            <text:p>shifts 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FunktionEditorDlg</text:p>
          </table:table-cell>
          <table:table-cell table:number-columns-repeated="3"/>
          <table:table-cell table:number-columns-repeated="3" table:style-name="ce16" office:value-type="string" calcext:value-type="string">
            <text:p>//FunktionEditorDlg</text:p>
          </table:table-cell>
          <table:table-cell table:number-columns-repeated="56"/>
        </table:table-row>
        <table:table-row table:style-name="ro1">
          <table:table-cell/>
          <table:table-cell table:formula="of:=[.B94]+1" office:value-type="float" office:value="82" calcext:value-type="float">
            <text:p>82</text:p>
          </table:table-cell>
          <table:table-cell office:value-type="string" calcext:value-type="string">
            <text:p>Fehler anzeigen</text:p>
          </table:table-cell>
          <table:table-cell table:formula="of:=CONCATENATE(&quot;s_&quot;;[.C96])" office:value-type="string" office:string-value="s_Fehler anzeigen" calcext:value-type="string">
            <text:p>s_Fehler anzeigen</text:p>
          </table:table-cell>
          <table:table-cell office:value-type="string" calcext:value-type="string">
            <text:p>s_FehlerAnzeigen</text:p>
          </table:table-cell>
          <table:table-cell table:formula="of:=CONCATENATE([.D96];&quot;=&quot;;[.B96];;&quot;;&quot;)" office:value-type="string" office:string-value="s_Fehler anzeigen=82;" calcext:value-type="string">
            <text:p>s_Fehler anzeigen=82;</text:p>
          </table:table-cell>
          <table:table-cell table:formula="of:=CONCATENATE([.E96];&quot;=&quot;;[.E94];&quot; + 1;&quot;)" office:value-type="string" office:string-value="s_FehlerAnzeigen=s_Verschiebungen + 1;" calcext:value-type="string">
            <text:p>s_FehlerAnzeigen=s_Verschiebungen + 1;</text:p>
          </table:table-cell>
          <table:table-cell office:value-type="string" calcext:value-type="string">
            <text:p>Fehler anzeigen</text:p>
          </table:table-cell>
          <table:table-cell table:style-name="Default" office:value-type="string" calcext:value-type="string">
            <text:p>show error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unktionseditor</text:p>
          </table:table-cell>
          <table:table-cell table:number-columns-repeated="2" office:value-type="string" calcext:value-type="string">
            <text:p>s_Funktionseditor</text:p>
          </table:table-cell>
          <table:table-cell table:formula="of:=CONCATENATE([.D97];&quot;=&quot;;[.B97];;&quot;;&quot;)" office:value-type="string" office:string-value="s_Funktionseditor=83;" calcext:value-type="string">
            <text:p>s_Funktionseditor=83;</text:p>
          </table:table-cell>
          <table:table-cell table:formula="of:=CONCATENATE([.E97];&quot;=&quot;;[.E96];&quot; + 1;&quot;)" office:value-type="string" office:string-value="s_Funktionseditor=s_FehlerAnzeigen + 1;" calcext:value-type="string">
            <text:p>s_Funktionseditor=s_FehlerAnzeigen + 1;</text:p>
          </table:table-cell>
          <table:table-cell office:value-type="string" calcext:value-type="string">
            <text:p>Funktionseditor</text:p>
          </table:table-cell>
          <table:table-cell table:style-name="Default" office:value-type="string" calcext:value-type="string">
            <text:p>edit function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//SimpFunktion</text:p>
          </table:table-cell>
          <table:table-cell table:number-columns-repeated="3"/>
          <table:table-cell table:number-columns-repeated="3" table:style-name="ce16" office:value-type="string" calcext:value-type="string">
            <text:p>//SimpFunktion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KlammerAuf erwartet</text:p>
          </table:table-cell>
          <table:table-cell table:number-columns-repeated="2" office:value-type="string" calcext:value-type="string">
            <text:p>s_KlammerAuf</text:p>
          </table:table-cell>
          <table:table-cell table:formula="of:=CONCATENATE([.D99];&quot;=&quot;;[.B99];;&quot;;&quot;)" office:value-type="string" office:string-value="s_KlammerAuf=84;" calcext:value-type="string">
            <text:p>s_KlammerAuf=84;</text:p>
          </table:table-cell>
          <table:table-cell table:formula="of:=CONCATENATE([.E99];&quot;=&quot;;[.E97];&quot; + 1;&quot;)" office:value-type="string" office:string-value="s_KlammerAuf=s_Funktionseditor + 1;" calcext:value-type="string">
            <text:p>s_KlammerAuf=s_Funktionseditor + 1;</text:p>
          </table:table-cell>
          <table:table-cell office:value-type="string" calcext:value-type="string">
            <text:p>( erwartet</text:p>
          </table:table-cell>
          <table:table-cell table:style-name="Default" office:value-type="string" calcext:value-type="string">
            <text:p>( expected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lammerZu erwartet</text:p>
          </table:table-cell>
          <table:table-cell table:number-columns-repeated="2" office:value-type="string" calcext:value-type="string">
            <text:p>s_KlammerZu</text:p>
          </table:table-cell>
          <table:table-cell table:formula="of:=CONCATENATE([.D100];&quot;=&quot;;[.B100];;&quot;;&quot;)" office:value-type="string" office:string-value="s_KlammerZu=85;" calcext:value-type="string">
            <text:p>s_KlammerZu=85;</text:p>
          </table:table-cell>
          <table:table-cell table:formula="of:=CONCATENATE([.E100];&quot;=&quot;;[.E99];&quot; + 1;&quot;)" office:value-type="string" office:string-value="s_KlammerZu=s_KlammerAuf + 1;" calcext:value-type="string">
            <text:p>s_KlammerZu=s_KlammerAuf + 1;</text:p>
          </table:table-cell>
          <table:table-cell office:value-type="string" calcext:value-type="string">
            <text:p>) erwartet</text:p>
          </table:table-cell>
          <table:table-cell table:style-name="Default" office:value-type="string" calcext:value-type="string">
            <text:p>) expected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Operator erwartet</text:p>
          </table:table-cell>
          <table:table-cell table:number-columns-repeated="2" office:value-type="string" calcext:value-type="string">
            <text:p>s_Operator</text:p>
          </table:table-cell>
          <table:table-cell table:formula="of:=CONCATENATE([.D101];&quot;=&quot;;[.B101];;&quot;;&quot;)" office:value-type="string" office:string-value="s_Operator=86;" calcext:value-type="string">
            <text:p>s_Operator=86;</text:p>
          </table:table-cell>
          <table:table-cell table:formula="of:=CONCATENATE([.E101];&quot;=&quot;;[.E99];&quot; + 1;&quot;)" office:value-type="string" office:string-value="s_Operator=s_KlammerAuf + 1;" calcext:value-type="string">
            <text:p>s_Operator=s_KlammerAuf + 1;</text:p>
          </table:table-cell>
          <table:table-cell office:value-type="string" calcext:value-type="string">
            <text:p>Operator erwartet</text:p>
          </table:table-cell>
          <table:table-cell table:style-name="Default" office:value-type="string" calcext:value-type="string">
            <text:p>operator expected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lammerAuf oder Zahl oder n erwartet</text:p>
          </table:table-cell>
          <table:table-cell table:number-columns-repeated="2" office:value-type="string" calcext:value-type="string">
            <text:p>s_KlammerZahlBezeichner</text:p>
          </table:table-cell>
          <table:table-cell table:formula="of:=CONCATENATE([.D102];&quot;=&quot;;[.B102];;&quot;;&quot;)" office:value-type="string" office:string-value="s_KlammerZahlBezeichner=87;" calcext:value-type="string">
            <text:p>s_KlammerZahlBezeichner=87;</text:p>
          </table:table-cell>
          <table:table-cell table:formula="of:=CONCATENATE([.E102];&quot;=&quot;;[.E101];&quot; + 1;&quot;)" office:value-type="string" office:string-value="s_KlammerZahlBezeichner=s_Operator + 1;" calcext:value-type="string">
            <text:p>s_KlammerZahlBezeichner=s_Operator + 1;</text:p>
          </table:table-cell>
          <table:table-cell office:value-type="string" calcext:value-type="string">
            <text:p>( oder Zahl oder n erwartet</text:p>
          </table:table-cell>
          <table:table-cell table:style-name="Default" office:value-type="string" calcext:value-type="string">
            <text:p>( or number or n expected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unzulässige Eingabe</text:p>
          </table:table-cell>
          <table:table-cell table:number-columns-repeated="2" office:value-type="string" calcext:value-type="string">
            <text:p>s_NichtErlaubt</text:p>
          </table:table-cell>
          <table:table-cell table:formula="of:=CONCATENATE([.D103];&quot;=&quot;;[.B103];;&quot;;&quot;)" office:value-type="string" office:string-value="s_NichtErlaubt=88;" calcext:value-type="string">
            <text:p>s_NichtErlaubt=88;</text:p>
          </table:table-cell>
          <table:table-cell table:formula="of:=CONCATENATE([.E103];&quot;=&quot;;[.E101];&quot; + 1;&quot;)" office:value-type="string" office:string-value="s_NichtErlaubt=s_Operator + 1;" calcext:value-type="string">
            <text:p>s_NichtErlaubt=s_Operator + 1;</text:p>
          </table:table-cell>
          <table:table-cell office:value-type="string" calcext:value-type="string">
            <text:p>unzulässige Eingabe</text:p>
          </table:table-cell>
          <table:table-cell table:style-name="Default" office:value-type="string" calcext:value-type="string">
            <text:p>input not allowed</text:p>
          </table:table-cell>
          <table:table-cell table:number-columns-repeated="5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Zahl zu groß</text:p>
          </table:table-cell>
          <table:table-cell office:value-type="string" calcext:value-type="string">
            <text:p>s_Zahl zu gross</text:p>
          </table:table-cell>
          <table:table-cell office:value-type="string" calcext:value-type="string">
            <text:p>s_ZahlZuGross</text:p>
          </table:table-cell>
          <table:table-cell table:formula="of:=CONCATENATE([.D104];&quot;=&quot;;[.B104];;&quot;;&quot;)" office:value-type="string" office:string-value="s_Zahl zu gross=89;" calcext:value-type="string">
            <text:p>s_Zahl zu gross=89;</text:p>
          </table:table-cell>
          <table:table-cell table:formula="of:=CONCATENATE([.E104];&quot;=&quot;;[.E103];&quot; + 1;&quot;)" office:value-type="string" office:string-value="s_ZahlZuGross=s_NichtErlaubt + 1;" calcext:value-type="string">
            <text:p>s_ZahlZuGross=s_NichtErlaubt + 1;</text:p>
          </table:table-cell>
          <table:table-cell office:value-type="string" calcext:value-type="string">
            <text:p>Zahl zu groß</text:p>
          </table:table-cell>
          <table:table-cell table:style-name="Default" office:value-type="string" calcext:value-type="string">
            <text:p>number too big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eine Formel angegeben</text:p>
          </table:table-cell>
          <table:table-cell office:value-type="string" calcext:value-type="string">
            <text:p>s_keine Formel</text:p>
          </table:table-cell>
          <table:table-cell office:value-type="string" calcext:value-type="string">
            <text:p>s_keineFormel</text:p>
          </table:table-cell>
          <table:table-cell table:formula="of:=CONCATENATE([.D105];&quot;=&quot;;[.B105];;&quot;;&quot;)" office:value-type="string" office:string-value="s_keine Formel=90;" calcext:value-type="string">
            <text:p>s_keine Formel=90;</text:p>
          </table:table-cell>
          <table:table-cell table:formula="of:=CONCATENATE([.E105];&quot;=&quot;;[.E103];&quot; + 1;&quot;)" office:value-type="string" office:string-value="s_keineFormel=s_NichtErlaubt + 1;" calcext:value-type="string">
            <text:p>s_keineFormel=s_NichtErlaubt + 1;</text:p>
          </table:table-cell>
          <table:table-cell office:value-type="string" calcext:value-type="string">
            <text:p>keine Formel angegeben</text:p>
          </table:table-cell>
          <table:table-cell table:style-name="Default" office:value-type="string" calcext:value-type="string">
            <text:p>no formula given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Formel nicht interpretiert</text:p>
          </table:table-cell>
          <table:table-cell office:value-type="string" calcext:value-type="string">
            <text:p>s_Formel nicht interpretiert</text:p>
          </table:table-cell>
          <table:table-cell office:value-type="string" calcext:value-type="string">
            <text:p>s_FormelNichtInterpretiert</text:p>
          </table:table-cell>
          <table:table-cell table:formula="of:=CONCATENATE([.D106];&quot;=&quot;;[.B106];;&quot;;&quot;)" office:value-type="string" office:string-value="s_Formel nicht interpretiert=91;" calcext:value-type="string">
            <text:p>s_Formel nicht interpretiert=91;</text:p>
          </table:table-cell>
          <table:table-cell table:formula="of:=CONCATENATE([.E106];&quot;=&quot;;[.E105];&quot; + 1;&quot;)" office:value-type="string" office:string-value="s_FormelNichtInterpretiert=s_keineFormel + 1;" calcext:value-type="string">
            <text:p>s_FormelNichtInterpretiert=s_keineFormel + 1;</text:p>
          </table:table-cell>
          <table:table-cell office:value-type="string" calcext:value-type="string">
            <text:p>Formel nicht interpretiert</text:p>
          </table:table-cell>
          <table:table-cell table:style-name="Default" office:value-type="string" calcext:value-type="string">
            <text:p>formula not interpreted</text:p>
          </table:table-cell>
          <table:table-cell table:number-columns-repeated="56"/>
        </table:table-row>
      </table:table>
      <table:table table:name="SprachListe" table:style-name="ta1">
        <table:table-column table:style-name="co1" table:number-columns-repeated="2" table:default-cell-style-name="Default"/>
        <table:table-column table:style-name="co11" table:default-cell-style-name="ce5"/>
        <table:table-column table:style-name="co12" table:default-cell-style-name="ce5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formula="of:=IF(ISBLANK([KonstantenListe.E2]);[KonstantenListe.H2];CONCATENATE(&quot;  '&quot;;[KonstantenListe.H2];&quot;',&quot;))" office:value-type="string" office:string-value="  'deutsch'," calcext:value-type="string">
            <text:p><text:s text:c="2"/>'deutsch',</text:p>
          </table:table-cell>
          <table:table-cell table:formula="of:=IF(ISBLANK([KonstantenListe.E2]);[KonstantenListe.I2];CONCATENATE(&quot;  '&quot;;[KonstantenListe.I2];&quot;',&quot;))" office:value-type="string" office:string-value="  'englisch'," calcext:value-type="string">
            <text:p><text:s text:c="2"/>'englisch',</text:p>
          </table:table-cell>
        </table:table-row>
        <table:table-row table:style-name="ro1">
          <table:table-cell table:number-columns-repeated="2"/>
          <table:table-cell table:formula="of:=IF(ISBLANK([KonstantenListe.E3]);[KonstantenListe.H3];CONCATENATE(&quot;  '&quot;;[KonstantenListe.H3];&quot;',&quot;))" office:value-type="string" office:string-value="  'Version'," calcext:value-type="string">
            <text:p><text:s text:c="2"/>'Version',</text:p>
          </table:table-cell>
          <table:table-cell table:formula="of:=IF(ISBLANK([KonstantenListe.E3]);[KonstantenListe.I3];CONCATENATE(&quot;  '&quot;;[KonstantenListe.I3];&quot;',&quot;))" office:value-type="string" office:string-value="  'Version'," calcext:value-type="string">
            <text:p><text:s text:c="2"/>'Version',</text:p>
          </table:table-cell>
        </table:table-row>
        <table:table-row table:style-name="ro1">
          <table:table-cell table:number-columns-repeated="2"/>
          <table:table-cell table:formula="of:=IF(ISBLANK([KonstantenListe.E4]);[KonstantenListe.H4];CONCATENATE(&quot;  '&quot;;[KonstantenListe.H4];&quot;',&quot;))" office:value-type="string" office:string-value="  'OK'," calcext:value-type="string">
            <text:p><text:s text:c="2"/>'OK',</text:p>
          </table:table-cell>
          <table:table-cell table:formula="of:=IF(ISBLANK([KonstantenListe.E4]);[KonstantenListe.I4];CONCATENATE(&quot;  '&quot;;[KonstantenListe.I4];&quot;',&quot;))" office:value-type="string" office:string-value="  'OK'," calcext:value-type="string">
            <text:p><text:s text:c="2"/>'OK',</text:p>
          </table:table-cell>
        </table:table-row>
        <table:table-row table:style-name="ro1">
          <table:table-cell table:number-columns-repeated="2"/>
          <table:table-cell table:formula="of:=IF(ISBLANK([KonstantenListe.E5]);[KonstantenListe.H5];CONCATENATE(&quot;  '&quot;;[KonstantenListe.H5];&quot;',&quot;))" office:value-type="string" office:string-value="  'Ja'," calcext:value-type="string">
            <text:p><text:s text:c="2"/>'Ja',</text:p>
          </table:table-cell>
          <table:table-cell table:formula="of:=IF(ISBLANK([KonstantenListe.E5]);[KonstantenListe.I5];CONCATENATE(&quot;  '&quot;;[KonstantenListe.I5];&quot;',&quot;))" office:value-type="string" office:string-value="  'Yes'," calcext:value-type="string">
            <text:p><text:s text:c="2"/>'Yes',</text:p>
          </table:table-cell>
        </table:table-row>
        <table:table-row table:style-name="ro1">
          <table:table-cell table:number-columns-repeated="2"/>
          <table:table-cell table:formula="of:=IF(ISBLANK([KonstantenListe.E6]);[KonstantenListe.H6];CONCATENATE(&quot;  '&quot;;[KonstantenListe.H6];&quot;',&quot;))" office:value-type="string" office:string-value="  'Nein'," calcext:value-type="string">
            <text:p><text:s text:c="2"/>'Nein',</text:p>
          </table:table-cell>
          <table:table-cell table:formula="of:=IF(ISBLANK([KonstantenListe.E6]);[KonstantenListe.I6];CONCATENATE(&quot;  '&quot;;[KonstantenListe.I6];&quot;',&quot;))" office:value-type="string" office:string-value="  'No'," calcext:value-type="string">
            <text:p><text:s text:c="2"/>'No',</text:p>
          </table:table-cell>
        </table:table-row>
        <table:table-row table:style-name="ro1">
          <table:table-cell table:number-columns-repeated="2"/>
          <table:table-cell table:formula="of:=IF(ISBLANK([KonstantenListe.E7]);[KonstantenListe.H7];CONCATENATE(&quot;  '&quot;;[KonstantenListe.H7];&quot;',&quot;))" office:value-type="string" office:string-value="  'Abbrechen'," calcext:value-type="string">
            <text:p><text:s text:c="2"/>'Abbrechen',</text:p>
          </table:table-cell>
          <table:table-cell table:formula="of:=IF(ISBLANK([KonstantenListe.E7]);[KonstantenListe.I7];CONCATENATE(&quot;  '&quot;;[KonstantenListe.I7];&quot;',&quot;))" office:value-type="string" office:string-value="  'Cancel'," calcext:value-type="string">
            <text:p><text:s text:c="2"/>'Cancel',</text:p>
          </table:table-cell>
        </table:table-row>
        <table:table-row table:style-name="ro1">
          <table:table-cell table:number-columns-repeated="2"/>
          <table:table-cell table:formula="of:=IF(ISBLANK([KonstantenListe.E8]);[KonstantenListe.H8];CONCATENATE(&quot;  '&quot;;[KonstantenListe.H8];&quot;',&quot;))" office:value-type="string" office:string-value="  'Animation starten'," calcext:value-type="string">
            <text:p><text:s text:c="2"/>'Animation starten',</text:p>
          </table:table-cell>
          <table:table-cell table:formula="of:=IF(ISBLANK([KonstantenListe.E8]);[KonstantenListe.I8];CONCATENATE(&quot;  '&quot;;[KonstantenListe.I8];&quot;',&quot;))" office:value-type="string" office:string-value="  'start animation'," calcext:value-type="string">
            <text:p><text:s text:c="2"/>'start animation',</text:p>
          </table:table-cell>
        </table:table-row>
        <table:table-row table:style-name="ro1">
          <table:table-cell table:number-columns-repeated="2"/>
          <table:table-cell table:formula="of:=IF(ISBLANK([KonstantenListe.E9]);[KonstantenListe.H9];CONCATENATE(&quot;  '&quot;;[KonstantenListe.H9];&quot;',&quot;))" office:value-type="string" office:string-value="  'anhalten'," calcext:value-type="string">
            <text:p><text:s text:c="2"/>'anhalten',</text:p>
          </table:table-cell>
          <table:table-cell table:formula="of:=IF(ISBLANK([KonstantenListe.E9]);[KonstantenListe.I9];CONCATENATE(&quot;  '&quot;;[KonstantenListe.I9];&quot;',&quot;))" office:value-type="string" office:string-value="  'pause'," calcext:value-type="string">
            <text:p><text:s text:c="2"/>'pause',</text:p>
          </table:table-cell>
        </table:table-row>
        <table:table-row table:style-name="ro1">
          <table:table-cell table:number-columns-repeated="2"/>
          <table:table-cell table:formula="of:=IF(ISBLANK([KonstantenListe.E10]);[KonstantenListe.H10];CONCATENATE(&quot;  '&quot;;[KonstantenListe.H10];&quot;',&quot;))" office:value-type="string" office:string-value="  'fortsetzen'," calcext:value-type="string">
            <text:p><text:s text:c="2"/>'fortsetzen',</text:p>
          </table:table-cell>
          <table:table-cell table:formula="of:=IF(ISBLANK([KonstantenListe.E10]);[KonstantenListe.I10];CONCATENATE(&quot;  '&quot;;[KonstantenListe.I10];&quot;',&quot;))" office:value-type="string" office:string-value="  'continue'," calcext:value-type="string">
            <text:p><text:s text:c="2"/>'continue',</text:p>
          </table:table-cell>
        </table:table-row>
        <table:table-row table:style-name="ro1">
          <table:table-cell table:number-columns-repeated="2"/>
          <table:table-cell table:formula="of:=IF(ISBLANK([KonstantenListe.E11]);[KonstantenListe.H11];CONCATENATE(&quot;  '&quot;;[KonstantenListe.H11];&quot;',&quot;))" office:value-type="string" office:string-value="  'Animation abbrechen'," calcext:value-type="string">
            <text:p><text:s text:c="2"/>'Animation abbrechen',</text:p>
          </table:table-cell>
          <table:table-cell table:formula="of:=IF(ISBLANK([KonstantenListe.E11]);[KonstantenListe.I11];CONCATENATE(&quot;  '&quot;;[KonstantenListe.I11];&quot;',&quot;))" office:value-type="string" office:string-value="  'stop animation'," calcext:value-type="string">
            <text:p><text:s text:c="2"/>'stop animation',</text:p>
          </table:table-cell>
        </table:table-row>
        <table:table-row table:style-name="ro1">
          <table:table-cell table:number-columns-repeated="2"/>
          <table:table-cell table:formula="of:=IF(ISBLANK([KonstantenListe.E12]);[KonstantenListe.H12];CONCATENATE(&quot;  '&quot;;[KonstantenListe.H12];&quot;',&quot;))" office:value-type="string" office:string-value="  'Schliessen'," calcext:value-type="string">
            <text:p><text:s text:c="2"/>'Schliessen',</text:p>
          </table:table-cell>
          <table:table-cell table:formula="of:=IF(ISBLANK([KonstantenListe.E12]);[KonstantenListe.I12];CONCATENATE(&quot;  '&quot;;[KonstantenListe.I12];&quot;',&quot;))" office:value-type="string" office:string-value="  'Close'," calcext:value-type="string">
            <text:p><text:s text:c="2"/>'Close',</text:p>
          </table:table-cell>
        </table:table-row>
        <table:table-row table:style-name="ro1">
          <table:table-cell table:number-columns-repeated="2"/>
          <table:table-cell table:formula="of:=IF(ISBLANK([KonstantenListe.E13]);[KonstantenListe.H13];CONCATENATE(&quot;  '&quot;;[KonstantenListe.H13];&quot;',&quot;))" office:value-type="string" office:string-value="  'Sortierverfahren'," calcext:value-type="string">
            <text:p><text:s text:c="2"/>'Sortierverfahren',</text:p>
          </table:table-cell>
          <table:table-cell table:formula="of:=IF(ISBLANK([KonstantenListe.E13]);[KonstantenListe.I13];CONCATENATE(&quot;  '&quot;;[KonstantenListe.I13];&quot;',&quot;))" office:value-type="string" office:string-value="  'Sort-Method'," calcext:value-type="string">
            <text:p><text:s text:c="2"/>'Sort-Method',</text:p>
          </table:table-cell>
        </table:table-row>
        <table:table-row table:style-name="ro1">
          <table:table-cell table:number-columns-repeated="2"/>
          <table:table-cell table:formula="of:=IF(ISBLANK([KonstantenListe.E14]);[KonstantenListe.H14];CONCATENATE(&quot;  '&quot;;[KonstantenListe.H14];&quot;',&quot;))" office:value-type="string" office:string-value="  'Auswahl der Listenart'," calcext:value-type="string">
            <text:p><text:s text:c="2"/>'Auswahl der Listenart',</text:p>
          </table:table-cell>
          <table:table-cell table:formula="of:=IF(ISBLANK([KonstantenListe.E14]);[KonstantenListe.I14];CONCATENATE(&quot;  '&quot;;[KonstantenListe.I14];&quot;',&quot;))" office:value-type="string" office:string-value="  'Choose art of list'," calcext:value-type="string">
            <text:p><text:s text:c="2"/>'Choose art of list',</text:p>
          </table:table-cell>
        </table:table-row>
        <table:table-row table:style-name="ro1">
          <table:table-cell table:number-columns-repeated="2"/>
          <table:table-cell table:formula="of:=IF(ISBLANK([KonstantenListe.E15]);[KonstantenListe.H15];CONCATENATE(&quot;  '&quot;;[KonstantenListe.H15];&quot;',&quot;))" office:value-type="string" office:string-value="  'neu zeichnen'," calcext:value-type="string">
            <text:p><text:s text:c="2"/>'neu zeichnen',</text:p>
          </table:table-cell>
          <table:table-cell table:formula="of:=IF(ISBLANK([KonstantenListe.E15]);[KonstantenListe.I15];CONCATENATE(&quot;  '&quot;;[KonstantenListe.I15];&quot;',&quot;))" office:value-type="string" office:string-value="  'repaint'," calcext:value-type="string">
            <text:p><text:s text:c="2"/>'repaint',</text:p>
          </table:table-cell>
        </table:table-row>
        <table:table-row table:style-name="ro1">
          <table:table-cell table:number-columns-repeated="2"/>
          <table:table-cell table:formula="of:=IF(ISBLANK([KonstantenListe.E16]);[KonstantenListe.H16];CONCATENATE(&quot;  '&quot;;[KonstantenListe.H16];&quot;',&quot;))" office:value-type="string" office:string-value="  'Diagramm löschen'," calcext:value-type="string">
            <text:p><text:s text:c="2"/>'Diagramm löschen',</text:p>
          </table:table-cell>
          <table:table-cell table:formula="of:=IF(ISBLANK([KonstantenListe.E16]);[KonstantenListe.I16];CONCATENATE(&quot;  '&quot;;[KonstantenListe.I16];&quot;',&quot;))" office:value-type="string" office:string-value="  'clear graphic'," calcext:value-type="string">
            <text:p><text:s text:c="2"/>'clear graphic',</text:p>
          </table:table-cell>
        </table:table-row>
        <table:table-row table:style-name="ro1">
          <table:table-cell table:number-columns-repeated="2"/>
          <table:table-cell table:formula="of:=IF(ISBLANK([KonstantenListe.E17]);[KonstantenListe.H17];CONCATENATE(&quot;  '&quot;;[KonstantenListe.H17];&quot;',&quot;))" office:value-type="string" office:string-value="  'Verzögerung'," calcext:value-type="string">
            <text:p><text:s text:c="2"/>'Verzögerung',</text:p>
          </table:table-cell>
          <table:table-cell table:formula="of:=IF(ISBLANK([KonstantenListe.E17]);[KonstantenListe.I17];CONCATENATE(&quot;  '&quot;;[KonstantenListe.I17];&quot;',&quot;))" office:value-type="string" office:string-value="  'delay'," calcext:value-type="string">
            <text:p><text:s text:c="2"/>'delay',</text:p>
          </table:table-cell>
        </table:table-row>
        <table:table-row table:style-name="ro1">
          <table:table-cell table:number-columns-repeated="2"/>
          <table:table-cell table:formula="of:=IF(ISBLANK([KonstantenListe.E18]);[KonstantenListe.H18];CONCATENATE(&quot;  '&quot;;[KonstantenListe.H18];&quot;',&quot;))" office:value-type="string" office:string-value="// SortUnitDefinitionen" calcext:value-type="string">
            <text:p>// SortUnitDefinitionen</text:p>
          </table:table-cell>
          <table:table-cell table:formula="of:=IF(ISBLANK([KonstantenListe.E18]);[KonstantenListe.I18];CONCATENATE(&quot;  '&quot;;[KonstantenListe.I18];&quot;',&quot;))" office:value-type="string" office:string-value="// SortUnitDefinitionen" calcext:value-type="string">
            <text:p>// SortUnitDefinitionen</text:p>
          </table:table-cell>
        </table:table-row>
        <table:table-row table:style-name="ro1">
          <table:table-cell table:number-columns-repeated="2"/>
          <table:table-cell table:formula="of:=IF(ISBLANK([KonstantenListe.E19]);[KonstantenListe.H19];CONCATENATE(&quot;  '&quot;;[KonstantenListe.H19];&quot;',&quot;))" office:value-type="string" office:string-value="  'inaktiv'," calcext:value-type="string">
            <text:p><text:s text:c="2"/>'inaktiv',</text:p>
          </table:table-cell>
          <table:table-cell table:formula="of:=IF(ISBLANK([KonstantenListe.E19]);[KonstantenListe.I19];CONCATENATE(&quot;  '&quot;;[KonstantenListe.I19];&quot;',&quot;))" office:value-type="string" office:string-value="  'inactive'," calcext:value-type="string">
            <text:p><text:s text:c="2"/>'inactive',</text:p>
          </table:table-cell>
        </table:table-row>
        <table:table-row table:style-name="ro1">
          <table:table-cell table:number-columns-repeated="2"/>
          <table:table-cell table:formula="of:=IF(ISBLANK([KonstantenListe.E20]);[KonstantenListe.H20];CONCATENATE(&quot;  '&quot;;[KonstantenListe.H20];&quot;',&quot;))" office:value-type="string" office:string-value="  'sortiert'," calcext:value-type="string">
            <text:p><text:s text:c="2"/>'sortiert',</text:p>
          </table:table-cell>
          <table:table-cell table:formula="of:=IF(ISBLANK([KonstantenListe.E20]);[KonstantenListe.I20];CONCATENATE(&quot;  '&quot;;[KonstantenListe.I20];&quot;',&quot;))" office:value-type="string" office:string-value="  'sorted'," calcext:value-type="string">
            <text:p><text:s text:c="2"/>'sorted',</text:p>
          </table:table-cell>
        </table:table-row>
        <table:table-row table:style-name="ro1">
          <table:table-cell table:number-columns-repeated="2"/>
          <table:table-cell table:formula="of:=IF(ISBLANK([KonstantenListe.E21]);[KonstantenListe.H21];CONCATENATE(&quot;  '&quot;;[KonstantenListe.H21];&quot;',&quot;))" office:value-type="string" office:string-value="  'vergleichen'," calcext:value-type="string">
            <text:p><text:s text:c="2"/>'vergleichen',</text:p>
          </table:table-cell>
          <table:table-cell table:formula="of:=IF(ISBLANK([KonstantenListe.E21]);[KonstantenListe.I21];CONCATENATE(&quot;  '&quot;;[KonstantenListe.I21];&quot;',&quot;))" office:value-type="string" office:string-value="  'compare'," calcext:value-type="string">
            <text:p><text:s text:c="2"/>'compare',</text:p>
          </table:table-cell>
        </table:table-row>
        <table:table-row table:style-name="ro1">
          <table:table-cell table:number-columns-repeated="2"/>
          <table:table-cell table:formula="of:=IF(ISBLANK([KonstantenListe.E22]);[KonstantenListe.H22];CONCATENATE(&quot;  '&quot;;[KonstantenListe.H22];&quot;',&quot;))" office:value-type="string" office:string-value="  'verschieben'," calcext:value-type="string">
            <text:p><text:s text:c="2"/>'verschieben',</text:p>
          </table:table-cell>
          <table:table-cell table:formula="of:=IF(ISBLANK([KonstantenListe.E22]);[KonstantenListe.I22];CONCATENATE(&quot;  '&quot;;[KonstantenListe.I22];&quot;',&quot;))" office:value-type="string" office:string-value="  'move'," calcext:value-type="string">
            <text:p><text:s text:c="2"/>'move',</text:p>
          </table:table-cell>
        </table:table-row>
        <table:table-row table:style-name="ro1">
          <table:table-cell table:number-columns-repeated="2"/>
          <table:table-cell table:formula="of:=IF(ISBLANK([KonstantenListe.E23]);[KonstantenListe.H23];CONCATENATE(&quot;  '&quot;;[KonstantenListe.H23];&quot;',&quot;))" office:value-type="string" office:string-value="  'merken'," calcext:value-type="string">
            <text:p><text:s text:c="2"/>'merken',</text:p>
          </table:table-cell>
          <table:table-cell table:formula="of:=IF(ISBLANK([KonstantenListe.E23]);[KonstantenListe.I23];CONCATENATE(&quot;  '&quot;;[KonstantenListe.I23];&quot;',&quot;))" office:value-type="string" office:string-value="  'notice'," calcext:value-type="string">
            <text:p><text:s text:c="2"/>'notice',</text:p>
          </table:table-cell>
        </table:table-row>
        <table:table-row table:style-name="ro1">
          <table:table-cell table:number-columns-repeated="2"/>
          <table:table-cell table:formula="of:=IF(ISBLANK([KonstantenListe.E24]);[KonstantenListe.H24];CONCATENATE(&quot;  '&quot;;[KonstantenListe.H24];&quot;',&quot;))" office:value-type="string" office:string-value="  'einfügen'," calcext:value-type="string">
            <text:p><text:s text:c="2"/>'einfügen',</text:p>
          </table:table-cell>
          <table:table-cell table:formula="of:=IF(ISBLANK([KonstantenListe.E24]);[KonstantenListe.I24];CONCATENATE(&quot;  '&quot;;[KonstantenListe.I24];&quot;',&quot;))" office:value-type="string" office:string-value="  'insert '," calcext:value-type="string">
            <text:p><text:s text:c="2"/>'insert ',</text:p>
          </table:table-cell>
        </table:table-row>
        <table:table-row table:style-name="ro1">
          <table:table-cell table:number-columns-repeated="2"/>
          <table:table-cell table:formula="of:=IF(ISBLANK([KonstantenListe.E25]);[KonstantenListe.H25];CONCATENATE(&quot;  '&quot;;[KonstantenListe.H25];&quot;',&quot;))" office:value-type="string" office:string-value="// SortUnitMain" calcext:value-type="string">
            <text:p>// SortUnitMain</text:p>
          </table:table-cell>
          <table:table-cell table:formula="of:=IF(ISBLANK([KonstantenListe.E25]);[KonstantenListe.I25];CONCATENATE(&quot;  '&quot;;[KonstantenListe.I25];&quot;',&quot;))" office:value-type="string" office:string-value="// SortUnitMain" calcext:value-type="string">
            <text:p>// SortUnitMain</text:p>
          </table:table-cell>
        </table:table-row>
        <table:table-row table:style-name="ro1">
          <table:table-cell table:number-columns-repeated="2"/>
          <table:table-cell table:formula="of:=IF(ISBLANK([KonstantenListe.E26]);[KonstantenListe.H26];CONCATENATE(&quot;  '&quot;;[KonstantenListe.H26];&quot;',&quot;))" office:value-type="string" office:string-value="  'Sortier-Demo'," calcext:value-type="string">
            <text:p><text:s text:c="2"/>'Sortier-Demo',</text:p>
          </table:table-cell>
          <table:table-cell table:formula="of:=IF(ISBLANK([KonstantenListe.E26]);[KonstantenListe.I26];CONCATENATE(&quot;  '&quot;;[KonstantenListe.I26];&quot;',&quot;))" office:value-type="string" office:string-value="  'Sorting Demo'," calcext:value-type="string">
            <text:p><text:s text:c="2"/>'Sorting Demo',</text:p>
          </table:table-cell>
        </table:table-row>
        <table:table-row table:style-name="ro1">
          <table:table-cell table:number-columns-repeated="2"/>
          <table:table-cell table:formula="of:=IF(ISBLANK([KonstantenListe.E27]);[KonstantenListe.H27];CONCATENATE(&quot;  '&quot;;[KonstantenListe.H27];&quot;',&quot;))" office:value-type="string" office:string-value="  'Sortierung auf linearen Listen'," calcext:value-type="string">
            <text:p><text:s text:c="2"/>'Sortierung auf linearen Listen',</text:p>
          </table:table-cell>
          <table:table-cell table:formula="of:=IF(ISBLANK([KonstantenListe.E27]);[KonstantenListe.I27];CONCATENATE(&quot;  '&quot;;[KonstantenListe.I27];&quot;',&quot;))" office:value-type="string" office:string-value="  'Sort on linear lists'," calcext:value-type="string">
            <text:p><text:s text:c="2"/>'Sort on linear lists',</text:p>
          </table:table-cell>
        </table:table-row>
        <table:table-row table:style-name="ro1">
          <table:table-cell table:number-columns-repeated="2"/>
          <table:table-cell table:formula="of:=IF(ISBLANK([KonstantenListe.E28]);[KonstantenListe.H28];CONCATENATE(&quot;  '&quot;;[KonstantenListe.H28];&quot;',&quot;))" office:value-type="string" office:string-value="  'Demo von Sortierverfahren'," calcext:value-type="string">
            <text:p><text:s text:c="2"/>'Demo von Sortierverfahren',</text:p>
          </table:table-cell>
          <table:table-cell table:formula="of:=IF(ISBLANK([KonstantenListe.E28]);[KonstantenListe.I28];CONCATENATE(&quot;  '&quot;;[KonstantenListe.I28];&quot;',&quot;))" office:value-type="string" office:string-value="  'Demo of sorting procedures'," calcext:value-type="string">
            <text:p><text:s text:c="2"/>'Demo of sorting procedures',</text:p>
          </table:table-cell>
        </table:table-row>
        <table:table-row table:style-name="ro1">
          <table:table-cell table:number-columns-repeated="2"/>
          <table:table-cell table:formula="of:=IF(ISBLANK([KonstantenListe.E29]);[KonstantenListe.H29];CONCATENATE(&quot;  '&quot;;[KonstantenListe.H29];&quot;',&quot;))" office:value-type="string" office:string-value="  'Zeitmessungen'," calcext:value-type="string">
            <text:p><text:s text:c="2"/>'Zeitmessungen',</text:p>
          </table:table-cell>
          <table:table-cell table:formula="of:=IF(ISBLANK([KonstantenListe.E29]);[KonstantenListe.I29];CONCATENATE(&quot;  '&quot;;[KonstantenListe.I29];&quot;',&quot;))" office:value-type="string" office:string-value="  'Time measurements'," calcext:value-type="string">
            <text:p><text:s text:c="2"/>'Time measurements',</text:p>
          </table:table-cell>
        </table:table-row>
        <table:table-row table:style-name="ro1">
          <table:table-cell table:number-columns-repeated="2"/>
          <table:table-cell table:formula="of:=IF(ISBLANK([KonstantenListe.E30]);[KonstantenListe.H30];CONCATENATE(&quot;  '&quot;;[KonstantenListe.H30];&quot;',&quot;))" office:value-type="string" office:string-value="  'Anzahl der Vergleiche'," calcext:value-type="string">
            <text:p><text:s text:c="2"/>'Anzahl der Vergleiche',</text:p>
          </table:table-cell>
          <table:table-cell table:formula="of:=IF(ISBLANK([KonstantenListe.E30]);[KonstantenListe.I30];CONCATENATE(&quot;  '&quot;;[KonstantenListe.I30];&quot;',&quot;))" office:value-type="string" office:string-value="  'Number of comparisons'," calcext:value-type="string">
            <text:p><text:s text:c="2"/>'Number of comparisons',</text:p>
          </table:table-cell>
        </table:table-row>
        <table:table-row table:style-name="ro1">
          <table:table-cell table:number-columns-repeated="2"/>
          <table:table-cell table:formula="of:=IF(ISBLANK([KonstantenListe.E31]);[KonstantenListe.H31];CONCATENATE(&quot;  '&quot;;[KonstantenListe.H31];&quot;',&quot;))" office:value-type="string" office:string-value="  'Anzahl der Verschiebungen'," calcext:value-type="string">
            <text:p><text:s text:c="2"/>'Anzahl der Verschiebungen',</text:p>
          </table:table-cell>
          <table:table-cell table:formula="of:=IF(ISBLANK([KonstantenListe.E31]);[KonstantenListe.I31];CONCATENATE(&quot;  '&quot;;[KonstantenListe.I31];&quot;',&quot;))" office:value-type="string" office:string-value="  'Number of shifts'," calcext:value-type="string">
            <text:p><text:s text:c="2"/>'Number of shifts',</text:p>
          </table:table-cell>
        </table:table-row>
        <table:table-row table:style-name="ro1">
          <table:table-cell table:number-columns-repeated="2"/>
          <table:table-cell table:formula="of:=IF(ISBLANK([KonstantenListe.E32]);[KonstantenListe.H32];CONCATENATE(&quot;  '&quot;;[KonstantenListe.H32];&quot;',&quot;))" office:value-type="string" office:string-value="  ' &quot;Kosten&quot; der Vergleiche und Verschiebungen'," calcext:value-type="string">
            <text:p><text:s text:c="2"/>' "Kosten" der Vergleiche und Verschiebungen',</text:p>
          </table:table-cell>
          <table:table-cell table:formula="of:=IF(ISBLANK([KonstantenListe.E32]);[KonstantenListe.I32];CONCATENATE(&quot;  '&quot;;[KonstantenListe.I32];&quot;',&quot;))" office:value-type="string" office:string-value="  '&quot;Costs“ of comparisons and shifts'," calcext:value-type="string">
            <text:p><text:s text:c="2"/>'"Costs“ of comparisons and shifts',</text:p>
          </table:table-cell>
        </table:table-row>
        <table:table-row table:style-name="ro1">
          <table:table-cell table:number-columns-repeated="2"/>
          <table:table-cell table:formula="of:=IF(ISBLANK([KonstantenListe.E33]);[KonstantenListe.H33];CONCATENATE(&quot;  '&quot;;[KonstantenListe.H33];&quot;',&quot;))" office:value-type="string" office:string-value="  'Sortierung von Stäben'," calcext:value-type="string">
            <text:p><text:s text:c="2"/>'Sortierung von Stäben',</text:p>
          </table:table-cell>
          <table:table-cell table:formula="of:=IF(ISBLANK([KonstantenListe.E33]);[KonstantenListe.I33];CONCATENATE(&quot;  '&quot;;[KonstantenListe.I33];&quot;',&quot;))" office:value-type="string" office:string-value="  'Sorting of bars'," calcext:value-type="string">
            <text:p><text:s text:c="2"/>'Sorting of bars',</text:p>
          </table:table-cell>
        </table:table-row>
        <table:table-row table:style-name="ro1">
          <table:table-cell table:number-columns-repeated="2"/>
          <table:table-cell table:formula="of:=IF(ISBLANK([KonstantenListe.E34]);[KonstantenListe.H34];CONCATENATE(&quot;  '&quot;;[KonstantenListe.H34];&quot;',&quot;))" office:value-type="string" office:string-value="  'Sortierung auf Bändern'," calcext:value-type="string">
            <text:p><text:s text:c="2"/>'Sortierung auf Bändern',</text:p>
          </table:table-cell>
          <table:table-cell table:formula="of:=IF(ISBLANK([KonstantenListe.E34]);[KonstantenListe.I34];CONCATENATE(&quot;  '&quot;;[KonstantenListe.I34];&quot;',&quot;))" office:value-type="string" office:string-value="  'Sorting on tapes'," calcext:value-type="string">
            <text:p><text:s text:c="2"/>'Sorting on tapes',</text:p>
          </table:table-cell>
        </table:table-row>
        <table:table-row table:style-name="ro1">
          <table:table-cell table:number-columns-repeated="2"/>
          <table:table-cell table:formula="of:=IF(ISBLANK([KonstantenListe.E35]);[KonstantenListe.H35];CONCATENATE(&quot;  '&quot;;[KonstantenListe.H35];&quot;',&quot;))" office:value-type="string" office:string-value="  'Demo zu einigen Sortieralgorithmen'," calcext:value-type="string">
            <text:p><text:s text:c="2"/>'Demo zu einigen Sortieralgorithmen',</text:p>
          </table:table-cell>
          <table:table-cell table:formula="of:=IF(ISBLANK([KonstantenListe.E35]);[KonstantenListe.I35];CONCATENATE(&quot;  '&quot;;[KonstantenListe.I35];&quot;',&quot;))" office:value-type="string" office:string-value="  'Demo to some sorting algorithms'," calcext:value-type="string">
            <text:p><text:s text:c="2"/>'Demo to some sorting algorithms',</text:p>
          </table:table-cell>
        </table:table-row>
        <table:table-row table:style-name="ro1">
          <table:table-cell table:number-columns-repeated="2"/>
          <table:table-cell table:formula="of:=IF(ISBLANK([KonstantenListe.E36]);[KonstantenListe.H36];CONCATENATE(&quot;  '&quot;;[KonstantenListe.H36];&quot;',&quot;))" office:value-type="string" office:string-value="  'Vergleich der Ausführungszeiten'," calcext:value-type="string">
            <text:p><text:s text:c="2"/>'Vergleich der Ausführungszeiten',</text:p>
          </table:table-cell>
          <table:table-cell table:formula="of:=IF(ISBLANK([KonstantenListe.E36]);[KonstantenListe.I36];CONCATENATE(&quot;  '&quot;;[KonstantenListe.I36];&quot;',&quot;))" office:value-type="string" office:string-value="  'Comparison of execution times'," calcext:value-type="string">
            <text:p><text:s text:c="2"/>'Comparison of execution times',</text:p>
          </table:table-cell>
        </table:table-row>
        <table:table-row table:style-name="ro1">
          <table:table-cell table:number-columns-repeated="2"/>
          <table:table-cell table:formula="of:=IF(ISBLANK([KonstantenListe.E37]);[KonstantenListe.H37];CONCATENATE(&quot;  '&quot;;[KonstantenListe.H37];&quot;',&quot;))" office:value-type="string" office:string-value="  'Bestimme Anzahl der Verschiebungen'," calcext:value-type="string">
            <text:p><text:s text:c="2"/>'Bestimme Anzahl der Verschiebungen',</text:p>
          </table:table-cell>
          <table:table-cell table:formula="of:=IF(ISBLANK([KonstantenListe.E37]);[KonstantenListe.I37];CONCATENATE(&quot;  '&quot;;[KonstantenListe.I37];&quot;',&quot;))" office:value-type="string" office:string-value="  'Determine the number of shifts'," calcext:value-type="string">
            <text:p><text:s text:c="2"/>'Determine the number of shifts',</text:p>
          </table:table-cell>
        </table:table-row>
        <table:table-row table:style-name="ro1">
          <table:table-cell table:number-columns-repeated="2"/>
          <table:table-cell table:formula="of:=IF(ISBLANK([KonstantenListe.E38]);[KonstantenListe.H38];CONCATENATE(&quot;  '&quot;;[KonstantenListe.H38];&quot;',&quot;))" office:value-type="string" office:string-value="  'Bestimme Anzahl der Vergleichen'," calcext:value-type="string">
            <text:p><text:s text:c="2"/>'Bestimme Anzahl der Vergleichen',</text:p>
          </table:table-cell>
          <table:table-cell table:formula="of:=IF(ISBLANK([KonstantenListe.E38]);[KonstantenListe.I38];CONCATENATE(&quot;  '&quot;;[KonstantenListe.I38];&quot;',&quot;))" office:value-type="string" office:string-value="  'Determine the number of comparisons'," calcext:value-type="string">
            <text:p><text:s text:c="2"/>'Determine the number of comparisons',</text:p>
          </table:table-cell>
        </table:table-row>
        <table:table-row table:style-name="ro1">
          <table:table-cell table:number-columns-repeated="2"/>
          <table:table-cell table:formula="of:=IF(ISBLANK([KonstantenListe.E39]);[KonstantenListe.H39];CONCATENATE(&quot;  '&quot;;[KonstantenListe.H39];&quot;',&quot;))" office:value-type="string" office:string-value="  'Bestimme die &quot;Kosten&quot;'," calcext:value-type="string">
            <text:p><text:s text:c="2"/>'Bestimme die "Kosten"',</text:p>
          </table:table-cell>
          <table:table-cell table:formula="of:=IF(ISBLANK([KonstantenListe.E39]);[KonstantenListe.I39];CONCATENATE(&quot;  '&quot;;[KonstantenListe.I39];&quot;',&quot;))" office:value-type="string" office:string-value="  'Determine the &quot;cost&quot;'," calcext:value-type="string">
            <text:p><text:s text:c="2"/>'Determine the "cost"',</text:p>
          </table:table-cell>
        </table:table-row>
        <table:table-row table:style-name="ro1">
          <table:table-cell table:number-columns-repeated="2"/>
          <table:table-cell table:formula="of:=IF(ISBLANK([KonstantenListe.E40]);[KonstantenListe.H40];CONCATENATE(&quot;  '&quot;;[KonstantenListe.H40];&quot;',&quot;))" office:value-type="string" office:string-value="  'Beispiel einer Bandsortierung'," calcext:value-type="string">
            <text:p><text:s text:c="2"/>'Beispiel einer Bandsortierung',</text:p>
          </table:table-cell>
          <table:table-cell table:formula="of:=IF(ISBLANK([KonstantenListe.E40]);[KonstantenListe.I40];CONCATENATE(&quot;  '&quot;;[KonstantenListe.I40];&quot;',&quot;))" office:value-type="string" office:string-value="  'Example of a band sorting'," calcext:value-type="string">
            <text:p><text:s text:c="2"/>'Example of a band sorting',</text:p>
          </table:table-cell>
        </table:table-row>
        <table:table-row table:style-name="ro1">
          <table:table-cell table:number-columns-repeated="2"/>
          <table:table-cell table:formula="of:=IF(ISBLANK([KonstantenListe.E41]);[KonstantenListe.H41];CONCATENATE(&quot;  '&quot;;[KonstantenListe.H41];&quot;',&quot;))" office:value-type="string" office:string-value="  'Zahlenfeld erzeugen'," calcext:value-type="string">
            <text:p><text:s text:c="2"/>'Zahlenfeld erzeugen',</text:p>
          </table:table-cell>
          <table:table-cell table:formula="of:=IF(ISBLANK([KonstantenListe.E41]);[KonstantenListe.I41];CONCATENATE(&quot;  '&quot;;[KonstantenListe.I41];&quot;',&quot;))" office:value-type="string" office:string-value="  'Create a number field'," calcext:value-type="string">
            <text:p><text:s text:c="2"/>'Create a number field',</text:p>
          </table:table-cell>
        </table:table-row>
        <table:table-row table:style-name="ro1">
          <table:table-cell table:number-columns-repeated="2"/>
          <table:table-cell table:formula="of:=IF(ISBLANK([KonstantenListe.E42]);[KonstantenListe.H42];CONCATENATE(&quot;  '&quot;;[KonstantenListe.H42];&quot;',&quot;))" office:value-type="string" office:string-value="  'ListenArt'," calcext:value-type="string">
            <text:p><text:s text:c="2"/>'ListenArt',</text:p>
          </table:table-cell>
          <table:table-cell table:formula="of:=IF(ISBLANK([KonstantenListe.E42]);[KonstantenListe.I42];CONCATENATE(&quot;  '&quot;;[KonstantenListe.I42];&quot;',&quot;))" office:value-type="string" office:string-value="  'List type'," calcext:value-type="string">
            <text:p><text:s text:c="2"/>'List type',</text:p>
          </table:table-cell>
        </table:table-row>
        <table:table-row table:style-name="ro1">
          <table:table-cell table:number-columns-repeated="2"/>
          <table:table-cell table:formula="of:=IF(ISBLANK([KonstantenListe.E43]);[KonstantenListe.H43];CONCATENATE(&quot;  '&quot;;[KonstantenListe.H43];&quot;',&quot;))" office:value-type="string" office:string-value="  'normal'," calcext:value-type="string">
            <text:p><text:s text:c="2"/>'normal',</text:p>
          </table:table-cell>
          <table:table-cell table:formula="of:=IF(ISBLANK([KonstantenListe.E43]);[KonstantenListe.I43];CONCATENATE(&quot;  '&quot;;[KonstantenListe.I43];&quot;',&quot;))" office:value-type="string" office:string-value="  'normal'," calcext:value-type="string">
            <text:p><text:s text:c="2"/>'normal',</text:p>
          </table:table-cell>
        </table:table-row>
        <table:table-row table:style-name="ro1">
          <table:table-cell table:number-columns-repeated="2"/>
          <table:table-cell table:formula="of:=IF(ISBLANK([KonstantenListe.E44]);[KonstantenListe.H44];CONCATENATE(&quot;  '&quot;;[KonstantenListe.H44];&quot;',&quot;))" office:value-type="string" office:string-value="  'ohne Doppel'," calcext:value-type="string">
            <text:p><text:s text:c="2"/>'ohne Doppel',</text:p>
          </table:table-cell>
          <table:table-cell table:formula="of:=IF(ISBLANK([KonstantenListe.E44]);[KonstantenListe.I44];CONCATENATE(&quot;  '&quot;;[KonstantenListe.I44];&quot;',&quot;))" office:value-type="string" office:string-value="  'without double'," calcext:value-type="string">
            <text:p><text:s text:c="2"/>'without double',</text:p>
          </table:table-cell>
        </table:table-row>
        <table:table-row table:style-name="ro1">
          <table:table-cell table:number-columns-repeated="2"/>
          <table:table-cell table:formula="of:=IF(ISBLANK([KonstantenListe.E45]);[KonstantenListe.H45];CONCATENATE(&quot;  '&quot;;[KonstantenListe.H45];&quot;',&quot;))" office:value-type="string" office:string-value="  'umgekehrt'," calcext:value-type="string">
            <text:p><text:s text:c="2"/>'umgekehrt',</text:p>
          </table:table-cell>
          <table:table-cell table:formula="of:=IF(ISBLANK([KonstantenListe.E45]);[KonstantenListe.I45];CONCATENATE(&quot;  '&quot;;[KonstantenListe.I45];&quot;',&quot;))" office:value-type="string" office:string-value="  'inverse sorted'," calcext:value-type="string">
            <text:p><text:s text:c="2"/>'inverse sorted',</text:p>
          </table:table-cell>
        </table:table-row>
        <table:table-row table:style-name="ro1">
          <table:table-cell table:number-columns-repeated="2"/>
          <table:table-cell table:formula="of:=IF(ISBLANK([KonstantenListe.E46]);[KonstantenListe.H46];CONCATENATE(&quot;  '&quot;;[KonstantenListe.H46];&quot;',&quot;))" office:value-type="string" office:string-value="  'Feldgröße'," calcext:value-type="string">
            <text:p><text:s text:c="2"/>'Feldgröße',</text:p>
          </table:table-cell>
          <table:table-cell table:formula="of:=IF(ISBLANK([KonstantenListe.E46]);[KonstantenListe.I46];CONCATENATE(&quot;  '&quot;;[KonstantenListe.I46];&quot;',&quot;))" office:value-type="string" office:string-value="  'field size'," calcext:value-type="string">
            <text:p><text:s text:c="2"/>'field size',</text:p>
          </table:table-cell>
        </table:table-row>
        <table:table-row table:style-name="ro1">
          <table:table-cell table:number-columns-repeated="2"/>
          <table:table-cell table:formula="of:=IF(ISBLANK([KonstantenListe.E47]);[KonstantenListe.H47];CONCATENATE(&quot;  '&quot;;[KonstantenListe.H47];&quot;',&quot;))" office:value-type="string" office:string-value="  'Farbauswahl'," calcext:value-type="string">
            <text:p><text:s text:c="2"/>'Farbauswahl',</text:p>
          </table:table-cell>
          <table:table-cell table:formula="of:=IF(ISBLANK([KonstantenListe.E47]);[KonstantenListe.I47];CONCATENATE(&quot;  '&quot;;[KonstantenListe.I47];&quot;',&quot;))" office:value-type="string" office:string-value="  'color selection'," calcext:value-type="string">
            <text:p><text:s text:c="2"/>'color selection',</text:p>
          </table:table-cell>
        </table:table-row>
        <table:table-row table:style-name="ro1">
          <table:table-cell table:number-columns-repeated="2"/>
          <table:table-cell table:formula="of:=IF(ISBLANK([KonstantenListe.E48]);[KonstantenListe.H48];CONCATENATE(&quot;  '&quot;;[KonstantenListe.H48];&quot;',&quot;))" office:value-type="string" office:string-value="  'Animationen schliessen'," calcext:value-type="string">
            <text:p><text:s text:c="2"/>'Animationen schliessen',</text:p>
          </table:table-cell>
          <table:table-cell table:formula="of:=IF(ISBLANK([KonstantenListe.E48]);[KonstantenListe.I48];CONCATENATE(&quot;  '&quot;;[KonstantenListe.I48];&quot;',&quot;))" office:value-type="string" office:string-value="  'close animations'," calcext:value-type="string">
            <text:p><text:s text:c="2"/>'close animations',</text:p>
          </table:table-cell>
        </table:table-row>
        <table:table-row table:style-name="ro1">
          <table:table-cell table:number-columns-repeated="2"/>
          <table:table-cell table:formula="of:=IF(ISBLANK([KonstantenListe.E49]);[KonstantenListe.H49];CONCATENATE(&quot;  '&quot;;[KonstantenListe.H49];&quot;',&quot;))" office:value-type="string" office:string-value="  'Programm beenden'," calcext:value-type="string">
            <text:p><text:s text:c="2"/>'Programm beenden',</text:p>
          </table:table-cell>
          <table:table-cell table:formula="of:=IF(ISBLANK([KonstantenListe.E49]);[KonstantenListe.I49];CONCATENATE(&quot;  '&quot;;[KonstantenListe.I49];&quot;',&quot;))" office:value-type="string" office:string-value="  'exit program '," calcext:value-type="string">
            <text:p><text:s text:c="2"/>'exit program ',</text:p>
          </table:table-cell>
        </table:table-row>
        <table:table-row table:style-name="ro1">
          <table:table-cell table:number-columns-repeated="2"/>
          <table:table-cell table:formula="of:=IF(ISBLANK([KonstantenListe.E50]);[KonstantenListe.H50];CONCATENATE(&quot;  '&quot;;[KonstantenListe.H50];&quot;',&quot;))" office:value-type="string" office:string-value="// SortUnitVerschiebungen" calcext:value-type="string">
            <text:p>// SortUnitVerschiebungen</text:p>
          </table:table-cell>
          <table:table-cell table:formula="of:=IF(ISBLANK([KonstantenListe.E50]);[KonstantenListe.I50];CONCATENATE(&quot;  '&quot;;[KonstantenListe.I50];&quot;',&quot;))" office:value-type="string" office:string-value="// SortUnitVerschiebungen" calcext:value-type="string">
            <text:p>// SortUnitVerschiebungen</text:p>
          </table:table-cell>
        </table:table-row>
        <table:table-row table:style-name="ro1">
          <table:table-cell table:number-columns-repeated="2"/>
          <table:table-cell table:formula="of:=IF(ISBLANK([KonstantenListe.E51]);[KonstantenListe.H51];CONCATENATE(&quot;  '&quot;;[KonstantenListe.H51];&quot;',&quot;))" office:value-type="string" office:string-value="  'in Abhängigkeit von der Listenlänge (Rechtsklick: Ausgleichsfunktion)'," calcext:value-type="string">
            <text:p><text:s text:c="2"/>'in Abhängigkeit von der Listenlänge (Rechtsklick: Ausgleichsfunktion)',</text:p>
          </table:table-cell>
          <table:table-cell table:formula="of:=IF(ISBLANK([KonstantenListe.E51]);[KonstantenListe.I51];CONCATENATE(&quot;  '&quot;;[KonstantenListe.I51];&quot;',&quot;))" office:value-type="string" office:string-value="  'depending on the length of the list (right-click: balancing function)'," calcext:value-type="string">
            <text:p><text:s text:c="2"/>'depending on the length of the list (right-click: balancing function)',</text:p>
          </table:table-cell>
        </table:table-row>
        <table:table-row table:style-name="ro1">
          <table:table-cell table:number-columns-repeated="2"/>
          <table:table-cell table:formula="of:=IF(ISBLANK([KonstantenListe.E52]);[KonstantenListe.H52];CONCATENATE(&quot;  '&quot;;[KonstantenListe.H52];&quot;',&quot;))" office:value-type="string" office:string-value="  'Kurve zeichnen?'," calcext:value-type="string">
            <text:p><text:s text:c="2"/>'Kurve zeichnen?',</text:p>
          </table:table-cell>
          <table:table-cell table:formula="of:=IF(ISBLANK([KonstantenListe.E52]);[KonstantenListe.I52];CONCATENATE(&quot;  '&quot;;[KonstantenListe.I52];&quot;',&quot;))" office:value-type="string" office:string-value="  'Draw curve?'," calcext:value-type="string">
            <text:p><text:s text:c="2"/>'Draw curve?',</text:p>
          </table:table-cell>
        </table:table-row>
        <table:table-row table:style-name="ro1">
          <table:table-cell table:number-columns-repeated="2"/>
          <table:table-cell table:formula="of:=IF(ISBLANK([KonstantenListe.E53]);[KonstantenListe.H53];CONCATENATE(&quot;  '&quot;;[KonstantenListe.H53];&quot;',&quot;))" office:value-type="string" office:string-value="  'Ausgleichskurve für'," calcext:value-type="string">
            <text:p><text:s text:c="2"/>'Ausgleichskurve für',</text:p>
          </table:table-cell>
          <table:table-cell table:formula="of:=IF(ISBLANK([KonstantenListe.E53]);[KonstantenListe.I53];CONCATENATE(&quot;  '&quot;;[KonstantenListe.I53];&quot;',&quot;))" office:value-type="string" office:string-value="  'regression curve for'," calcext:value-type="string">
            <text:p><text:s text:c="2"/>'regression curve for',</text:p>
          </table:table-cell>
        </table:table-row>
        <table:table-row table:style-name="ro1">
          <table:table-cell table:number-columns-repeated="2"/>
          <table:table-cell table:formula="of:=IF(ISBLANK([KonstantenListe.E54]);[KonstantenListe.H54];CONCATENATE(&quot;  '&quot;;[KonstantenListe.H54];&quot;',&quot;))" office:value-type="string" office:string-value="  'theoretische Funktion eingeben'," calcext:value-type="string">
            <text:p><text:s text:c="2"/>'theoretische Funktion eingeben',</text:p>
          </table:table-cell>
          <table:table-cell table:formula="of:=IF(ISBLANK([KonstantenListe.E54]);[KonstantenListe.I54];CONCATENATE(&quot;  '&quot;;[KonstantenListe.I54];&quot;',&quot;))" office:value-type="string" office:string-value="  'insert theoretical function'," calcext:value-type="string">
            <text:p><text:s text:c="2"/>'insert theoretical function',</text:p>
          </table:table-cell>
        </table:table-row>
        <table:table-row table:style-name="ro1">
          <table:table-cell table:number-columns-repeated="2"/>
          <table:table-cell table:formula="of:=IF(ISBLANK([KonstantenListe.E55]);[KonstantenListe.H55];CONCATENATE(&quot;  '&quot;;[KonstantenListe.H55];&quot;',&quot;))" office:value-type="string" office:string-value="  'Keine Kurve gefunden'," calcext:value-type="string">
            <text:p><text:s text:c="2"/>'Keine Kurve gefunden',</text:p>
          </table:table-cell>
          <table:table-cell table:formula="of:=IF(ISBLANK([KonstantenListe.E55]);[KonstantenListe.I55];CONCATENATE(&quot;  '&quot;;[KonstantenListe.I55];&quot;',&quot;))" office:value-type="string" office:string-value="  'No curve found'," calcext:value-type="string">
            <text:p><text:s text:c="2"/>'No curve found',</text:p>
          </table:table-cell>
        </table:table-row>
        <table:table-row table:style-name="ro1">
          <table:table-cell table:number-columns-repeated="2"/>
          <table:table-cell table:formula="of:=IF(ISBLANK([KonstantenListe.E56]);[KonstantenListe.H56];CONCATENATE(&quot;  '&quot;;[KonstantenListe.H56];&quot;',&quot;))" office:value-type="string" office:string-value="  'vergleiche ausgewählte Verfahren'," calcext:value-type="string">
            <text:p><text:s text:c="2"/>'vergleiche ausgewählte Verfahren',</text:p>
          </table:table-cell>
          <table:table-cell table:formula="of:=IF(ISBLANK([KonstantenListe.E56]);[KonstantenListe.I56];CONCATENATE(&quot;  '&quot;;[KonstantenListe.I56];&quot;',&quot;))" office:value-type="string" office:string-value="  'Compare selected procedures'," calcext:value-type="string">
            <text:p><text:s text:c="2"/>'Compare selected procedures',</text:p>
          </table:table-cell>
        </table:table-row>
        <table:table-row table:style-name="ro1">
          <table:table-cell table:number-columns-repeated="2"/>
          <table:table-cell table:formula="of:=IF(ISBLANK([KonstantenListe.E57]);[KonstantenListe.H57];CONCATENATE(&quot;  '&quot;;[KonstantenListe.H57];&quot;',&quot;))" office:value-type="string" office:string-value="  'Anzahl der Durchläufe'," calcext:value-type="string">
            <text:p><text:s text:c="2"/>'Anzahl der Durchläufe',</text:p>
          </table:table-cell>
          <table:table-cell table:formula="of:=IF(ISBLANK([KonstantenListe.E57]);[KonstantenListe.I57];CONCATENATE(&quot;  '&quot;;[KonstantenListe.I57];&quot;',&quot;))" office:value-type="string" office:string-value="  'Number of passages'," calcext:value-type="string">
            <text:p><text:s text:c="2"/>'Number of passages',</text:p>
          </table:table-cell>
        </table:table-row>
        <table:table-row table:style-name="ro1">
          <table:table-cell table:number-columns-repeated="2"/>
          <table:table-cell table:formula="of:=IF(ISBLANK([KonstantenListe.E58]);[KonstantenListe.H58];CONCATENATE(&quot;  '&quot;;[KonstantenListe.H58];&quot;',&quot;))" office:value-type="string" office:string-value="  'jeden anzeigen'," calcext:value-type="string">
            <text:p><text:s text:c="2"/>'jeden anzeigen',</text:p>
          </table:table-cell>
          <table:table-cell table:formula="of:=IF(ISBLANK([KonstantenListe.E58]);[KonstantenListe.I58];CONCATENATE(&quot;  '&quot;;[KonstantenListe.I58];&quot;',&quot;))" office:value-type="string" office:string-value="  'view each'," calcext:value-type="string">
            <text:p><text:s text:c="2"/>'view each',</text:p>
          </table:table-cell>
        </table:table-row>
        <table:table-row table:style-name="ro1">
          <table:table-cell table:number-columns-repeated="2"/>
          <table:table-cell table:formula="of:=IF(ISBLANK([KonstantenListe.E59]);[KonstantenListe.H59];CONCATENATE(&quot;  '&quot;;[KonstantenListe.H59];&quot;',&quot;))" office:value-type="string" office:string-value="  'max. Listenlänge'," calcext:value-type="string">
            <text:p><text:s text:c="2"/>'max. Listenlänge',</text:p>
          </table:table-cell>
          <table:table-cell table:formula="of:=IF(ISBLANK([KonstantenListe.E59]);[KonstantenListe.I59];CONCATENATE(&quot;  '&quot;;[KonstantenListe.I59];&quot;',&quot;))" office:value-type="string" office:string-value="  'max. list length '," calcext:value-type="string">
            <text:p><text:s text:c="2"/>'max. list length ',</text:p>
          </table:table-cell>
        </table:table-row>
        <table:table-row table:style-name="ro1">
          <table:table-cell table:number-columns-repeated="2"/>
          <table:table-cell table:formula="of:=IF(ISBLANK([KonstantenListe.E60]);[KonstantenListe.H60];CONCATENATE(&quot;  '&quot;;[KonstantenListe.H60];&quot;',&quot;))" office:value-type="string" office:string-value="  'Kostenverteilung'," calcext:value-type="string">
            <text:p><text:s text:c="2"/>'Kostenverteilung',</text:p>
          </table:table-cell>
          <table:table-cell table:formula="of:=IF(ISBLANK([KonstantenListe.E60]);[KonstantenListe.I60];CONCATENATE(&quot;  '&quot;;[KonstantenListe.I60];&quot;',&quot;))" office:value-type="string" office:string-value="  'Cost Distribution '," calcext:value-type="string">
            <text:p><text:s text:c="2"/>'Cost Distribution ',</text:p>
          </table:table-cell>
        </table:table-row>
        <table:table-row table:style-name="ro1">
          <table:table-cell table:number-columns-repeated="2"/>
          <table:table-cell table:formula="of:=IF(ISBLANK([KonstantenListe.E61]);[KonstantenListe.H61];CONCATENATE(&quot;  '&quot;;[KonstantenListe.H61];&quot;',&quot;))" office:value-type="string" office:string-value="// SortUnitZeiten" calcext:value-type="string">
            <text:p>// SortUnitZeiten</text:p>
          </table:table-cell>
          <table:table-cell table:formula="of:=IF(ISBLANK([KonstantenListe.E61]);[KonstantenListe.I61];CONCATENATE(&quot;  '&quot;;[KonstantenListe.I61];&quot;',&quot;))" office:value-type="string" office:string-value="// SortUnitTimes" calcext:value-type="string">
            <text:p>// SortUnitTimes</text:p>
          </table:table-cell>
        </table:table-row>
        <table:table-row table:style-name="ro1">
          <table:table-cell table:number-columns-repeated="2"/>
          <table:table-cell table:formula="of:=IF(ISBLANK([KonstantenListe.E62]);[KonstantenListe.H62];CONCATENATE(&quot;  '&quot;;[KonstantenListe.H62];&quot;',&quot;))" office:value-type="string" office:string-value="  'Sortierzeiten (mikroSekunden) in Abhängigkeit von der Listenlänge (Rechtsklick: Ausgleichsfunktion)'," calcext:value-type="string">
            <text:p><text:s text:c="2"/>'Sortierzeiten (mikroSekunden) in Abhängigkeit von der Listenlänge (Rechtsklick: Ausgleichsfunktion)',</text:p>
          </table:table-cell>
          <table:table-cell table:formula="of:=IF(ISBLANK([KonstantenListe.E62]);[KonstantenListe.I62];CONCATENATE(&quot;  '&quot;;[KonstantenListe.I62];&quot;',&quot;))" office:value-type="string" office:string-value="  'Sorting times (microseconds) as a function of the list length (right-hand click: balancing function)'," calcext:value-type="string">
            <text:p><text:s text:c="2"/>'Sorting times (microseconds) as a function of the list length (right-hand click: balancing function)',</text:p>
          </table:table-cell>
        </table:table-row>
        <table:table-row table:style-name="ro1">
          <table:table-cell table:number-columns-repeated="2"/>
          <table:table-cell table:formula="of:=IF(ISBLANK([KonstantenListe.E63]);[KonstantenListe.H63];CONCATENATE(&quot;  '&quot;;[KonstantenListe.H63];&quot;',&quot;))" office:value-type="string" office:string-value="  'Pause nach Zeitmessung (damit sich der Prozessor erholen kann)'," calcext:value-type="string">
            <text:p><text:s text:c="2"/>'Pause nach Zeitmessung (damit sich der Prozessor erholen kann)',</text:p>
          </table:table-cell>
          <table:table-cell table:formula="of:=IF(ISBLANK([KonstantenListe.E63]);[KonstantenListe.I63];CONCATENATE(&quot;  '&quot;;[KonstantenListe.I63];&quot;',&quot;))" office:value-type="string" office:string-value="  'Pause after time measurement (to allow the processor to recover)'," calcext:value-type="string">
            <text:p><text:s text:c="2"/>'Pause after time measurement (to allow the processor to recover)',</text:p>
          </table:table-cell>
        </table:table-row>
        <table:table-row table:style-name="ro1">
          <table:table-cell table:number-columns-repeated="2"/>
          <table:table-cell table:formula="of:=IF(ISBLANK([KonstantenListe.E64]);[KonstantenListe.H64];CONCATENATE(&quot;  '&quot;;[KonstantenListe.H64];&quot;',&quot;))" office:value-type="string" office:string-value="// SortUnitBand" calcext:value-type="string">
            <text:p>// SortUnitBand</text:p>
          </table:table-cell>
          <table:table-cell table:formula="of:=IF(ISBLANK([KonstantenListe.E64]);[KonstantenListe.I64];CONCATENATE(&quot;  '&quot;;[KonstantenListe.I64];&quot;',&quot;))" office:value-type="string" office:string-value="// SortUnitBand" calcext:value-type="string">
            <text:p>// SortUnitBand</text:p>
          </table:table-cell>
        </table:table-row>
        <table:table-row table:style-name="ro1">
          <table:table-cell table:number-columns-repeated="2"/>
          <table:table-cell table:formula="of:=IF(ISBLANK([KonstantenListe.E65]);[KonstantenListe.H65];CONCATENATE(&quot;  '&quot;;[KonstantenListe.H65];&quot;',&quot;))" office:value-type="string" office:string-value="  'Demo zur Sortierung von Bändern'," calcext:value-type="string">
            <text:p><text:s text:c="2"/>'Demo zur Sortierung von Bändern',</text:p>
          </table:table-cell>
          <table:table-cell table:formula="of:=IF(ISBLANK([KonstantenListe.E65]);[KonstantenListe.I65];CONCATENATE(&quot;  '&quot;;[KonstantenListe.I65];&quot;',&quot;))" office:value-type="string" office:string-value="  'Demo for the sorting on tapes'," calcext:value-type="string">
            <text:p><text:s text:c="2"/>'Demo for the sorting on tapes',</text:p>
          </table:table-cell>
        </table:table-row>
        <table:table-row table:style-name="ro1">
          <table:table-cell table:number-columns-repeated="2"/>
          <table:table-cell table:formula="of:=IF(ISBLANK([KonstantenListe.E66]);[KonstantenListe.H66];CONCATENATE(&quot;  '&quot;;[KonstantenListe.H66];&quot;',&quot;))" office:value-type="string" office:string-value="  'Splitte Zahlenfeld in 2 Bänder'," calcext:value-type="string">
            <text:p><text:s text:c="2"/>'Splitte Zahlenfeld in 2 Bänder',</text:p>
          </table:table-cell>
          <table:table-cell table:formula="of:=IF(ISBLANK([KonstantenListe.E66]);[KonstantenListe.I66];CONCATENATE(&quot;  '&quot;;[KonstantenListe.I66];&quot;',&quot;))" office:value-type="string" office:string-value="  'Splits the number field in 2 bands'," calcext:value-type="string">
            <text:p><text:s text:c="2"/>'Splits the number field in 2 bands',</text:p>
          </table:table-cell>
        </table:table-row>
        <table:table-row table:style-name="ro1">
          <table:table-cell table:number-columns-repeated="2"/>
          <table:table-cell table:formula="of:=IF(ISBLANK([KonstantenListe.E67]);[KonstantenListe.H67];CONCATENATE(&quot;  '&quot;;[KonstantenListe.H67];&quot;',&quot;))" office:value-type="string" office:string-value="  'max. Bandlänge:'," calcext:value-type="string">
            <text:p><text:s text:c="2"/>'max. Bandlänge:',</text:p>
          </table:table-cell>
          <table:table-cell table:formula="of:=IF(ISBLANK([KonstantenListe.E67]);[KonstantenListe.I67];CONCATENATE(&quot;  '&quot;;[KonstantenListe.I67];&quot;',&quot;))" office:value-type="string" office:string-value="  'max. Band length:'," calcext:value-type="string">
            <text:p><text:s text:c="2"/>'max. Band length:',</text:p>
          </table:table-cell>
        </table:table-row>
        <table:table-row table:style-name="ro1">
          <table:table-cell table:number-columns-repeated="2"/>
          <table:table-cell table:formula="of:=IF(ISBLANK([KonstantenListe.E68]);[KonstantenListe.H68];CONCATENATE(&quot;  '&quot;;[KonstantenListe.H68];&quot;',&quot;))" office:value-type="string" office:string-value="  'Heapgröße:'," calcext:value-type="string">
            <text:p><text:s text:c="2"/>'Heapgröße:',</text:p>
          </table:table-cell>
          <table:table-cell table:formula="of:=IF(ISBLANK([KonstantenListe.E68]);[KonstantenListe.I68];CONCATENATE(&quot;  '&quot;;[KonstantenListe.I68];&quot;',&quot;))" office:value-type="string" office:string-value="  'heap size:'," calcext:value-type="string">
            <text:p><text:s text:c="2"/>'heap size:',</text:p>
          </table:table-cell>
        </table:table-row>
        <table:table-row table:style-name="ro1">
          <table:table-cell table:number-columns-repeated="2"/>
          <table:table-cell table:formula="of:=IF(ISBLANK([KonstantenListe.E69]);[KonstantenListe.H69];CONCATENATE(&quot;  '&quot;;[KonstantenListe.H69];&quot;',&quot;))" office:value-type="string" office:string-value="  'Ein'," calcext:value-type="string">
            <text:p><text:s text:c="2"/>'Ein',</text:p>
          </table:table-cell>
          <table:table-cell table:formula="of:=IF(ISBLANK([KonstantenListe.E69]);[KonstantenListe.I69];CONCATENATE(&quot;  '&quot;;[KonstantenListe.I69];&quot;',&quot;))" office:value-type="string" office:string-value="  'input'," calcext:value-type="string">
            <text:p><text:s text:c="2"/>'input',</text:p>
          </table:table-cell>
        </table:table-row>
        <table:table-row table:style-name="ro1">
          <table:table-cell table:number-columns-repeated="2"/>
          <table:table-cell table:formula="of:=IF(ISBLANK([KonstantenListe.E70]);[KonstantenListe.H70];CONCATENATE(&quot;  '&quot;;[KonstantenListe.H70];&quot;',&quot;))" office:value-type="string" office:string-value="  'Aus'," calcext:value-type="string">
            <text:p><text:s text:c="2"/>'Aus',</text:p>
          </table:table-cell>
          <table:table-cell table:formula="of:=IF(ISBLANK([KonstantenListe.E70]);[KonstantenListe.I70];CONCATENATE(&quot;  '&quot;;[KonstantenListe.I70];&quot;',&quot;))" office:value-type="string" office:string-value="  'output'," calcext:value-type="string">
            <text:p><text:s text:c="2"/>'output',</text:p>
          </table:table-cell>
        </table:table-row>
        <table:table-row table:style-name="ro1">
          <table:table-cell table:number-columns-repeated="2"/>
          <table:table-cell table:formula="of:=IF(ISBLANK([KonstantenListe.E71]);[KonstantenListe.H71];CONCATENATE(&quot;  '&quot;;[KonstantenListe.H71];&quot;',&quot;))" office:value-type="string" office:string-value="  'Lauf'," calcext:value-type="string">
            <text:p><text:s text:c="2"/>'Lauf',</text:p>
          </table:table-cell>
          <table:table-cell table:formula="of:=IF(ISBLANK([KonstantenListe.E71]);[KonstantenListe.I71];CONCATENATE(&quot;  '&quot;;[KonstantenListe.I71];&quot;',&quot;))" office:value-type="string" office:string-value="  'Run'," calcext:value-type="string">
            <text:p><text:s text:c="2"/>'Run',</text:p>
          </table:table-cell>
        </table:table-row>
        <table:table-row table:style-name="ro1">
          <table:table-cell table:number-columns-repeated="2"/>
          <table:table-cell table:formula="of:=IF(ISBLANK([KonstantenListe.E72]);[KonstantenListe.H72];CONCATENATE(&quot;  '&quot;;[KonstantenListe.H72];&quot;',&quot;))" office:value-type="string" office:string-value="// SortUnitLineDemo" calcext:value-type="string">
            <text:p>// SortUnitLineDemo</text:p>
          </table:table-cell>
          <table:table-cell table:formula="of:=IF(ISBLANK([KonstantenListe.E72]);[KonstantenListe.I72];CONCATENATE(&quot;  '&quot;;[KonstantenListe.I72];&quot;',&quot;))" office:value-type="string" office:string-value="// SortUnitLineDemo" calcext:value-type="string">
            <text:p>// SortUnitLineDemo</text:p>
          </table:table-cell>
        </table:table-row>
        <table:table-row table:style-name="ro1">
          <table:table-cell table:number-columns-repeated="2"/>
          <table:table-cell table:formula="of:=IF(ISBLANK([KonstantenListe.E73]);[KonstantenListe.H73];CONCATENATE(&quot;  '&quot;;[KonstantenListe.H73];&quot;',&quot;))" office:value-type="string" office:string-value="  'Demo der Sortierverfahren mit graphischer Darstellung'," calcext:value-type="string">
            <text:p><text:s text:c="2"/>'Demo der Sortierverfahren mit graphischer Darstellung',</text:p>
          </table:table-cell>
          <table:table-cell table:formula="of:=IF(ISBLANK([KonstantenListe.E73]);[KonstantenListe.I73];CONCATENATE(&quot;  '&quot;;[KonstantenListe.I73];&quot;',&quot;))" office:value-type="string" office:string-value="  'Demo of the sorting process with graphical representation'," calcext:value-type="string">
            <text:p><text:s text:c="2"/>'Demo of the sorting process with graphical representation',</text:p>
          </table:table-cell>
        </table:table-row>
        <table:table-row table:style-name="ro1">
          <table:table-cell table:number-columns-repeated="2"/>
          <table:table-cell table:formula="of:=IF(ISBLANK([KonstantenListe.E74]);[KonstantenListe.H74];CONCATENATE(&quot;  '&quot;;[KonstantenListe.H74];&quot;',&quot;))" office:value-type="string" office:string-value="  'neue Liste erstellen'," calcext:value-type="string">
            <text:p><text:s text:c="2"/>'neue Liste erstellen',</text:p>
          </table:table-cell>
          <table:table-cell table:formula="of:=IF(ISBLANK([KonstantenListe.E74]);[KonstantenListe.I74];CONCATENATE(&quot;  '&quot;;[KonstantenListe.I74];&quot;',&quot;))" office:value-type="string" office:string-value="  'Create a new list'," calcext:value-type="string">
            <text:p><text:s text:c="2"/>'Create a new list',</text:p>
          </table:table-cell>
        </table:table-row>
        <table:table-row table:style-name="ro1">
          <table:table-cell table:number-columns-repeated="2"/>
          <table:table-cell table:formula="of:=IF(ISBLANK([KonstantenListe.E75]);[KonstantenListe.H75];CONCATENATE(&quot;  '&quot;;[KonstantenListe.H75];&quot;',&quot;))" office:value-type="string" office:string-value="// SortUnitListArtDlg" calcext:value-type="string">
            <text:p>// SortUnitListArtDlg</text:p>
          </table:table-cell>
          <table:table-cell table:formula="of:=IF(ISBLANK([KonstantenListe.E75]);[KonstantenListe.I75];CONCATENATE(&quot;  '&quot;;[KonstantenListe.I75];&quot;',&quot;))" office:value-type="string" office:string-value="// SortUnitListArtDlg" calcext:value-type="string">
            <text:p>// SortUnitListArtDlg</text:p>
          </table:table-cell>
        </table:table-row>
        <table:table-row table:style-name="ro1">
          <table:table-cell table:number-columns-repeated="2"/>
          <table:table-cell table:formula="of:=IF(ISBLANK([KonstantenListe.E76]);[KonstantenListe.H76];CONCATENATE(&quot;  '&quot;;[KonstantenListe.H76];&quot;',&quot;))" office:value-type="string" office:string-value="  'normale Zufallsliste'," calcext:value-type="string">
            <text:p><text:s text:c="2"/>'normale Zufallsliste',</text:p>
          </table:table-cell>
          <table:table-cell table:formula="of:=IF(ISBLANK([KonstantenListe.E76]);[KonstantenListe.I76];CONCATENATE(&quot;  '&quot;;[KonstantenListe.I76];&quot;',&quot;))" office:value-type="string" office:string-value="  'normal random list'," calcext:value-type="string">
            <text:p><text:s text:c="2"/>'normal random list',</text:p>
          </table:table-cell>
        </table:table-row>
        <table:table-row table:style-name="ro1">
          <table:table-cell table:number-columns-repeated="2"/>
          <table:table-cell table:formula="of:=IF(ISBLANK([KonstantenListe.E77]);[KonstantenListe.H77];CONCATENATE(&quot;  '&quot;;[KonstantenListe.H77];&quot;',&quot;))" office:value-type="string" office:string-value="  'Zufallsliste ohne Dopplungen'," calcext:value-type="string">
            <text:p><text:s text:c="2"/>'Zufallsliste ohne Dopplungen',</text:p>
          </table:table-cell>
          <table:table-cell table:formula="of:=IF(ISBLANK([KonstantenListe.E77]);[KonstantenListe.I77];CONCATENATE(&quot;  '&quot;;[KonstantenListe.I77];&quot;',&quot;))" office:value-type="string" office:string-value="  'random list without duplications'," calcext:value-type="string">
            <text:p><text:s text:c="2"/>'random list without duplications',</text:p>
          </table:table-cell>
        </table:table-row>
        <table:table-row table:style-name="ro1">
          <table:table-cell table:number-columns-repeated="2"/>
          <table:table-cell table:formula="of:=IF(ISBLANK([KonstantenListe.E78]);[KonstantenListe.H78];CONCATENATE(&quot;  '&quot;;[KonstantenListe.H78];&quot;',&quot;))" office:value-type="string" office:string-value="  'sortierte Liste'," calcext:value-type="string">
            <text:p><text:s text:c="2"/>'sortierte Liste',</text:p>
          </table:table-cell>
          <table:table-cell table:formula="of:=IF(ISBLANK([KonstantenListe.E78]);[KonstantenListe.I78];CONCATENATE(&quot;  '&quot;;[KonstantenListe.I78];&quot;',&quot;))" office:value-type="string" office:string-value="  'sorted list'," calcext:value-type="string">
            <text:p><text:s text:c="2"/>'sorted list',</text:p>
          </table:table-cell>
        </table:table-row>
        <table:table-row table:style-name="ro1">
          <table:table-cell table:number-columns-repeated="2"/>
          <table:table-cell table:formula="of:=IF(ISBLANK([KonstantenListe.E79]);[KonstantenListe.H79];CONCATENATE(&quot;  '&quot;;[KonstantenListe.H79];&quot;',&quot;))" office:value-type="string" office:string-value="  'umgekehrt sortierte Liste'," calcext:value-type="string">
            <text:p><text:s text:c="2"/>'umgekehrt sortierte Liste',</text:p>
          </table:table-cell>
          <table:table-cell table:formula="of:=IF(ISBLANK([KonstantenListe.E79]);[KonstantenListe.I79];CONCATENATE(&quot;  '&quot;;[KonstantenListe.I79];&quot;',&quot;))" office:value-type="string" office:string-value="  'inverse sorted list '," calcext:value-type="string">
            <text:p><text:s text:c="2"/>'inverse sorted list ',</text:p>
          </table:table-cell>
        </table:table-row>
        <table:table-row table:style-name="ro1">
          <table:table-cell table:number-columns-repeated="2"/>
          <table:table-cell table:formula="of:=IF(ISBLANK([KonstantenListe.E80]);[KonstantenListe.H80];CONCATENATE(&quot;  '&quot;;[KonstantenListe.H80];&quot;',&quot;))" office:value-type="string" office:string-value="// SortZahlenfeldDlg" calcext:value-type="string">
            <text:p>// SortZahlenfeldDlg</text:p>
          </table:table-cell>
          <table:table-cell table:formula="of:=IF(ISBLANK([KonstantenListe.E80]);[KonstantenListe.I80];CONCATENATE(&quot;  '&quot;;[KonstantenListe.I80];&quot;',&quot;))" office:value-type="string" office:string-value="// Sort number fieldDlg" calcext:value-type="string">
            <text:p>// Sort number fieldDlg</text:p>
          </table:table-cell>
        </table:table-row>
        <table:table-row table:style-name="ro1">
          <table:table-cell table:number-columns-repeated="2"/>
          <table:table-cell table:formula="of:=IF(ISBLANK([KonstantenListe.E81]);[KonstantenListe.H81];CONCATENATE(&quot;  '&quot;;[KonstantenListe.H81];&quot;',&quot;))" office:value-type="string" office:string-value="  'Zahlenfeld eingeben'," calcext:value-type="string">
            <text:p><text:s text:c="2"/>'Zahlenfeld eingeben',</text:p>
          </table:table-cell>
          <table:table-cell table:formula="of:=IF(ISBLANK([KonstantenListe.E81]);[KonstantenListe.I81];CONCATENATE(&quot;  '&quot;;[KonstantenListe.I81];&quot;',&quot;))" office:value-type="string" office:string-value="  'define integerr field'," calcext:value-type="string">
            <text:p><text:s text:c="2"/>'define integerr field',</text:p>
          </table:table-cell>
        </table:table-row>
        <table:table-row table:style-name="ro1">
          <table:table-cell table:number-columns-repeated="2"/>
          <table:table-cell table:formula="of:=IF(ISBLANK([KonstantenListe.E82]);[KonstantenListe.H82];CONCATENATE(&quot;  '&quot;;[KonstantenListe.H82];&quot;',&quot;))" office:value-type="string" office:string-value="  'Liste laden'," calcext:value-type="string">
            <text:p><text:s text:c="2"/>'Liste laden',</text:p>
          </table:table-cell>
          <table:table-cell table:formula="of:=IF(ISBLANK([KonstantenListe.E82]);[KonstantenListe.I82];CONCATENATE(&quot;  '&quot;;[KonstantenListe.I82];&quot;',&quot;))" office:value-type="string" office:string-value="  'load list'," calcext:value-type="string">
            <text:p><text:s text:c="2"/>'load list',</text:p>
          </table:table-cell>
        </table:table-row>
        <table:table-row table:style-name="ro1">
          <table:table-cell table:number-columns-repeated="2"/>
          <table:table-cell table:formula="of:=IF(ISBLANK([KonstantenListe.E83]);[KonstantenListe.H83];CONCATENATE(&quot;  '&quot;;[KonstantenListe.H83];&quot;',&quot;))" office:value-type="string" office:string-value="  'Liste speichern'," calcext:value-type="string">
            <text:p><text:s text:c="2"/>'Liste speichern',</text:p>
          </table:table-cell>
          <table:table-cell table:formula="of:=IF(ISBLANK([KonstantenListe.E83]);[KonstantenListe.I83];CONCATENATE(&quot;  '&quot;;[KonstantenListe.I83];&quot;',&quot;))" office:value-type="string" office:string-value="  'save list'," calcext:value-type="string">
            <text:p><text:s text:c="2"/>'save list',</text:p>
          </table:table-cell>
        </table:table-row>
        <table:table-row table:style-name="ro1">
          <table:table-cell table:number-columns-repeated="2"/>
          <table:table-cell table:formula="of:=IF(ISBLANK([KonstantenListe.E84]);[KonstantenListe.H84];CONCATENATE(&quot;  '&quot;;[KonstantenListe.H84];&quot;',&quot;))" office:value-type="string" office:string-value="// SortUnitAuswahlDlg" calcext:value-type="string">
            <text:p>// SortUnitAuswahlDlg</text:p>
          </table:table-cell>
          <table:table-cell table:formula="of:=IF(ISBLANK([KonstantenListe.E84]);[KonstantenListe.I84];CONCATENATE(&quot;  '&quot;;[KonstantenListe.I84];&quot;',&quot;))" office:value-type="string" office:string-value="// SortUnitSelectionDlg" calcext:value-type="string">
            <text:p>// SortUnitSelectionDlg</text:p>
          </table:table-cell>
        </table:table-row>
        <table:table-row table:style-name="ro1">
          <table:table-cell table:number-columns-repeated="2"/>
          <table:table-cell table:formula="of:=IF(ISBLANK([KonstantenListe.E85]);[KonstantenListe.H85];CONCATENATE(&quot;  '&quot;;[KonstantenListe.H85];&quot;',&quot;))" office:value-type="string" office:string-value="  'Sortierverfahren auswählen'," calcext:value-type="string">
            <text:p><text:s text:c="2"/>'Sortierverfahren auswählen',</text:p>
          </table:table-cell>
          <table:table-cell table:formula="of:=IF(ISBLANK([KonstantenListe.E85]);[KonstantenListe.I85];CONCATENATE(&quot;  '&quot;;[KonstantenListe.I85];&quot;',&quot;))" office:value-type="string" office:string-value="  'Select sorting procedure'," calcext:value-type="string">
            <text:p><text:s text:c="2"/>'Select sorting procedure',</text:p>
          </table:table-cell>
        </table:table-row>
        <table:table-row table:style-name="ro1">
          <table:table-cell table:number-columns-repeated="2"/>
          <table:table-cell table:formula="of:=IF(ISBLANK([KonstantenListe.E86]);[KonstantenListe.H86];CONCATENATE(&quot;  '&quot;;[KonstantenListe.H86];&quot;',&quot;))" office:value-type="string" office:string-value="  'alle markieren'," calcext:value-type="string">
            <text:p><text:s text:c="2"/>'alle markieren',</text:p>
          </table:table-cell>
          <table:table-cell table:formula="of:=IF(ISBLANK([KonstantenListe.E86]);[KonstantenListe.I86];CONCATENATE(&quot;  '&quot;;[KonstantenListe.I86];&quot;',&quot;))" office:value-type="string" office:string-value="  'Mark all'," calcext:value-type="string">
            <text:p><text:s text:c="2"/>'Mark all',</text:p>
          </table:table-cell>
        </table:table-row>
        <table:table-row table:style-name="ro1">
          <table:table-cell table:number-columns-repeated="2"/>
          <table:table-cell table:formula="of:=IF(ISBLANK([KonstantenListe.E87]);[KonstantenListe.H87];CONCATENATE(&quot;  '&quot;;[KonstantenListe.H87];&quot;',&quot;))" office:value-type="string" office:string-value="  'Markierung löschen'," calcext:value-type="string">
            <text:p><text:s text:c="2"/>'Markierung löschen',</text:p>
          </table:table-cell>
          <table:table-cell table:formula="of:=IF(ISBLANK([KonstantenListe.E87]);[KonstantenListe.I87];CONCATENATE(&quot;  '&quot;;[KonstantenListe.I87];&quot;',&quot;))" office:value-type="string" office:string-value="  'Delete the mark'," calcext:value-type="string">
            <text:p><text:s text:c="2"/>'Delete the mark',</text:p>
          </table:table-cell>
        </table:table-row>
        <table:table-row table:style-name="ro1">
          <table:table-cell table:number-columns-repeated="2"/>
          <table:table-cell table:formula="of:=IF(ISBLANK([KonstantenListe.E88]);[KonstantenListe.H88];CONCATENATE(&quot;  '&quot;;[KonstantenListe.H88];&quot;',&quot;))" office:value-type="string" office:string-value="// SortUnitFarbwahl_Demo" calcext:value-type="string">
            <text:p>// SortUnitFarbwahl_Demo</text:p>
          </table:table-cell>
          <table:table-cell table:formula="of:=IF(ISBLANK([KonstantenListe.E88]);[KonstantenListe.I88];CONCATENATE(&quot;  '&quot;;[KonstantenListe.I88];&quot;',&quot;))" office:value-type="string" office:string-value="// SortUnitFarCode_Demo" calcext:value-type="string">
            <text:p>// SortUnitFarCode_Demo</text:p>
          </table:table-cell>
        </table:table-row>
        <table:table-row table:style-name="ro1">
          <table:table-cell table:number-columns-repeated="2"/>
          <table:table-cell table:formula="of:=IF(ISBLANK([KonstantenListe.E89]);[KonstantenListe.H89];CONCATENATE(&quot;  '&quot;;[KonstantenListe.H89];&quot;',&quot;))" office:value-type="string" office:string-value="  'Farben bestimmen'," calcext:value-type="string">
            <text:p><text:s text:c="2"/>'Farben bestimmen',</text:p>
          </table:table-cell>
          <table:table-cell table:formula="of:=IF(ISBLANK([KonstantenListe.E89]);[KonstantenListe.I89];CONCATENATE(&quot;  '&quot;;[KonstantenListe.I89];&quot;',&quot;))" office:value-type="string" office:string-value="  'Colors'," calcext:value-type="string">
            <text:p><text:s text:c="2"/>'Colors',</text:p>
          </table:table-cell>
        </table:table-row>
        <table:table-row table:style-name="ro1">
          <table:table-cell table:number-columns-repeated="2"/>
          <table:table-cell table:formula="of:=IF(ISBLANK([KonstantenListe.E90]);[KonstantenListe.H90];CONCATENATE(&quot;  '&quot;;[KonstantenListe.H90];&quot;',&quot;))" office:value-type="string" office:string-value="  'Übernehmen'," calcext:value-type="string">
            <text:p><text:s text:c="2"/>'Übernehmen',</text:p>
          </table:table-cell>
          <table:table-cell table:formula="of:=IF(ISBLANK([KonstantenListe.E90]);[KonstantenListe.I90];CONCATENATE(&quot;  '&quot;;[KonstantenListe.I90];&quot;',&quot;))" office:value-type="string" office:string-value="  'apply'," calcext:value-type="string">
            <text:p><text:s text:c="2"/>'apply',</text:p>
          </table:table-cell>
        </table:table-row>
        <table:table-row table:style-name="ro1">
          <table:table-cell table:number-columns-repeated="2"/>
          <table:table-cell table:formula="of:=IF(ISBLANK([KonstantenListe.E91]);[KonstantenListe.H91];CONCATENATE(&quot;  '&quot;;[KonstantenListe.H91];&quot;',&quot;))" office:value-type="string" office:string-value="// SortUnitKostenDlg" calcext:value-type="string">
            <text:p>// SortUnitKostenDlg</text:p>
          </table:table-cell>
          <table:table-cell table:formula="of:=IF(ISBLANK([KonstantenListe.E91]);[KonstantenListe.I91];CONCATENATE(&quot;  '&quot;;[KonstantenListe.I91];&quot;',&quot;))" office:value-type="string" office:string-value="// SortUnitCostDlg" calcext:value-type="string">
            <text:p>// SortUnitCostDlg</text:p>
          </table:table-cell>
        </table:table-row>
        <table:table-row table:style-name="ro1">
          <table:table-cell table:number-columns-repeated="2"/>
          <table:table-cell table:formula="of:=IF(ISBLANK([KonstantenListe.E92]);[KonstantenListe.H92];CONCATENATE(&quot;  '&quot;;[KonstantenListe.H92];&quot;',&quot;))" office:value-type="string" office:string-value="  'Kostenfaktor festlegen'," calcext:value-type="string">
            <text:p><text:s text:c="2"/>'Kostenfaktor festlegen',</text:p>
          </table:table-cell>
          <table:table-cell table:formula="of:=IF(ISBLANK([KonstantenListe.E92]);[KonstantenListe.I92];CONCATENATE(&quot;  '&quot;;[KonstantenListe.I92];&quot;',&quot;))" office:value-type="string" office:string-value="  'Cost factor'," calcext:value-type="string">
            <text:p><text:s text:c="2"/>'Cost factor',</text:p>
          </table:table-cell>
        </table:table-row>
        <table:table-row table:style-name="ro1">
          <table:table-cell table:number-columns-repeated="2"/>
          <table:table-cell table:formula="of:=IF(ISBLANK([KonstantenListe.E93]);[KonstantenListe.H93];CONCATENATE(&quot;  '&quot;;[KonstantenListe.H93];&quot;',&quot;))" office:value-type="string" office:string-value="  'Vergleiche'," calcext:value-type="string">
            <text:p><text:s text:c="2"/>'Vergleiche',</text:p>
          </table:table-cell>
          <table:table-cell table:formula="of:=IF(ISBLANK([KonstantenListe.E93]);[KonstantenListe.I93];CONCATENATE(&quot;  '&quot;;[KonstantenListe.I93];&quot;',&quot;))" office:value-type="string" office:string-value="  'comparisons'," calcext:value-type="string">
            <text:p><text:s text:c="2"/>'comparisons',</text:p>
          </table:table-cell>
        </table:table-row>
        <table:table-row table:style-name="ro1">
          <table:table-cell table:number-columns-repeated="2"/>
          <table:table-cell table:formula="of:=IF(ISBLANK([KonstantenListe.E94]);[KonstantenListe.H94];CONCATENATE(&quot;  '&quot;;[KonstantenListe.H94];&quot;',&quot;))" office:value-type="string" office:string-value="  'Verschiebungen'," calcext:value-type="string">
            <text:p><text:s text:c="2"/>'Verschiebungen',</text:p>
          </table:table-cell>
          <table:table-cell table:formula="of:=IF(ISBLANK([KonstantenListe.E94]);[KonstantenListe.I94];CONCATENATE(&quot;  '&quot;;[KonstantenListe.I94];&quot;',&quot;))" office:value-type="string" office:string-value="  'shifts '," calcext:value-type="string">
            <text:p><text:s text:c="2"/>'shifts ',</text:p>
          </table:table-cell>
        </table:table-row>
        <table:table-row table:style-name="ro1">
          <table:table-cell table:number-columns-repeated="2"/>
          <table:table-cell table:formula="of:=IF(ISBLANK([KonstantenListe.E95]);[KonstantenListe.H95];CONCATENATE(&quot;  '&quot;;[KonstantenListe.H95];&quot;',&quot;))" office:value-type="string" office:string-value="//FunktionEditorDlg" calcext:value-type="string">
            <text:p>//FunktionEditorDlg</text:p>
          </table:table-cell>
          <table:table-cell table:formula="of:=IF(ISBLANK([KonstantenListe.E95]);[KonstantenListe.I95];CONCATENATE(&quot;  '&quot;;[KonstantenListe.I95];&quot;',&quot;))" office:value-type="string" office:string-value="//FunktionEditorDlg" calcext:value-type="string">
            <text:p>//FunktionEditorDlg</text:p>
          </table:table-cell>
        </table:table-row>
        <table:table-row table:style-name="ro1">
          <table:table-cell table:number-columns-repeated="2"/>
          <table:table-cell table:formula="of:=IF(ISBLANK([KonstantenListe.E96]);[KonstantenListe.H96];CONCATENATE(&quot;  '&quot;;[KonstantenListe.H96];&quot;',&quot;))" office:value-type="string" office:string-value="  'Fehler anzeigen'," calcext:value-type="string">
            <text:p><text:s text:c="2"/>'Fehler anzeigen',</text:p>
          </table:table-cell>
          <table:table-cell table:formula="of:=IF(ISBLANK([KonstantenListe.E96]);[KonstantenListe.I96];CONCATENATE(&quot;  '&quot;;[KonstantenListe.I96];&quot;',&quot;))" office:value-type="string" office:string-value="  'show error'," calcext:value-type="string">
            <text:p><text:s text:c="2"/>'show error',</text:p>
          </table:table-cell>
        </table:table-row>
        <table:table-row table:style-name="ro1">
          <table:table-cell table:number-columns-repeated="2"/>
          <table:table-cell table:formula="of:=IF(ISBLANK([KonstantenListe.E97]);[KonstantenListe.H97];CONCATENATE(&quot;  '&quot;;[KonstantenListe.H97];&quot;',&quot;))" office:value-type="string" office:string-value="  'Funktionseditor'," calcext:value-type="string">
            <text:p><text:s text:c="2"/>'Funktionseditor',</text:p>
          </table:table-cell>
          <table:table-cell table:formula="of:=IF(ISBLANK([KonstantenListe.E97]);[KonstantenListe.I97];CONCATENATE(&quot;  '&quot;;[KonstantenListe.I97];&quot;',&quot;))" office:value-type="string" office:string-value="  'edit function'," calcext:value-type="string">
            <text:p><text:s text:c="2"/>'edit function',</text:p>
          </table:table-cell>
        </table:table-row>
        <table:table-row table:style-name="ro1">
          <table:table-cell table:number-columns-repeated="2"/>
          <table:table-cell table:formula="of:=IF(ISBLANK([KonstantenListe.E98]);[KonstantenListe.H98];CONCATENATE(&quot;  '&quot;;[KonstantenListe.H98];&quot;',&quot;))" office:value-type="string" office:string-value="//SimpFunktion" calcext:value-type="string">
            <text:p>//SimpFunktion</text:p>
          </table:table-cell>
          <table:table-cell table:formula="of:=IF(ISBLANK([KonstantenListe.E98]);[KonstantenListe.I98];CONCATENATE(&quot;  '&quot;;[KonstantenListe.I98];&quot;',&quot;))" office:value-type="string" office:string-value="//SimpFunktion" calcext:value-type="string">
            <text:p>//SimpFunktion</text:p>
          </table:table-cell>
        </table:table-row>
        <table:table-row table:style-name="ro1">
          <table:table-cell table:number-columns-repeated="2"/>
          <table:table-cell table:formula="of:=IF(ISBLANK([KonstantenListe.E99]);[KonstantenListe.H99];CONCATENATE(&quot;  '&quot;;[KonstantenListe.H99];&quot;',&quot;))" office:value-type="string" office:string-value="  '( erwartet'," calcext:value-type="string">
            <text:p><text:s text:c="2"/>'( erwartet',</text:p>
          </table:table-cell>
          <table:table-cell table:formula="of:=IF(ISBLANK([KonstantenListe.E99]);[KonstantenListe.I99];CONCATENATE(&quot;  '&quot;;[KonstantenListe.I99];&quot;',&quot;))" office:value-type="string" office:string-value="  '( expected'," calcext:value-type="string">
            <text:p><text:s text:c="2"/>'( expected',</text:p>
          </table:table-cell>
        </table:table-row>
        <table:table-row table:style-name="ro1">
          <table:table-cell table:number-columns-repeated="2"/>
          <table:table-cell table:formula="of:=IF(ISBLANK([KonstantenListe.E100]);[KonstantenListe.H100];CONCATENATE(&quot;  '&quot;;[KonstantenListe.H100];&quot;',&quot;))" office:value-type="string" office:string-value="  ') erwartet'," calcext:value-type="string">
            <text:p><text:s text:c="2"/>') erwartet',</text:p>
          </table:table-cell>
          <table:table-cell table:formula="of:=IF(ISBLANK([KonstantenListe.E100]);[KonstantenListe.I100];CONCATENATE(&quot;  '&quot;;[KonstantenListe.I100];&quot;',&quot;))" office:value-type="string" office:string-value="  ') expected'," calcext:value-type="string">
            <text:p><text:s text:c="2"/>') expected',</text:p>
          </table:table-cell>
        </table:table-row>
        <table:table-row table:style-name="ro1">
          <table:table-cell table:number-columns-repeated="2"/>
          <table:table-cell table:formula="of:=IF(ISBLANK([KonstantenListe.E101]);[KonstantenListe.H101];CONCATENATE(&quot;  '&quot;;[KonstantenListe.H101];&quot;',&quot;))" office:value-type="string" office:string-value="  'Operator erwartet'," calcext:value-type="string">
            <text:p><text:s text:c="2"/>'Operator erwartet',</text:p>
          </table:table-cell>
          <table:table-cell table:formula="of:=IF(ISBLANK([KonstantenListe.E101]);[KonstantenListe.I101];CONCATENATE(&quot;  '&quot;;[KonstantenListe.I101];&quot;',&quot;))" office:value-type="string" office:string-value="  'operator expected'," calcext:value-type="string">
            <text:p><text:s text:c="2"/>'operator expected',</text:p>
          </table:table-cell>
        </table:table-row>
        <table:table-row table:style-name="ro1">
          <table:table-cell table:number-columns-repeated="2"/>
          <table:table-cell table:formula="of:=IF(ISBLANK([KonstantenListe.E102]);[KonstantenListe.H102];CONCATENATE(&quot;  '&quot;;[KonstantenListe.H102];&quot;',&quot;))" office:value-type="string" office:string-value="  '( oder Zahl oder n erwartet'," calcext:value-type="string">
            <text:p><text:s text:c="2"/>'( oder Zahl oder n erwartet',</text:p>
          </table:table-cell>
          <table:table-cell table:formula="of:=IF(ISBLANK([KonstantenListe.E102]);[KonstantenListe.I102];CONCATENATE(&quot;  '&quot;;[KonstantenListe.I102];&quot;',&quot;))" office:value-type="string" office:string-value="  '( or number or n expected'," calcext:value-type="string">
            <text:p><text:s text:c="2"/>'( or number or n expected',</text:p>
          </table:table-cell>
        </table:table-row>
        <table:table-row table:style-name="ro1">
          <table:table-cell table:number-columns-repeated="2"/>
          <table:table-cell table:formula="of:=IF(ISBLANK([KonstantenListe.E103]);[KonstantenListe.H103];CONCATENATE(&quot;  '&quot;;[KonstantenListe.H103];&quot;',&quot;))" office:value-type="string" office:string-value="  'unzulässige Eingabe'," calcext:value-type="string">
            <text:p><text:s text:c="2"/>'unzulässige Eingabe',</text:p>
          </table:table-cell>
          <table:table-cell table:formula="of:=IF(ISBLANK([KonstantenListe.E103]);[KonstantenListe.I103];CONCATENATE(&quot;  '&quot;;[KonstantenListe.I103];&quot;',&quot;))" office:value-type="string" office:string-value="  'input not allowed'," calcext:value-type="string">
            <text:p><text:s text:c="2"/>'input not allowed',</text:p>
          </table:table-cell>
        </table:table-row>
        <table:table-row table:style-name="ro1">
          <table:table-cell table:number-columns-repeated="2"/>
          <table:table-cell table:formula="of:=IF(ISBLANK([KonstantenListe.E104]);[KonstantenListe.H104];CONCATENATE(&quot;  '&quot;;[KonstantenListe.H104];&quot;',&quot;))" office:value-type="string" office:string-value="  'Zahl zu groß'," calcext:value-type="string">
            <text:p><text:s text:c="2"/>'Zahl zu groß',</text:p>
          </table:table-cell>
          <table:table-cell table:formula="of:=IF(ISBLANK([KonstantenListe.E104]);[KonstantenListe.I104];CONCATENATE(&quot;  '&quot;;[KonstantenListe.I104];&quot;',&quot;))" office:value-type="string" office:string-value="  'number too big'," calcext:value-type="string">
            <text:p><text:s text:c="2"/>'number too big',</text:p>
          </table:table-cell>
        </table:table-row>
        <table:table-row table:style-name="ro1">
          <table:table-cell table:number-columns-repeated="2"/>
          <table:table-cell table:formula="of:=IF(ISBLANK([KonstantenListe.E105]);[KonstantenListe.H105];CONCATENATE(&quot;  '&quot;;[KonstantenListe.H105];&quot;',&quot;))" office:value-type="string" office:string-value="  'keine Formel angegeben'," calcext:value-type="string">
            <text:p><text:s text:c="2"/>'keine Formel angegeben',</text:p>
          </table:table-cell>
          <table:table-cell table:formula="of:=IF(ISBLANK([KonstantenListe.E105]);[KonstantenListe.I105];CONCATENATE(&quot;  '&quot;;[KonstantenListe.I105];&quot;',&quot;))" office:value-type="string" office:string-value="  'no formula given'," calcext:value-type="string">
            <text:p><text:s text:c="2"/>'no formula given',</text:p>
          </table:table-cell>
        </table:table-row>
        <table:table-row table:style-name="ro1">
          <table:table-cell table:number-columns-repeated="2"/>
          <table:table-cell table:formula="of:=IF(ISBLANK([KonstantenListe.E106]);[KonstantenListe.H106];CONCATENATE(&quot;  '&quot;;[KonstantenListe.H106];&quot;',&quot;))" office:value-type="string" office:string-value="  'Formel nicht interpretiert'," calcext:value-type="string">
            <text:p><text:s text:c="2"/>'Formel nicht interpretiert',</text:p>
          </table:table-cell>
          <table:table-cell table:formula="of:=IF(ISBLANK([KonstantenListe.E106]);[KonstantenListe.I106];CONCATENATE(&quot;  '&quot;;[KonstantenListe.I106];&quot;',&quot;))" office:value-type="string" office:string-value="  'formula not interpreted'," calcext:value-type="string">
            <text:p><text:s text:c="2"/>'formula not interpreted',</text:p>
          </table:table-cell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 Niemeyer</meta:initial-creator>
    <meta:creation-date>2017-08-25T14:59:37.316000000</meta:creation-date>
    <dc:date>2023-12-20T18:39:33.049000000</dc:date>
    <dc:creator>H Niemeyer</dc:creator>
    <meta:editing-duration>PT10H3M49S</meta:editing-duration>
    <meta:editing-cycles>17</meta:editing-cycles>
    <meta:generator>LibreOffice/7.6.4.1$Windows_X86_64 LibreOffice_project/e19e193f88cd6c0525a17fb7a176ed8e6a3e2aa1</meta:generator>
    <meta:document-statistic meta:table-count="4" meta:cell-count="1301" meta:object-count="0"/>
  </office:meta>
</office:document-meta>
</file>